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Roboto" svg:font-family="Roboto"/>
  </office:font-face-decls>
  <office:automatic-styles>
    <style:style style:name="P1" style:family="paragraph" style:parent-style-name="Standard" style:master-page-name="Standard">
      <style:paragraph-properties fo:break-before="auto" fo:line-height="100%" fo:margin-top="0cm" style:writing-mode="lr-tb"/>
    </style:style>
    <style:style style:name="T1_1" style:family="text">
      <style:text-properties style:font-name="Roboto" fo:font-size="12pt" style:font-name-asian="Roboto" style:font-size-asian="12pt" style:font-name-complex="Roboto" style:font-size-complex="12pt"/>
    </style:style>
    <style:style style:name="T1_2" style:family="text">
      <style:text-properties style:font-name="Roboto" fo:font-size="12pt" style:font-name-asian="Roboto" style:font-size-asian="12pt" style:font-name-complex="Roboto" style:font-size-complex="12pt"/>
    </style:style>
    <style:style style:name="T1_3" style:family="text">
      <style:text-properties style:font-name="Roboto" fo:font-size="12pt" style:font-name-asian="Roboto" style:font-size-asian="12pt" style:font-name-complex="Roboto" style:font-size-complex="12pt"/>
    </style:style>
    <style:style style:name="T1_4" style:family="text">
      <style:text-properties style:font-name="Roboto" fo:font-size="12pt" style:font-name-asian="Roboto" style:font-size-asian="12pt" style:font-name-complex="Roboto" style:font-size-complex="12pt"/>
    </style:style>
    <style:style style:name="T1_5" style:family="text">
      <style:text-properties style:font-name="Roboto" fo:font-size="12pt" style:font-name-asian="Roboto" style:font-size-asian="12pt" style:font-name-complex="Roboto" style:font-size-complex="12pt"/>
    </style:style>
    <style:style style:name="T1_6" style:family="text">
      <style:text-properties style:font-name="Roboto" fo:font-size="12pt" style:font-name-asian="Roboto" style:font-size-asian="12pt" style:font-name-complex="Roboto" style:font-size-complex="12pt"/>
    </style:style>
    <style:style style:name="T1_7" style:family="text">
      <style:text-properties style:font-name="Roboto" fo:font-size="12pt" style:font-name-asian="Roboto" style:font-size-asian="12pt" style:font-name-complex="Roboto" style:font-size-complex="12pt"/>
    </style:style>
    <style:style style:name="P2" style:family="paragraph" style:parent-style-name="Standard">
      <style:paragraph-properties fo:break-before="auto" fo:line-height="100%" fo:margin-top="0.353cm" style:writing-mode="lr-tb"/>
    </style:style>
    <style:style style:name="T2_1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2_2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2_3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2_4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2_5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2_6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fo:margin-top="0cm" style:writing-mode="lr-tb"/>
    </style:style>
    <style:style style:name="T3_1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3_2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3_3" style:family="text">
      <style:text-properties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3_4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3_5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3_6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3_7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3_8" style:family="text">
      <style:text-properties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3_9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3_10" style:family="text">
      <style:text-properties fo:color="#000000" style:font-name="Roboto" fo:font-size="26pt" style:font-name-asian="Roboto" style:font-size-asian="26pt" style:font-name-complex="Roboto" style:font-size-complex="26pt" fo:font-weight="bold" style:font-weight-asian="bold" style:font-weight-complex="bold"/>
    </style:style>
    <style:style style:name="T3_11" style:family="text">
      <style:text-properties fo:color="#000000" style:font-name="Roboto" fo:font-size="36pt" style:font-name-asian="Roboto" style:font-size-asian="36pt" style:font-name-complex="Roboto" style:font-size-complex="36pt" fo:font-weight="bold" style:font-weight-asian="bold" style:font-weight-complex="bold"/>
    </style:style>
    <style:style style:name="P4" style:family="paragraph" style:parent-style-name="Standard">
      <style:paragraph-properties fo:break-before="auto" fo:line-height="100%" fo:margin-top="0cm" style:writing-mode="lr-tb"/>
    </style:style>
    <style:style style:name="T4_1" style:family="text">
      <style:text-properties style:font-name="Roboto" fo:font-size="12pt" style:font-name-asian="Roboto" style:font-size-asian="12pt" style:font-name-complex="Roboto" style:font-size-complex="12pt"/>
    </style:style>
    <style:style style:name="T4_2" style:family="text">
      <style:text-properties style:font-name="Roboto" fo:font-size="12pt" style:font-name-asian="Roboto" style:font-size-asian="12pt" style:font-name-complex="Roboto" style:font-size-complex="12pt"/>
    </style:style>
    <style:style style:name="T4_3" style:family="text">
      <style:text-properties style:font-name="Roboto" fo:font-size="12pt" style:font-name-asian="Roboto" style:font-size-asian="12pt" style:font-name-complex="Roboto" style:font-size-complex="12pt"/>
    </style:style>
    <style:style style:name="T4_4" style:family="text">
      <style:text-properties style:font-name="Roboto" fo:font-size="12pt" style:font-name-asian="Roboto" style:font-size-asian="12pt" style:font-name-complex="Roboto" style:font-size-complex="12pt"/>
    </style:style>
    <style:style style:name="T4_5" style:family="text">
      <style:text-properties style:font-name="Roboto" fo:font-size="12pt" style:font-name-asian="Roboto" style:font-size-asian="12pt" style:font-name-complex="Roboto" style:font-size-complex="12pt"/>
    </style:style>
    <style:style style:name="T4_6" style:family="text">
      <style:text-properties style:font-name="Roboto" fo:font-size="12pt" style:font-name-asian="Roboto" style:font-size-asian="12pt" style:font-name-complex="Roboto" style:font-size-complex="12pt"/>
    </style:style>
    <style:style style:name="T4_7" style:family="text">
      <style:text-properties style:font-name="Roboto" fo:font-size="12pt" style:font-name-asian="Roboto" style:font-size-asian="12pt" style:font-name-complex="Roboto" style:font-size-complex="12pt"/>
    </style:style>
    <style:style style:name="T4_8" style:family="text">
      <style:text-properties style:font-name="Roboto" fo:font-size="12pt" style:font-name-asian="Roboto" style:font-size-asian="12pt" style:font-name-complex="Roboto" style:font-size-complex="12pt"/>
    </style:style>
    <style:style style:name="T4_9" style:family="text">
      <style:text-properties style:font-name="Roboto" fo:font-size="12pt" style:font-name-asian="Roboto" style:font-size-asian="12pt" style:font-name-complex="Roboto" style:font-size-complex="12pt"/>
    </style:style>
    <style:style style:name="T4_10" style:family="text">
      <style:text-properties style:font-name="Roboto" fo:font-size="12pt" style:font-name-asian="Roboto" style:font-size-asian="12pt" style:font-name-complex="Roboto" style:font-size-complex="12pt"/>
    </style:style>
    <style:style style:name="T4_11" style:family="text">
      <style:text-properties style:font-name="Roboto" fo:font-size="12pt" style:font-name-asian="Roboto" style:font-size-asian="12pt" style:font-name-complex="Roboto" style:font-size-complex="12pt"/>
    </style:style>
    <style:style style:name="T4_12" style:family="text">
      <style:text-properties style:font-name="Roboto" fo:font-size="12pt" style:font-name-asian="Roboto" style:font-size-asian="12pt" style:font-name-complex="Roboto" style:font-size-complex="12pt"/>
    </style:style>
    <style:style style:name="T4_13" style:family="text">
      <style:text-properties style:font-name="Roboto" fo:font-size="12pt" style:font-name-asian="Roboto" style:font-size-asian="12pt" style:font-name-complex="Roboto" style:font-size-complex="12pt"/>
    </style:style>
    <style:style style:name="T4_14" style:family="text">
      <style:text-properties style:font-name="Roboto" fo:font-size="12pt" style:font-name-asian="Roboto" style:font-size-asian="12pt" style:font-name-complex="Roboto" style:font-size-complex="12pt"/>
    </style:style>
    <style:style style:name="T4_15" style:family="text">
      <style:text-properties style:font-name="Roboto" fo:font-size="12pt" style:font-name-asian="Roboto" style:font-size-asian="12pt" style:font-name-complex="Roboto" style:font-size-complex="12pt"/>
    </style:style>
    <style:style style:name="T4_16" style:family="text">
      <style:text-properties style:font-name="Roboto" fo:font-size="12pt" style:font-name-asian="Roboto" style:font-size-asian="12pt" style:font-name-complex="Roboto" style:font-size-complex="12pt"/>
    </style:style>
    <style:style style:name="T4_17" style:family="text">
      <style:text-properties style:font-name="Roboto" fo:font-size="12pt" style:font-name-asian="Roboto" style:font-size-asian="12pt" style:font-name-complex="Roboto" style:font-size-complex="12pt"/>
    </style:style>
    <style:style style:name="T4_18" style:family="text">
      <style:text-properties style:font-name="Roboto" fo:font-size="12pt" style:font-name-asian="Roboto" style:font-size-asian="12pt" style:font-name-complex="Roboto" style:font-size-complex="12pt"/>
    </style:style>
    <style:style style:name="T4_19" style:family="text">
      <style:text-properties style:font-name="Roboto" fo:font-size="12pt" style:font-name-asian="Roboto" style:font-size-asian="12pt" style:font-name-complex="Roboto" style:font-size-complex="12pt"/>
    </style:style>
    <style:style style:name="T4_20" style:family="text">
      <style:text-properties style:font-name="Roboto" fo:font-size="12pt" style:font-name-asian="Roboto" style:font-size-asian="12pt" style:font-name-complex="Roboto" style:font-size-complex="12pt"/>
    </style:style>
    <style:style style:name="T4_21" style:family="text">
      <style:text-properties style:font-name="Roboto" fo:font-size="12pt" style:font-name-asian="Roboto" style:font-size-asian="12pt" style:font-name-complex="Roboto" style:font-size-complex="12pt"/>
    </style:style>
    <style:style style:name="T4_22" style:family="text">
      <style:text-properties style:font-name="Roboto" fo:font-size="12pt" style:font-name-asian="Roboto" style:font-size-asian="12pt" style:font-name-complex="Roboto" style:font-size-complex="12pt"/>
    </style:style>
    <style:style style:name="T4_23" style:family="text">
      <style:text-properties style:font-name="Roboto" fo:font-size="12pt" style:font-name-asian="Roboto" style:font-size-asian="12pt" style:font-name-complex="Roboto" style:font-size-complex="12pt"/>
    </style:style>
    <style:style style:name="T4_24" style:family="text">
      <style:text-properties style:font-name="Roboto" fo:font-size="12pt" style:font-name-asian="Roboto" style:font-size-asian="12pt" style:font-name-complex="Roboto" style:font-size-complex="12pt"/>
    </style:style>
    <style:style style:name="T4_25" style:family="text">
      <style:text-properties style:font-name="Roboto" fo:font-size="12pt" style:font-name-asian="Roboto" style:font-size-asian="12pt" style:font-name-complex="Roboto" style:font-size-complex="12pt"/>
    </style:style>
    <style:style style:name="T4_26" style:family="text">
      <style:text-properties style:font-name="Roboto" fo:font-size="12pt" style:font-name-asian="Roboto" style:font-size-asian="12pt" style:font-name-complex="Roboto" style:font-size-complex="12pt"/>
    </style:style>
    <style:style style:name="T4_27" style:family="text">
      <style:text-properties style:font-name="Roboto" fo:font-size="12pt" style:font-name-asian="Roboto" style:font-size-asian="12pt" style:font-name-complex="Roboto" style:font-size-complex="12pt"/>
    </style:style>
    <style:style style:name="T4_28" style:family="text">
      <style:text-properties style:font-name="Roboto" fo:font-size="12pt" style:font-name-asian="Roboto" style:font-size-asian="12pt" style:font-name-complex="Roboto" style:font-size-complex="12pt"/>
    </style:style>
    <style:style style:name="P5" style:family="paragraph" style:parent-style-name="Standard">
      <style:paragraph-properties fo:break-before="auto" fo:line-height="100%" fo:margin-top="0.353cm" style:writing-mode="lr-tb"/>
    </style:style>
    <style:style style:name="T5_1" style:family="text">
      <style:text-properties style:font-name="Roboto" fo:font-size="18pt" style:font-name-asian="Roboto" style:font-size-asian="18pt" style:font-name-complex="Roboto" style:font-size-complex="18pt"/>
    </style:style>
    <style:style style:name="T5_2" style:family="text">
      <style:text-properties style:font-name="Roboto" fo:font-size="18pt" style:font-name-asian="Roboto" style:font-size-asian="18pt" style:font-name-complex="Roboto" style:font-size-complex="18pt"/>
    </style:style>
    <style:style style:name="T5_3" style:family="text">
      <style:text-properties style:font-name="Roboto" fo:font-size="18pt" style:font-name-asian="Roboto" style:font-size-asian="18pt" style:font-name-complex="Roboto" style:font-size-complex="18pt"/>
    </style:style>
    <style:style style:name="T5_4" style:family="text">
      <style:text-properties style:font-name="Roboto" fo:font-size="18pt" style:font-name-asian="Roboto" style:font-size-asian="18pt" style:font-name-complex="Roboto" style:font-size-complex="18pt"/>
    </style:style>
    <style:style style:name="T5_5" style:family="text">
      <style:text-properties style:font-name="Roboto" fo:font-size="18pt" style:font-name-asian="Roboto" style:font-size-asian="18pt" style:font-name-complex="Roboto" style:font-size-complex="18pt"/>
    </style:style>
    <style:style style:name="P6" style:family="paragraph" style:parent-style-name="Standard">
      <style:paragraph-properties fo:break-before="auto" fo:line-height="100%" fo:margin-top="0.353cm" style:writing-mode="lr-tb"/>
    </style:style>
    <style:style style:name="T6_1" style:family="text" style:parent-style-name="Standard"/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8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9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10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11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12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13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14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15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16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17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18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T7_19" style:family="text">
      <style:text-properties fo:color="#000000" style:font-name="Roboto" fo:font-size="12pt" style:font-name-asian="Roboto" style:font-size-asian="12pt" style:font-name-complex="Roboto" style:font-size-complex="12pt" fo:font-weight="normal" style:font-weight-asian="normal" style:font-weight-complex="normal"/>
    </style:style>
    <style:style style:name="P8" style:family="paragraph" style:parent-style-name="Standard">
      <style:paragraph-properties fo:break-before="auto" fo:line-height="100%" fo:margin-top="0cm" style:writing-mode="lr-tb"/>
      <style:text-properties style:font-name="Roboto" fo:font-size="16pt" style:font-name-asian="Roboto" style:font-size-asian="16pt" style:font-name-complex="Roboto" style:font-size-complex="16pt"/>
    </style:style>
    <style:style style:name="P9" style:family="paragraph" style:parent-style-name="Standard">
      <style:paragraph-properties fo:break-before="page" fo:line-height="100%" fo:margin-top="0cm" style:writing-mode="lr-tb"/>
    </style:style>
    <style:style style:name="T9_1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9_2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10" style:family="paragraph" style:parent-style-name="Standard">
      <style:paragraph-properties fo:break-before="auto" fo:line-height="100%" fo:margin-top="0cm" style:writing-mode="lr-tb"/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11" style:family="paragraph" style:parent-style-name="Standard">
      <style:paragraph-properties fo:break-before="auto" fo:line-height="150%" fo:margin-top="0cm" style:writing-mode="lr-tb"/>
    </style:style>
    <style:style style:name="T11_1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3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3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3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3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3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3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3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3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4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4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4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4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4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4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4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4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4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4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5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5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5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5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5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5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5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5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12_5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P13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4" style:family="paragraph" style:parent-style-name="Standard">
      <style:paragraph-properties fo:break-before="auto" fo:line-height="100%" fo:margin-top="0cm" style:writing-mode="lr-tb"/>
    </style:style>
    <style:style style:name="T14_1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4_2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5_19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5_20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5_21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16" style:family="paragraph" style:parent-style-name="Standard">
      <style:paragraph-properties fo:break-before="auto" fo:text-indent="1.249cm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7" style:family="paragraph" style:parent-style-name="Standard">
      <style:paragraph-properties fo:break-before="auto" fo:text-indent="1.249cm" fo:line-height="100%" fo:margin-top="0cm" style:writing-mode="lr-tb"/>
    </style:style>
    <style:style style:name="T17_1" style:family="text">
      <style:text-properties fo:color="#000000" style:font-name="Roboto" fo:font-size="12pt" style:font-name-asian="Roboto" style:font-size-asian="12pt" style:font-name-complex="Roboto" style:font-size-complex="12pt" fo:font-weight="bold" style:font-weight-asian="bold" style:font-weight-complex="bold"/>
    </style:style>
    <style:style style:name="T17_2" style:family="text">
      <style:text-properties fo:color="#000000" style:font-name="Roboto" fo:font-size="12pt" style:font-name-asian="Roboto" style:font-size-asian="12pt" style:font-name-complex="Roboto" style:font-size-complex="12pt" fo:font-weight="bold" style:font-weight-asian="bold" style:font-weight-complex="bold"/>
    </style:style>
    <style:style style:name="T17_3" style:family="text">
      <style:text-properties fo:color="#000000" style:font-name="Roboto" fo:font-size="12pt" style:font-name-asian="Roboto" style:font-size-asian="12pt" style:font-name-complex="Roboto" style:font-size-complex="12pt" fo:font-weight="bold" style:font-weight-asian="bold" style:font-weight-complex="bold"/>
    </style:style>
    <style:style style:name="T17_4" style:family="text">
      <style:text-properties style:font-name="Roboto" fo:font-size="12pt" style:font-name-asian="Roboto" style:font-size-asian="12pt" style:font-name-complex="Roboto" style:font-size-complex="12pt" fo:font-weight="bold" style:font-weight-asian="bold" style:font-weight-complex="bold"/>
    </style:style>
    <style:style style:name="T17_5" style:family="text">
      <style:text-properties style:font-name="Roboto" fo:font-size="12pt" style:font-name-asian="Roboto" style:font-size-asian="12pt" style:font-name-complex="Roboto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text-indent="1.249cm" fo:line-height="100%" fo:margin-top="0cm" style:writing-mode="lr-tb"/>
      <style:text-properties style:font-name="Roboto" fo:font-size="12pt" style:font-name-asian="Roboto" style:font-size-asian="12pt" style:font-name-complex="Roboto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50%" fo:margin-top="0cm" fo:margin-left="1.27cm" style:writing-mode="lr-tb"/>
    </style:style>
    <style:style style:name="T19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19" style:family="text">
      <style:text-properties style:font-name="Roboto" style:font-name-asian="Roboto" style:font-name-complex="Roboto"/>
    </style:style>
    <style:style style:name="T19_20" style:family="text">
      <style:text-properties style:font-name="Roboto" style:font-name-asian="Roboto" style:font-name-complex="Roboto"/>
    </style:style>
    <style:style style:name="T19_21" style:family="text">
      <style:text-properties style:font-name="Roboto" style:font-name-asian="Roboto" style:font-name-complex="Roboto"/>
    </style:style>
    <style:style style:name="T19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27" style:family="text">
      <style:text-properties style:font-name="Roboto" style:font-name-asian="Roboto" style:font-name-complex="Roboto"/>
    </style:style>
    <style:style style:name="T19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9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20" style:family="paragraph" style:parent-style-name="Standard">
      <style:paragraph-properties fo:break-before="auto" fo:text-indent="0cm" fo:line-height="150%" fo:margin-top="0cm" fo:margin-bottom="0cm" fo:margin-left="1.27cm" style:writing-mode="lr-tb"/>
    </style:style>
    <style:style style:name="T20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7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20_8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20_9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20_10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20_11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20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20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21" style:family="paragraph" style:parent-style-name="Heading_20_3">
      <style:paragraph-properties fo:break-before="auto" fo:text-indent="1.249cm" fo:line-height="150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text-indent="1.249cm" fo:line-height="150%" fo:margin-top="0cm" style:writing-mode="lr-tb"/>
      <style:text-properties style:font-name="Roboto" style:font-name-asian="Roboto" style:font-name-complex="Roboto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fo:margin-top="0cm" style:writing-mode="lr-tb"/>
    </style:style>
    <style:style style:name="T23_1" style:family="text">
      <style:text-properties style:font-name="Roboto" style:font-name-asian="Roboto" style:font-name-complex="Roboto" fo:font-weight="bold" style:font-weight-asian="bold" style:font-weight-complex="bold"/>
    </style:style>
    <style:style style:name="T23_2" style:family="text">
      <style:text-properties style:font-name="Roboto" style:font-name-asian="Roboto" style:font-name-complex="Roboto" fo:font-weight="bold" style:font-weight-asian="bold" style:font-weight-complex="bold"/>
    </style:style>
    <style:style style:name="T23_3" style:family="text">
      <style:text-properties style:font-name="Roboto" style:font-name-asian="Roboto" style:font-name-complex="Roboto" fo:font-weight="bold" style:font-weight-asian="bold" style:font-weight-complex="bold"/>
    </style:style>
    <style:style style:name="T23_4" style:family="text">
      <style:text-properties style:font-name="Roboto" style:font-name-asian="Roboto" style:font-name-complex="Roboto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50%" fo:margin-top="0cm" fo:margin-left="2.54cm" style:writing-mode="lr-tb"/>
    </style:style>
    <style:style style:name="T24_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1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1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1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1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1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1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1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1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1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1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2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2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4_2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P25" style:family="paragraph" style:parent-style-name="Standard">
      <style:paragraph-properties fo:break-before="auto" fo:line-height="150%" fo:margin-top="0cm" style:writing-mode="lr-tb"/>
    </style:style>
    <style:style style:name="T25_1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2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3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4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5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6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7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8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9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10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11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12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13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14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15" style:family="text">
      <style:text-properties style:font-name="Roboto" style:font-name-asian="Roboto" style:font-name-complex="Roboto" fo:font-weight="bold" style:font-weight-asian="bold" style:font-weight-complex="bold"/>
    </style:style>
    <style:style style:name="T25_16" style:family="text">
      <style:text-properties style:font-name="Roboto" style:font-name-asian="Roboto" style:font-name-complex="Roboto" fo:font-weight="bold" style:font-weight-asian="bold" style:font-weight-complex="bold"/>
    </style:style>
    <style:style style:name="P26" style:family="paragraph" style:parent-style-name="Standard">
      <style:paragraph-properties fo:break-before="auto" fo:line-height="150%" fo:margin-top="0cm" fo:margin-bottom="0cm" style:writing-mode="lr-tb"/>
    </style:style>
    <style:style style:name="T26_1" style:family="text">
      <style:text-properties style:font-name="Roboto" style:font-name-asian="Roboto" style:font-name-complex="Roboto" fo:font-weight="bold" style:font-weight-asian="bold" style:font-weight-complex="bold"/>
    </style:style>
    <style:style style:name="T26_2" style:family="text">
      <style:text-properties style:font-name="Roboto" style:font-name-asian="Roboto" style:font-name-complex="Roboto" fo:font-weight="bold" style:font-weight-asian="bold" style:font-weight-complex="bold"/>
    </style:style>
    <style:style style:name="T26_3" style:family="text">
      <style:text-properties style:font-name="Roboto" style:font-name-asian="Roboto" style:font-name-complex="Roboto" fo:font-weight="bold" style:font-weight-asian="bold" style:font-weight-complex="bold"/>
    </style:style>
    <style:style style:name="T26_4" style:family="text">
      <style:text-properties style:font-name="Roboto" style:font-name-asian="Roboto" style:font-name-complex="Roboto" fo:font-weight="bold" style:font-weight-asian="bold" style:font-weight-complex="bold"/>
    </style:style>
    <style:style style:name="T26_5" style:family="text">
      <style:text-properties style:font-name="Roboto" style:font-name-asian="Roboto" style:font-name-complex="Roboto" fo:font-weight="bold" style:font-weight-asian="bold" style:font-weight-complex="bold"/>
    </style:style>
    <style:style style:name="T26_6" style:family="text">
      <style:text-properties style:font-name="Roboto" style:font-name-asian="Roboto" style:font-name-complex="Roboto" fo:font-weight="bold" style:font-weight-asian="bold" style:font-weight-complex="bold"/>
    </style:style>
    <style:style style:name="T26_7" style:family="text">
      <style:text-properties style:font-name="Roboto" style:font-name-asian="Roboto" style:font-name-complex="Roboto" fo:font-weight="bold" style:font-weight-asian="bold" style:font-weight-complex="bold"/>
    </style:style>
    <style:style style:name="T26_8" style:family="text">
      <style:text-properties style:font-name="Roboto" style:font-name-asian="Roboto" style:font-name-complex="Roboto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50%" fo:margin-bottom="0cm" fo:margin-left="2.54cm" style:writing-mode="lr-tb"/>
    </style:style>
    <style:style style:name="T27_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1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1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1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1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1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1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1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1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1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1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2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3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4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5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5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5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5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5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5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7_5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P28" style:family="paragraph" style:parent-style-name="Heading_20_3">
      <style:paragraph-properties fo:break-before="auto" fo:text-indent="1.27cm" fo:line-height="150%" fo:margin-lef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>
      <style:text-properties fo:font-weight="normal" style:font-weight-asian="normal" style:font-weight-complex="normal"/>
    </style:style>
    <style:style style:name="P29" style:family="paragraph" style:parent-style-name="Standard">
      <style:paragraph-properties fo:break-before="auto" fo:text-indent="0cm" fo:line-height="150%" fo:margin-top="0.353cm" fo:margin-left="1.27cm" style:writing-mode="lr-tb"/>
    </style:style>
    <style:style style:name="T29_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1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1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1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1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1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1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1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1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1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1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2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5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6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7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8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39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40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41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42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43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T29_44" style:family="text">
      <style:text-properties fo:font-style="italic" style:font-style-asian="italic" style:font-style-complex="italic" style:font-name="Roboto" style:font-name-asian="Roboto" style:font-name-complex="Roboto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50%" fo:margin-top="0cm" fo:margin-left="1.27cm" style:writing-mode="lr-tb"/>
    </style:style>
    <style:style style:name="T30_1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0_2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0_3" style:family="text">
      <style:text-properties fo:font-style="italic" style:font-style-asian="italic" style:font-style-complex="italic" style:font-name="Roboto" style:font-name-asian="Roboto" style:font-name-complex="Roboto"/>
    </style:style>
    <style:style style:name="T30_4" style:family="text">
      <style:text-properties fo:font-style="italic" style:font-style-asian="italic" style:font-style-complex="italic" style:font-name="Roboto" style:font-name-asian="Roboto" style:font-name-complex="Roboto"/>
    </style:style>
    <style:style style:name="T30_5" style:family="text">
      <style:text-properties fo:font-style="italic" style:font-style-asian="italic" style:font-style-complex="italic" style:font-name="Roboto" style:font-name-asian="Roboto" style:font-name-complex="Roboto"/>
    </style:style>
    <style:style style:name="T30_6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0_7" style:family="text" style:parent-style-name="Standard"/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1_15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1_16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1_17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1_18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1_19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1_20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1_21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1_22" style:family="text" style:parent-style-name="Standard"/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20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21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22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23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24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25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26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27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28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29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30" style:family="text">
      <style:text-properties fo:font-style="italic" style:font-style-asian="italic" style:font-style-complex="italic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2_31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32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33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34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35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36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37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38" style:family="text">
      <style:text-properties style:font-name="Roboto" style:font-name-asian="Roboto" style:font-name-complex="Roboto" fo:font-weight="bold" style:font-weight-asian="bold" style:font-weight-complex="bold"/>
    </style:style>
    <style:style style:name="T32_39" style:family="text">
      <style:text-properties style:font-name="Roboto" style:font-name-asian="Roboto" style:font-name-complex="Roboto" fo:font-weight="bold" style:font-weight-asian="bold" style:font-weight-complex="bold"/>
    </style:style>
    <style:style style:name="T32_40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41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42" style:family="text">
      <style:text-properties style:font-name="Roboto" style:font-name-asian="Roboto" style:font-name-complex="Roboto" fo:font-weight="bold" style:font-weight-asian="bold" style:font-weight-complex="bold"/>
    </style:style>
    <style:style style:name="T32_43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44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45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46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47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48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49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50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51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52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53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54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55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56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57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58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2_59" style:family="text">
      <style:text-properties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50%" fo:margin-top="0.353cm" fo:margin-left="1.27cm" style:writing-mode="lr-tb"/>
    </style:style>
    <style:style style:name="T33_1" style:family="text">
      <style:text-properties style:font-name="Roboto" style:font-name-asian="Roboto" style:font-name-complex="Roboto"/>
    </style:style>
    <style:style style:name="T33_2" style:family="text">
      <style:text-properties style:font-name="Roboto" style:font-name-asian="Roboto" style:font-name-complex="Roboto"/>
    </style:style>
    <style:style style:name="T33_3" style:family="text">
      <style:text-properties style:font-name="Roboto" style:font-name-asian="Roboto" style:font-name-complex="Roboto"/>
    </style:style>
    <style:style style:name="T33_4" style:family="text">
      <style:text-properties style:font-name="Roboto" style:font-name-asian="Roboto" style:font-name-complex="Roboto"/>
    </style:style>
    <style:style style:name="T33_5" style:family="text">
      <style:text-properties style:font-name="Roboto" style:font-name-asian="Roboto" style:font-name-complex="Roboto"/>
    </style:style>
    <style:style style:name="T33_6" style:family="text">
      <style:text-properties style:font-name="Roboto" style:font-name-asian="Roboto" style:font-name-complex="Roboto"/>
    </style:style>
    <style:style style:name="T33_7" style:family="text">
      <style:text-properties style:font-name="Roboto" style:font-name-asian="Roboto" style:font-name-complex="Roboto"/>
    </style:style>
    <style:style style:name="T33_8" style:family="text">
      <style:text-properties style:font-name="Roboto" style:font-name-asian="Roboto" style:font-name-complex="Roboto"/>
    </style:style>
    <style:style style:name="T33_9" style:family="text">
      <style:text-properties style:font-name="Roboto" style:font-name-asian="Roboto" style:font-name-complex="Roboto"/>
    </style:style>
    <style:style style:name="T33_10" style:family="text">
      <style:text-properties style:font-name="Roboto" style:font-name-asian="Roboto" style:font-name-complex="Roboto"/>
    </style:style>
    <style:style style:name="T33_11" style:family="text">
      <style:text-properties style:font-name="Roboto" style:font-name-asian="Roboto" style:font-name-complex="Roboto"/>
    </style:style>
    <style:style style:name="T33_12" style:family="text">
      <style:text-properties style:font-name="Roboto" style:font-name-asian="Roboto" style:font-name-complex="Roboto"/>
    </style:style>
    <style:style style:name="T33_13" style:family="text">
      <style:text-properties style:font-name="Roboto" style:font-name-asian="Roboto" style:font-name-complex="Roboto"/>
    </style:style>
    <style:style style:name="T33_14" style:family="text">
      <style:text-properties style:font-name="Roboto" style:font-name-asian="Roboto" style:font-name-complex="Roboto"/>
    </style:style>
    <style:style style:name="T33_15" style:family="text">
      <style:text-properties style:font-name="Roboto" style:font-name-asian="Roboto" style:font-name-complex="Roboto"/>
    </style:style>
    <style:style style:name="T33_16" style:family="text">
      <style:text-properties style:font-name="Roboto" style:font-name-asian="Roboto" style:font-name-complex="Roboto"/>
    </style:style>
    <style:style style:name="T33_17" style:family="text">
      <style:text-properties style:font-name="Roboto" style:font-name-asian="Roboto" style:font-name-complex="Roboto"/>
    </style:style>
    <style:style style:name="T33_18" style:family="text">
      <style:text-properties style:font-name="Roboto" style:font-name-asian="Roboto" style:font-name-complex="Roboto"/>
    </style:style>
    <style:style style:name="T33_19" style:family="text">
      <style:text-properties style:font-name="Roboto" style:font-name-asian="Roboto" style:font-name-complex="Roboto"/>
    </style:style>
    <style:style style:name="T33_20" style:family="text">
      <style:text-properties style:font-name="Roboto" style:font-name-asian="Roboto" style:font-name-complex="Roboto"/>
    </style:style>
    <style:style style:name="T33_21" style:family="text">
      <style:text-properties style:font-name="Roboto" style:font-name-asian="Roboto" style:font-name-complex="Roboto"/>
    </style:style>
    <style:style style:name="T33_22" style:family="text">
      <style:text-properties style:font-name="Roboto" style:font-name-asian="Roboto" style:font-name-complex="Roboto"/>
    </style:style>
    <style:style style:name="T33_23" style:family="text">
      <style:text-properties style:font-name="Roboto" style:font-name-asian="Roboto" style:font-name-complex="Roboto"/>
    </style:style>
    <style:style style:name="T33_24" style:family="text">
      <style:text-properties style:font-name="Roboto" style:font-name-asian="Roboto" style:font-name-complex="Roboto"/>
    </style:style>
    <style:style style:name="T33_25" style:family="text">
      <style:text-properties style:font-name="Roboto" style:font-name-asian="Roboto" style:font-name-complex="Roboto"/>
    </style:style>
    <style:style style:name="T33_26" style:family="text">
      <style:text-properties style:font-name="Roboto" style:font-name-asian="Roboto" style:font-name-complex="Roboto"/>
    </style:style>
    <style:style style:name="T33_27" style:family="text">
      <style:text-properties style:font-name="Roboto" style:font-name-asian="Roboto" style:font-name-complex="Roboto"/>
    </style:style>
    <style:style style:name="T33_28" style:family="text">
      <style:text-properties style:font-name="Roboto" style:font-name-asian="Roboto" style:font-name-complex="Roboto"/>
    </style:style>
    <style:style style:name="T33_29" style:family="text">
      <style:text-properties style:font-name="Roboto" style:font-name-asian="Roboto" style:font-name-complex="Roboto"/>
    </style:style>
    <style:style style:name="T33_30" style:family="text">
      <style:text-properties style:font-name="Roboto" style:font-name-asian="Roboto" style:font-name-complex="Roboto"/>
    </style:style>
    <style:style style:name="T33_31" style:family="text">
      <style:text-properties style:font-name="Roboto" style:font-name-asian="Roboto" style:font-name-complex="Roboto"/>
    </style:style>
    <style:style style:name="T33_32" style:family="text">
      <style:text-properties style:font-name="Roboto" style:font-name-asian="Roboto" style:font-name-complex="Roboto"/>
    </style:style>
    <style:style style:name="T33_33" style:family="text">
      <style:text-properties style:font-name="Roboto" style:font-name-asian="Roboto" style:font-name-complex="Roboto"/>
    </style:style>
    <style:style style:name="T33_34" style:family="text">
      <style:text-properties style:font-name="Roboto" style:font-name-asian="Roboto" style:font-name-complex="Roboto"/>
    </style:style>
    <style:style style:name="T33_35" style:family="text">
      <style:text-properties style:font-name="Roboto" style:font-name-asian="Roboto" style:font-name-complex="Roboto"/>
    </style:style>
    <style:style style:name="T33_36" style:family="text">
      <style:text-properties style:font-name="Roboto" style:font-name-asian="Roboto" style:font-name-complex="Roboto"/>
    </style:style>
    <style:style style:name="T33_37" style:family="text">
      <style:text-properties style:font-name="Roboto" style:font-name-asian="Roboto" style:font-name-complex="Roboto"/>
    </style:style>
    <style:style style:name="T33_38" style:family="text">
      <style:text-properties style:font-name="Roboto" style:font-name-asian="Roboto" style:font-name-complex="Roboto"/>
    </style:style>
    <style:style style:name="P34" style:family="paragraph" style:parent-style-name="Standard">
      <style:paragraph-properties fo:break-before="auto" fo:text-indent="0cm" fo:line-height="150%" fo:margin-top="0.353cm" fo:margin-left="1.27cm" style:writing-mode="lr-tb"/>
    </style:style>
    <style:style style:name="T34_1" style:family="text">
      <style:text-properties style:font-name="Roboto" style:font-name-asian="Roboto" style:font-name-complex="Roboto"/>
    </style:style>
    <style:style style:name="T34_2" style:family="text">
      <style:text-properties style:font-name="Roboto" style:font-name-asian="Roboto" style:font-name-complex="Roboto"/>
    </style:style>
    <style:style style:name="T34_3" style:family="text">
      <style:text-properties style:font-name="Roboto" style:font-name-asian="Roboto" style:font-name-complex="Roboto"/>
    </style:style>
    <style:style style:name="T34_4" style:family="text">
      <style:text-properties style:font-name="Roboto" style:font-name-asian="Roboto" style:font-name-complex="Roboto"/>
    </style:style>
    <style:style style:name="T34_5" style:family="text">
      <style:text-properties style:font-name="Roboto" style:font-name-asian="Roboto" style:font-name-complex="Roboto"/>
    </style:style>
    <style:style style:name="T34_6" style:family="text">
      <style:text-properties style:font-name="Roboto" style:font-name-asian="Roboto" style:font-name-complex="Roboto"/>
    </style:style>
    <style:style style:name="T34_7" style:family="text">
      <style:text-properties style:font-name="Roboto" style:font-name-asian="Roboto" style:font-name-complex="Roboto"/>
    </style:style>
    <style:style style:name="T34_8" style:family="text">
      <style:text-properties style:font-name="Roboto" style:font-name-asian="Roboto" style:font-name-complex="Roboto"/>
    </style:style>
    <style:style style:name="T34_9" style:family="text">
      <style:text-properties style:font-name="Roboto" style:font-name-asian="Roboto" style:font-name-complex="Roboto"/>
    </style:style>
    <style:style style:name="T34_10" style:family="text">
      <style:text-properties style:font-name="Roboto" style:font-name-asian="Roboto" style:font-name-complex="Roboto"/>
    </style:style>
    <style:style style:name="T34_11" style:family="text">
      <style:text-properties style:font-name="Roboto" style:font-name-asian="Roboto" style:font-name-complex="Roboto"/>
    </style:style>
    <style:style style:name="T34_12" style:family="text">
      <style:text-properties style:font-name="Roboto" style:font-name-asian="Roboto" style:font-name-complex="Roboto"/>
    </style:style>
    <style:style style:name="T34_13" style:family="text">
      <style:text-properties style:font-name="Roboto" style:font-name-asian="Roboto" style:font-name-complex="Roboto"/>
    </style:style>
    <style:style style:name="T34_14" style:family="text">
      <style:text-properties style:font-name="Roboto" style:font-name-asian="Roboto" style:font-name-complex="Roboto"/>
    </style:style>
    <style:style style:name="T34_15" style:family="text">
      <style:text-properties style:font-name="Roboto" style:font-name-asian="Roboto" style:font-name-complex="Roboto"/>
    </style:style>
    <style:style style:name="T34_16" style:family="text">
      <style:text-properties style:font-name="Roboto" style:font-name-asian="Roboto" style:font-name-complex="Roboto"/>
    </style:style>
    <style:style style:name="T34_17" style:family="text">
      <style:text-properties style:font-name="Roboto" style:font-name-asian="Roboto" style:font-name-complex="Roboto"/>
    </style:style>
    <style:style style:name="T34_18" style:family="text">
      <style:text-properties style:font-name="Roboto" style:font-name-asian="Roboto" style:font-name-complex="Roboto"/>
    </style:style>
    <style:style style:name="T34_19" style:family="text">
      <style:text-properties style:font-name="Roboto" style:font-name-asian="Roboto" style:font-name-complex="Roboto"/>
    </style:style>
    <style:style style:name="T34_20" style:family="text">
      <style:text-properties style:font-name="Roboto" style:font-name-asian="Roboto" style:font-name-complex="Roboto"/>
    </style:style>
    <style:style style:name="T34_21" style:family="text">
      <style:text-properties style:font-name="Roboto" style:font-name-asian="Roboto" style:font-name-complex="Roboto"/>
    </style:style>
    <style:style style:name="T34_22" style:family="text">
      <style:text-properties style:font-name="Roboto" style:font-name-asian="Roboto" style:font-name-complex="Roboto"/>
    </style:style>
    <style:style style:name="T34_23" style:family="text">
      <style:text-properties style:font-name="Roboto" style:font-name-asian="Roboto" style:font-name-complex="Roboto"/>
    </style:style>
    <style:style style:name="T34_24" style:family="text">
      <style:text-properties style:font-name="Roboto" style:font-name-asian="Roboto" style:font-name-complex="Roboto"/>
    </style:style>
    <style:style style:name="T34_25" style:family="text">
      <style:text-properties style:font-name="Roboto" style:font-name-asian="Roboto" style:font-name-complex="Roboto"/>
    </style:style>
    <style:style style:name="T34_26" style:family="text">
      <style:text-properties style:font-name="Roboto" style:font-name-asian="Roboto" style:font-name-complex="Roboto"/>
    </style:style>
    <style:style style:name="T34_27" style:family="text">
      <style:text-properties style:font-name="Roboto" style:font-name-asian="Roboto" style:font-name-complex="Roboto"/>
    </style:style>
    <style:style style:name="T34_28" style:family="text">
      <style:text-properties style:font-name="Roboto" style:font-name-asian="Roboto" style:font-name-complex="Roboto"/>
    </style:style>
    <style:style style:name="T34_29" style:family="text">
      <style:text-properties style:font-name="Roboto" style:font-name-asian="Roboto" style:font-name-complex="Roboto"/>
    </style:style>
    <style:style style:name="T34_30" style:family="text">
      <style:text-properties style:font-name="Roboto" style:font-name-asian="Roboto" style:font-name-complex="Roboto"/>
    </style:style>
    <style:style style:name="T34_31" style:family="text">
      <style:text-properties style:font-name="Roboto" style:font-name-asian="Roboto" style:font-name-complex="Roboto"/>
    </style:style>
    <style:style style:name="T34_32" style:family="text">
      <style:text-properties style:font-name="Roboto" style:font-name-asian="Roboto" style:font-name-complex="Roboto"/>
    </style:style>
    <style:style style:name="T34_33" style:family="text">
      <style:text-properties style:font-name="Roboto" style:font-name-asian="Roboto" style:font-name-complex="Roboto"/>
    </style:style>
    <style:style style:name="T34_34" style:family="text">
      <style:text-properties style:font-name="Roboto" style:font-name-asian="Roboto" style:font-name-complex="Roboto"/>
    </style:style>
    <style:style style:name="T34_35" style:family="text">
      <style:text-properties style:font-name="Roboto" style:font-name-asian="Roboto" style:font-name-complex="Roboto"/>
    </style:style>
    <style:style style:name="T34_36" style:family="text">
      <style:text-properties style:font-name="Roboto" style:font-name-asian="Roboto" style:font-name-complex="Roboto"/>
    </style:style>
    <style:style style:name="T34_37" style:family="text">
      <style:text-properties style:font-name="Roboto" style:font-name-asian="Roboto" style:font-name-complex="Roboto"/>
    </style:style>
    <style:style style:name="T34_38" style:family="text">
      <style:text-properties style:font-name="Roboto" style:font-name-asian="Roboto" style:font-name-complex="Roboto"/>
    </style:style>
    <style:style style:name="T34_39" style:family="text">
      <style:text-properties style:font-name="Roboto" style:font-name-asian="Roboto" style:font-name-complex="Roboto"/>
    </style:style>
    <style:style style:name="T34_40" style:family="text">
      <style:text-properties style:font-name="Roboto" style:font-name-asian="Roboto" style:font-name-complex="Roboto"/>
    </style:style>
    <style:style style:name="P35" style:family="paragraph" style:parent-style-name="Standard">
      <style:paragraph-properties fo:break-before="auto" fo:text-indent="0cm" fo:line-height="150%" fo:margin-top="0.353cm" fo:margin-left="1.27cm" style:writing-mode="lr-tb"/>
    </style:style>
    <style:style style:name="T35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51" style:family="text">
      <style:text-properties style:font-name="Roboto" style:font-name-asian="Roboto" style:font-name-complex="Roboto"/>
    </style:style>
    <style:style style:name="T35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5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5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35_5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36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37" style:family="paragraph" style:parent-style-name="Standard">
      <style:paragraph-properties fo:break-before="auto" fo:text-indent="1.27cm" fo:line-height="100%" fo:margin-top="0cm" style:writing-mode="lr-tb"/>
    </style:style>
    <style:style style:name="T37_1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7_2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7_3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7_4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7_5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7_6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7_7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7_8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7_9" style:family="text" style:parent-style-name="Standard"/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font-name="Roboto" style:font-name-asian="Roboto" style:font-name-complex="Roboto" fo:font-weight="bold" style:font-weight-asian="bold" style:font-weight-complex="bold"/>
    </style:style>
    <style:style style:name="T38_15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8_16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8_17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8_18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8_19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38_20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40" style:family="paragraph" style:parent-style-name="Standard">
      <style:paragraph-properties fo:break-before="auto" fo:text-indent="0cm" fo:line-height="100%" fo:margin-top="0cm" fo:margin-left="1.27cm" style:writing-mode="lr-tb"/>
    </style:style>
    <style:style style:name="T40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5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6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6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6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6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6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6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6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6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0_6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41" style:family="paragraph" style:parent-style-name="Standard">
      <style:paragraph-properties fo:break-before="auto" fo:text-indent="0cm" fo:line-height="100%" fo:margin-top="0cm" fo:margin-bottom="0cm" fo:margin-left="1.27cm" style:writing-mode="lr-tb"/>
      <style:text-properties style:font-name="Roboto" style:font-name-asian="Roboto" style:font-name-complex="Roboto"/>
    </style:style>
    <style:style style:name="P42" style:family="paragraph" style:parent-style-name="Standard">
      <style:paragraph-properties fo:break-before="auto" fo:text-indent="0cm" fo:line-height="100%" fo:margin-bottom="0.138cm" fo:margin-left="1.27cm" style:writing-mode="lr-tb"/>
    </style:style>
    <style:style style:name="T42_1" style:family="text">
      <style:text-properties style:font-name="Roboto" fo:font-size="10pt" style:font-name-asian="Roboto" style:font-size-asian="10pt" style:font-name-complex="Roboto" style:font-size-complex="10pt"/>
    </style:style>
    <style:style style:name="T42_2" style:family="text">
      <style:text-properties style:font-name="Roboto" fo:font-size="10pt" style:font-name-asian="Roboto" style:font-size-asian="10pt" style:font-name-complex="Roboto" style:font-size-complex="10pt"/>
    </style:style>
    <style:style style:name="T42_3" style:family="text">
      <style:text-properties style:font-name="Roboto" fo:font-size="10pt" style:font-name-asian="Roboto" style:font-size-asian="10pt" style:font-name-complex="Roboto" style:font-size-complex="10pt"/>
    </style:style>
    <style:style style:name="T42_4" style:family="text">
      <style:text-properties style:font-name="Roboto" fo:font-size="10pt" style:font-name-asian="Roboto" style:font-size-asian="10pt" style:font-name-complex="Roboto" style:font-size-complex="10pt"/>
    </style:style>
    <style:style style:name="T42_5" style:family="text">
      <style:text-properties style:font-name="Roboto" fo:font-size="10pt" style:font-name-asian="Roboto" style:font-size-asian="10pt" style:font-name-complex="Roboto" style:font-size-complex="10pt"/>
    </style:style>
    <style:style style:name="T42_6" style:family="text">
      <style:text-properties style:font-name="Roboto" fo:font-size="10pt" style:font-name-asian="Roboto" style:font-size-asian="10pt" style:font-name-complex="Roboto" style:font-size-complex="10pt"/>
    </style:style>
    <style:style style:name="T42_7" style:family="text">
      <style:text-properties style:font-name="Roboto" fo:font-size="10pt" style:font-name-asian="Roboto" style:font-size-asian="10pt" style:font-name-complex="Roboto" style:font-size-complex="10pt"/>
    </style:style>
    <style:style style:name="T42_8" style:family="text">
      <style:text-properties style:font-name="Roboto" fo:font-size="10pt" style:font-name-asian="Roboto" style:font-size-asian="10pt" style:font-name-complex="Roboto" style:font-size-complex="10pt"/>
    </style:style>
    <style:style style:name="T42_9" style:family="text">
      <style:text-properties style:font-name="Roboto" fo:font-size="10pt" style:font-name-asian="Roboto" style:font-size-asian="10pt" style:font-name-complex="Roboto" style:font-size-complex="10pt"/>
    </style:style>
    <style:style style:name="T42_10" style:family="text">
      <style:text-properties style:font-name="Roboto" fo:font-size="10pt" style:font-name-asian="Roboto" style:font-size-asian="10pt" style:font-name-complex="Roboto" style:font-size-complex="10pt"/>
    </style:style>
    <style:style style:name="T42_11" style:family="text">
      <style:text-properties style:font-name="Roboto" fo:font-size="10pt" style:font-name-asian="Roboto" style:font-size-asian="10pt" style:font-name-complex="Roboto" style:font-size-complex="10pt"/>
    </style:style>
    <style:style style:name="T42_12" style:family="text">
      <style:text-properties style:font-name="Roboto" fo:font-size="10pt" style:font-name-asian="Roboto" style:font-size-asian="10pt" style:font-name-complex="Roboto" style:font-size-complex="10pt"/>
    </style:style>
    <style:style style:name="T42_13" style:family="text">
      <style:text-properties style:font-name="Roboto" fo:font-size="10pt" style:font-name-asian="Roboto" style:font-size-asian="10pt" style:font-name-complex="Roboto" style:font-size-complex="10pt"/>
    </style:style>
    <style:style style:name="T42_14" style:family="text">
      <style:text-properties style:font-name="Roboto" fo:font-size="10pt" style:font-name-asian="Roboto" style:font-size-asian="10pt" style:font-name-complex="Roboto" style:font-size-complex="10pt"/>
    </style:style>
    <style:style style:name="T42_15" style:family="text">
      <style:text-properties style:font-name="Roboto" fo:font-size="10pt" style:font-name-asian="Roboto" style:font-size-asian="10pt" style:font-name-complex="Roboto" style:font-size-complex="10pt"/>
    </style:style>
    <style:style style:name="T42_16" style:family="text">
      <style:text-properties style:font-name="Roboto" fo:font-size="10pt" style:font-name-asian="Roboto" style:font-size-asian="10pt" style:font-name-complex="Roboto" style:font-size-complex="10pt"/>
    </style:style>
    <style:style style:name="T42_17" style:family="text">
      <style:text-properties style:font-name="Roboto" fo:font-size="10pt" style:font-name-asian="Roboto" style:font-size-asian="10pt" style:font-name-complex="Roboto" style:font-size-complex="10pt"/>
    </style:style>
    <style:style style:name="T42_18" style:family="text">
      <style:text-properties style:font-name="Roboto" fo:font-size="10pt" style:font-name-asian="Roboto" style:font-size-asian="10pt" style:font-name-complex="Roboto" style:font-size-complex="10pt" fo:font-weight="bold" style:font-weight-asian="bold" style:font-weight-complex="bold"/>
    </style:style>
    <style:style style:name="T42_19" style:family="text">
      <style:text-properties style:font-name="Roboto" fo:font-size="10pt" style:font-name-asian="Roboto" style:font-size-asian="10pt" style:font-name-complex="Roboto" style:font-size-complex="10pt" fo:font-weight="bold" style:font-weight-asian="bold" style:font-weight-complex="bold"/>
    </style:style>
    <style:style style:name="T42_20" style:family="text">
      <style:text-properties style:font-name="Roboto" fo:font-size="10pt" style:font-name-asian="Roboto" style:font-size-asian="10pt" style:font-name-complex="Roboto" style:font-size-complex="10pt"/>
    </style:style>
    <style:style style:name="T42_21" style:family="text">
      <style:text-properties style:font-name="Roboto" fo:font-size="10pt" style:font-name-asian="Roboto" style:font-size-asian="10pt" style:font-name-complex="Roboto" style:font-size-complex="10pt"/>
    </style:style>
    <style:style style:name="T42_22" style:family="text">
      <style:text-properties style:font-name="Roboto" fo:font-size="10pt" style:font-name-asian="Roboto" style:font-size-asian="10pt" style:font-name-complex="Roboto" style:font-size-complex="10pt"/>
    </style:style>
    <style:style style:name="T42_23" style:family="text">
      <style:text-properties style:font-name="Roboto" fo:font-size="10pt" style:font-name-asian="Roboto" style:font-size-asian="10pt" style:font-name-complex="Roboto" style:font-size-complex="10pt"/>
    </style:style>
    <style:style style:name="T42_24" style:family="text">
      <style:text-properties style:font-name="Roboto" fo:font-size="10pt" style:font-name-asian="Roboto" style:font-size-asian="10pt" style:font-name-complex="Roboto" style:font-size-complex="10pt"/>
    </style:style>
    <style:style style:name="T42_25" style:family="text">
      <style:text-properties style:font-name="Roboto" fo:font-size="10pt" style:font-name-asian="Roboto" style:font-size-asian="10pt" style:font-name-complex="Roboto" style:font-size-complex="10pt"/>
    </style:style>
    <style:style style:name="T42_26" style:family="text">
      <style:text-properties style:font-name="Roboto" fo:font-size="10pt" style:font-name-asian="Roboto" style:font-size-asian="10pt" style:font-name-complex="Roboto" style:font-size-complex="10pt"/>
    </style:style>
    <style:style style:name="T42_27" style:family="text">
      <style:text-properties style:font-name="Roboto" fo:font-size="10pt" style:font-name-asian="Roboto" style:font-size-asian="10pt" style:font-name-complex="Roboto" style:font-size-complex="10pt"/>
    </style:style>
    <style:style style:name="T42_28" style:family="text">
      <style:text-properties style:font-name="Roboto" fo:font-size="10pt" style:font-name-asian="Roboto" style:font-size-asian="10pt" style:font-name-complex="Roboto" style:font-size-complex="10pt"/>
    </style:style>
    <style:style style:name="T42_29" style:family="text">
      <style:text-properties style:font-name="Roboto" fo:font-size="10pt" style:font-name-asian="Roboto" style:font-size-asian="10pt" style:font-name-complex="Roboto" style:font-size-complex="10pt"/>
    </style:style>
    <style:style style:name="T42_30" style:family="text">
      <style:text-properties style:font-name="Roboto" fo:font-size="10pt" style:font-name-asian="Roboto" style:font-size-asian="10pt" style:font-name-complex="Roboto" style:font-size-complex="10pt"/>
    </style:style>
    <style:style style:name="T42_31" style:family="text">
      <style:text-properties style:font-name="Roboto" fo:font-size="10pt" style:font-name-asian="Roboto" style:font-size-asian="10pt" style:font-name-complex="Roboto" style:font-size-complex="10pt"/>
    </style:style>
    <style:style style:name="T42_32" style:family="text">
      <style:text-properties style:font-name="Roboto" fo:font-size="10pt" style:font-name-asian="Roboto" style:font-size-asian="10pt" style:font-name-complex="Roboto" style:font-size-complex="10pt"/>
    </style:style>
    <style:style style:name="T42_33" style:family="text">
      <style:text-properties style:font-name="Roboto" fo:font-size="10pt" style:font-name-asian="Roboto" style:font-size-asian="10pt" style:font-name-complex="Roboto" style:font-size-complex="10pt"/>
    </style:style>
    <style:style style:name="T42_34" style:family="text">
      <style:text-properties style:font-name="Roboto" fo:font-size="10pt" style:font-name-asian="Roboto" style:font-size-asian="10pt" style:font-name-complex="Roboto" style:font-size-complex="10pt"/>
    </style:style>
    <style:style style:name="T42_35" style:family="text">
      <style:text-properties style:font-name="Roboto" fo:font-size="10pt" style:font-name-asian="Roboto" style:font-size-asian="10pt" style:font-name-complex="Roboto" style:font-size-complex="10pt"/>
    </style:style>
    <style:style style:name="T42_36" style:family="text">
      <style:text-properties style:font-name="Roboto" fo:font-size="10pt" style:font-name-asian="Roboto" style:font-size-asian="10pt" style:font-name-complex="Roboto" style:font-size-complex="10pt"/>
    </style:style>
    <style:style style:name="T42_37" style:family="text">
      <style:text-properties style:font-name="Roboto" fo:font-size="10pt" style:font-name-asian="Roboto" style:font-size-asian="10pt" style:font-name-complex="Roboto" style:font-size-complex="10pt"/>
    </style:style>
    <style:style style:name="T42_38" style:family="text">
      <style:text-properties style:font-name="Roboto" fo:font-size="10pt" style:font-name-asian="Roboto" style:font-size-asian="10pt" style:font-name-complex="Roboto" style:font-size-complex="10pt"/>
    </style:style>
    <style:style style:name="T42_39" style:family="text">
      <style:text-properties style:font-name="Roboto" fo:font-size="10pt" style:font-name-asian="Roboto" style:font-size-asian="10pt" style:font-name-complex="Roboto" style:font-size-complex="10pt"/>
    </style:style>
    <style:style style:name="T42_40" style:family="text">
      <style:text-properties style:font-name="Roboto" fo:font-size="10pt" style:font-name-asian="Roboto" style:font-size-asian="10pt" style:font-name-complex="Roboto" style:font-size-complex="10pt"/>
    </style:style>
    <style:style style:name="T42_41" style:family="text">
      <style:text-properties style:font-name="Roboto" fo:font-size="10pt" style:font-name-asian="Roboto" style:font-size-asian="10pt" style:font-name-complex="Roboto" style:font-size-complex="10pt"/>
    </style:style>
    <style:style style:name="T42_42" style:family="text">
      <style:text-properties style:font-name="Roboto" fo:font-size="10pt" style:font-name-asian="Roboto" style:font-size-asian="10pt" style:font-name-complex="Roboto" style:font-size-complex="10pt"/>
    </style:style>
    <style:style style:name="P43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44_2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6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7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48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49" style:family="paragraph" style:parent-style-name="Standard">
      <style:paragraph-properties fo:break-before="auto" fo:line-height="100%" fo:margin-top="0cm" fo:margin-bottom="0.138cm" style:writing-mode="lr-tb"/>
      <style:text-properties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/>
    </style:style>
    <style:style style:name="P50" style:family="paragraph" style:parent-style-name="Standard">
      <style:paragraph-properties fo:break-before="auto" fo:line-height="100%" fo:margin-top="0cm" fo:margin-bottom="0cm" style:writing-mode="lr-tb"/>
    </style:style>
    <style:style style:name="T50_1" style:family="text">
      <style:text-properties style:font-name="Roboto" style:font-name-asian="Roboto" style:font-name-complex="Roboto" fo:font-weight="bold" style:font-weight-asian="bold" style:font-weight-complex="bold"/>
    </style:style>
    <style:style style:name="T50_2" style:family="text">
      <style:text-properties style:font-name="Roboto" style:font-name-asian="Roboto" style:font-name-complex="Roboto"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style:writing-mode="lr-tb"/>
      <style:text-properties style:font-name="Roboto" style:font-name-asian="Roboto" style:font-name-complex="Roboto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17" style:family="text">
      <style:text-properties style:font-name="Roboto" style:font-name-asian="Roboto" style:font-name-complex="Roboto"/>
    </style:style>
    <style:style style:name="T52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19" style:family="text">
      <style:text-properties style:font-name="Roboto" style:font-name-asian="Roboto" style:font-name-complex="Roboto"/>
    </style:style>
    <style:style style:name="T52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2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3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4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55" style:family="paragraph" style:parent-style-name="Standard">
      <style:paragraph-properties fo:break-before="auto" fo:line-height="100%" fo:margin-top="0cm" fo:margin-bottom="0cm" style:writing-mode="lr-tb"/>
    </style:style>
    <style:style style:name="T55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5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5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5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5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5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5_7" style:family="text">
      <style:text-properties style:font-name="Roboto" style:font-name-asian="Roboto" style:font-name-complex="Roboto"/>
    </style:style>
    <style:style style:name="T55_8" style:family="text">
      <style:text-properties style:font-name="Roboto" style:font-name-asian="Roboto" style:font-name-complex="Roboto"/>
    </style:style>
    <style:style style:name="T55_9" style:family="text">
      <style:text-properties style:font-name="Roboto" style:font-name-asian="Roboto" style:font-name-complex="Roboto"/>
    </style:style>
    <style:style style:name="T55_10" style:family="text">
      <style:text-properties style:font-name="Roboto" style:font-name-asian="Roboto" style:font-name-complex="Roboto"/>
    </style:style>
    <style:style style:name="T55_11" style:family="text">
      <style:text-properties style:font-name="Roboto" style:font-name-asian="Roboto" style:font-name-complex="Roboto"/>
    </style:style>
    <style:style style:name="T55_12" style:family="text">
      <style:text-properties style:font-name="Roboto" style:font-name-asian="Roboto" style:font-name-complex="Roboto"/>
    </style:style>
    <style:style style:name="T55_13" style:family="text">
      <style:text-properties style:font-name="Roboto" style:font-name-asian="Roboto" style:font-name-complex="Roboto"/>
    </style:style>
    <style:style style:name="T55_14" style:family="text">
      <style:text-properties style:font-name="Roboto" style:font-name-asian="Roboto" style:font-name-complex="Roboto"/>
    </style:style>
    <style:style style:name="T55_15" style:family="text">
      <style:text-properties style:font-name="Roboto" style:font-name-asian="Roboto" style:font-name-complex="Roboto"/>
    </style:style>
    <style:style style:name="T55_16" style:family="text">
      <style:text-properties style:font-name="Roboto" style:font-name-asian="Roboto" style:font-name-complex="Roboto"/>
    </style:style>
    <style:style style:name="T55_17" style:family="text">
      <style:text-properties style:font-name="Roboto" style:font-name-asian="Roboto" style:font-name-complex="Roboto"/>
    </style:style>
    <style:style style:name="T55_18" style:family="text">
      <style:text-properties style:font-name="Roboto" style:font-name-asian="Roboto" style:font-name-complex="Roboto"/>
    </style:style>
    <style:style style:name="T55_19" style:family="text">
      <style:text-properties style:font-name="Roboto" style:font-name-asian="Roboto" style:font-name-complex="Roboto"/>
    </style:style>
    <style:style style:name="T55_20" style:family="text">
      <style:text-properties style:font-name="Roboto" style:font-name-asian="Roboto" style:font-name-complex="Roboto"/>
    </style:style>
    <style:style style:name="T55_21" style:family="text">
      <style:text-properties style:font-name="Roboto" style:font-name-asian="Roboto" style:font-name-complex="Roboto"/>
    </style:style>
    <style:style style:name="T55_22" style:family="text">
      <style:text-properties style:font-name="Roboto" style:font-name-asian="Roboto" style:font-name-complex="Roboto"/>
    </style:style>
    <style:style style:name="T55_23" style:family="text">
      <style:text-properties style:font-name="Roboto" style:font-name-asian="Roboto" style:font-name-complex="Roboto"/>
    </style:style>
    <style:style style:name="T55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56" style:family="paragraph" style:parent-style-name="Standard">
      <style:paragraph-properties fo:break-before="auto" fo:line-height="100%" style:writing-mode="lr-tb"/>
      <style:text-properties style:font-name="Roboto" style:font-name-asian="Roboto" style:font-name-complex="Roboto" fo:font-weight="bold" style:font-weight-asian="bold" style:font-weight-complex="bold"/>
    </style:style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>
      <style:text-properties style:font-name="Roboto" style:font-name-asian="Roboto" style:font-name-complex="Roboto" fo:font-weight="bold" style:font-weight-asian="bold" style:font-weight-complex="bold"/>
    </style:style>
    <style:style style:name="T57_2" style:family="text">
      <style:text-properties style:font-name="Roboto" style:font-name-asian="Roboto" style:font-name-complex="Roboto" fo:font-weight="bold" style:font-weight-asian="bold" style:font-weight-complex="bold"/>
    </style:style>
    <style:style style:name="P58" style:family="paragraph" style:parent-style-name="Standard">
      <style:paragraph-properties fo:break-before="auto" fo:line-height="100%" fo:margin-top="0cm" style:writing-mode="lr-tb"/>
      <style:text-properties style:font-name="Roboto" style:font-name-asian="Roboto" style:font-name-complex="Roboto"/>
    </style:style>
    <style:style style:name="P59" style:family="paragraph" style:parent-style-name="Standard">
      <style:paragraph-properties fo:break-before="auto" fo:line-height="100%" fo:margin-top="0cm" style:writing-mode="lr-tb"/>
    </style:style>
    <style:style style:name="T59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4" style:family="text">
      <style:text-properties style:font-name="Roboto" style:font-name-asian="Roboto" style:font-name-complex="Roboto"/>
    </style:style>
    <style:style style:name="T59_5" style:family="text">
      <style:text-properties style:font-name="Roboto" style:font-name-asian="Roboto" style:font-name-complex="Roboto"/>
    </style:style>
    <style:style style:name="T59_6" style:family="text">
      <style:text-properties style:font-name="Roboto" style:font-name-asian="Roboto" style:font-name-complex="Roboto"/>
    </style:style>
    <style:style style:name="T59_7" style:family="text">
      <style:text-properties style:font-name="Roboto" style:font-name-asian="Roboto" style:font-name-complex="Roboto"/>
    </style:style>
    <style:style style:name="T59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20" style:family="text">
      <style:text-properties style:font-name="Roboto" style:font-name-asian="Roboto" style:font-name-complex="Roboto"/>
    </style:style>
    <style:style style:name="T59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59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60" style:family="paragraph" style:parent-style-name="Standard">
      <style:paragraph-properties fo:break-before="auto" fo:line-height="100%" fo:margin-top="0cm" style:writing-mode="lr-tb"/>
    </style:style>
    <style:style style:name="T60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0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0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0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0_5" style:family="text">
      <style:text-properties style:font-name="Roboto" style:font-name-asian="Roboto" style:font-name-complex="Roboto"/>
    </style:style>
    <style:style style:name="T60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0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61" style:family="paragraph" style:parent-style-name="Standard">
      <style:paragraph-properties fo:break-before="auto" fo:line-height="100%" fo:margin-top="0cm" style:writing-mode="lr-tb"/>
    </style:style>
    <style:style style:name="T61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1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1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1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2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2_3" style:family="text">
      <style:text-properties style:font-name="Roboto" style:font-name-asian="Roboto" style:font-name-complex="Roboto"/>
    </style:style>
    <style:style style:name="T62_4" style:family="text">
      <style:text-properties style:font-name="Roboto" style:font-name-asian="Roboto" style:font-name-complex="Roboto"/>
    </style:style>
    <style:style style:name="T62_5" style:family="text">
      <style:text-properties style:font-name="Roboto" style:font-name-asian="Roboto" style:font-name-complex="Roboto"/>
    </style:style>
    <style:style style:name="T62_6" style:family="text">
      <style:text-properties style:font-name="Roboto" style:font-name-asian="Roboto" style:font-name-complex="Roboto"/>
    </style:style>
    <style:style style:name="T62_7" style:family="text">
      <style:text-properties style:font-name="Roboto" style:font-name-asian="Roboto" style:font-name-complex="Roboto"/>
    </style:style>
    <style:style style:name="T62_8" style:family="text">
      <style:text-properties style:font-name="Roboto" style:font-name-asian="Roboto" style:font-name-complex="Roboto"/>
    </style:style>
    <style:style style:name="T62_9" style:family="text">
      <style:text-properties style:font-name="Roboto" style:font-name-asian="Roboto" style:font-name-complex="Roboto"/>
    </style:style>
    <style:style style:name="T62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63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64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65" style:family="paragraph" style:parent-style-name="Standard">
      <style:paragraph-properties fo:break-before="auto" fo:line-height="100%" fo:margin-top="0cm" style:writing-mode="lr-tb"/>
      <style:text-properties style:font-name="Roboto" fo:font-size="16pt" style:font-name-asian="Roboto" style:font-size-asian="16pt" style:font-name-complex="Roboto" style:font-size-complex="16pt"/>
    </style:style>
    <style:style style:name="P66" style:family="paragraph" style:parent-style-name="Standard">
      <style:paragraph-properties fo:break-before="page" fo:line-height="100%" fo:margin-top="0cm" style:writing-mode="lr-tb"/>
    </style:style>
    <style:style style:name="T66_1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66_2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66_3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66_4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66_5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66_6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66_7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66_8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66_9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66_10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67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31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68_32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68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5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6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7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7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7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7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7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7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68_7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69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0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1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2_17" style:family="text">
      <style:text-properties style:font-name="Roboto" style:font-name-asian="Roboto" style:font-name-complex="Roboto"/>
    </style:style>
    <style:style style:name="T72_18" style:family="text">
      <style:text-properties style:font-name="Roboto" style:font-name-asian="Roboto" style:font-name-complex="Roboto"/>
    </style:style>
    <style:style style:name="T72_19" style:family="text">
      <style:text-properties style:font-name="Roboto" style:font-name-asian="Roboto" style:font-name-complex="Roboto"/>
    </style:style>
    <style:style style:name="T72_20" style:family="text">
      <style:text-properties style:font-name="Roboto" style:font-name-asian="Roboto" style:font-name-complex="Roboto"/>
    </style:style>
    <style:style style:name="T72_21" style:family="text">
      <style:text-properties style:font-name="Roboto" style:font-name-asian="Roboto" style:font-name-complex="Roboto"/>
    </style:style>
    <style:style style:name="T72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3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74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19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75_20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75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45" style:family="text">
      <style:text-properties style:font-name="Roboto" style:font-name-asian="Roboto" style:font-name-complex="Roboto"/>
    </style:style>
    <style:style style:name="T75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5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6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7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8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8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8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8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8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8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75_8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76" style:family="paragraph" style:parent-style-name="Standard">
      <style:paragraph-properties fo:break-before="auto" fo:line-height="100%" fo:margin-top="0cm" style:writing-mode="lr-tb"/>
      <style:text-properties style:font-name="Roboto" style:font-name-asian="Roboto" style:font-name-complex="Roboto"/>
    </style:style>
    <style:style style:name="P77" style:family="paragraph" style:parent-style-name="Standard">
      <style:paragraph-properties fo:break-before="auto" fo:line-height="100%" fo:margin-top="0cm" style:writing-mode="lr-tb"/>
    </style:style>
    <style:style style:name="T77_1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7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8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9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10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11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12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13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14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15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16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17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18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19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0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1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2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3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4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5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6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7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8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29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0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1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2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3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4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5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6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7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8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39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0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1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2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3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4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5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6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7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8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49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0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1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2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3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4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5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6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7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8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59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0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1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2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3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4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5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6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7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8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69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70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71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72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73" style:family="text">
      <style:text-properties style:font-name="Roboto" style:font-name-asian="Roboto" style:font-name-complex="Roboto" fo:font-weight="bold" style:font-weight-asian="bold" style:font-weight-complex="bold"/>
    </style:style>
    <style:style style:name="T77_74" style:family="text">
      <style:text-properties style:font-name="Roboto" style:font-name-asian="Roboto" style:font-name-complex="Roboto" fo:font-weight="bold" style:font-weight-asian="bold" style:font-weight-complex="bold"/>
    </style:style>
    <style:style style:name="P78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79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80" style:family="paragraph" style:parent-style-name="Standard">
      <style:paragraph-properties fo:break-before="auto" fo:line-height="100%" fo:margin-top="0cm" style:writing-mode="lr-tb"/>
    </style:style>
    <style:style style:name="T80_1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0_2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0_3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0_4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0_5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0_6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0_7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81" style:family="paragraph" style:parent-style-name="Standard">
      <style:paragraph-properties fo:break-before="auto" fo:line-height="100%" fo:margin-top="0cm" style:writing-mode="lr-tb"/>
    </style:style>
    <style:style style:name="T81_1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82" style:family="paragraph" style:parent-style-name="Standard">
      <style:paragraph-properties fo:break-before="auto" fo:line-height="100%" fo:margin-top="0cm" style:writing-mode="lr-tb"/>
    </style:style>
    <style:style style:name="T82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2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3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84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>
      <style:text-properties style:font-name="Roboto" style:font-name-asian="Roboto" style:font-name-complex="Roboto"/>
    </style:style>
    <style:style style:name="T85_2" style:family="text">
      <style:text-properties style:font-name="Roboto" style:font-name-asian="Roboto" style:font-name-complex="Roboto"/>
    </style:style>
    <style:style style:name="T85_3" style:family="text">
      <style:text-properties style:font-name="Roboto" style:font-name-asian="Roboto" style:font-name-complex="Roboto"/>
    </style:style>
    <style:style style:name="T85_4" style:family="text">
      <style:text-properties style:font-name="Roboto" style:font-name-asian="Roboto" style:font-name-complex="Roboto"/>
    </style:style>
    <style:style style:name="T85_5" style:family="text">
      <style:text-properties style:font-name="Roboto" style:font-name-asian="Roboto" style:font-name-complex="Roboto"/>
    </style:style>
    <style:style style:name="T85_6" style:family="text">
      <style:text-properties style:font-name="Roboto" style:font-name-asian="Roboto" style:font-name-complex="Roboto"/>
    </style:style>
    <style:style style:name="T85_7" style:family="text">
      <style:text-properties style:font-name="Roboto" style:font-name-asian="Roboto" style:font-name-complex="Roboto"/>
    </style:style>
    <style:style style:name="T85_8" style:family="text">
      <style:text-properties style:font-name="Roboto" style:font-name-asian="Roboto" style:font-name-complex="Roboto"/>
    </style:style>
    <style:style style:name="T85_9" style:family="text">
      <style:text-properties style:font-name="Roboto" style:font-name-asian="Roboto" style:font-name-complex="Roboto"/>
    </style:style>
    <style:style style:name="T85_10" style:family="text">
      <style:text-properties style:font-name="Roboto" style:font-name-asian="Roboto" style:font-name-complex="Roboto"/>
    </style:style>
    <style:style style:name="T85_11" style:family="text">
      <style:text-properties style:font-name="Roboto" style:font-name-asian="Roboto" style:font-name-complex="Roboto"/>
    </style:style>
    <style:style style:name="T85_12" style:family="text">
      <style:text-properties style:font-name="Roboto" style:font-name-asian="Roboto" style:font-name-complex="Roboto"/>
    </style:style>
    <style:style style:name="T85_13" style:family="text">
      <style:text-properties style:font-name="Roboto" style:font-name-asian="Roboto" style:font-name-complex="Roboto"/>
    </style:style>
    <style:style style:name="T85_14" style:family="text">
      <style:text-properties style:font-name="Roboto" style:font-name-asian="Roboto" style:font-name-complex="Roboto"/>
    </style:style>
    <style:style style:name="T85_15" style:family="text">
      <style:text-properties style:font-name="Roboto" style:font-name-asian="Roboto" style:font-name-complex="Roboto"/>
    </style:style>
    <style:style style:name="T85_16" style:family="text">
      <style:text-properties style:font-name="Roboto" style:font-name-asian="Roboto" style:font-name-complex="Roboto"/>
    </style:style>
    <style:style style:name="T85_17" style:family="text">
      <style:text-properties style:font-name="Roboto" style:font-name-asian="Roboto" style:font-name-complex="Roboto"/>
    </style:style>
    <style:style style:name="T85_18" style:family="text">
      <style:text-properties style:font-name="Roboto" style:font-name-asian="Roboto" style:font-name-complex="Roboto"/>
    </style:style>
    <style:style style:name="T85_19" style:family="text">
      <style:text-properties style:font-name="Roboto" style:font-name-asian="Roboto" style:font-name-complex="Roboto"/>
    </style:style>
    <style:style style:name="T85_20" style:family="text">
      <style:text-properties style:font-name="Roboto" style:font-name-asian="Roboto" style:font-name-complex="Roboto"/>
    </style:style>
    <style:style style:name="T85_21" style:family="text">
      <style:text-properties style:font-name="Roboto" style:font-name-asian="Roboto" style:font-name-complex="Roboto"/>
    </style:style>
    <style:style style:name="T85_22" style:family="text">
      <style:text-properties style:font-name="Roboto" style:font-name-asian="Roboto" style:font-name-complex="Roboto"/>
    </style:style>
    <style:style style:name="T85_23" style:family="text" style:parent-style-name="Standard"/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12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13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14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15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16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17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18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19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20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21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22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23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24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25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26" style:family="text">
      <style:text-properties style:font-name="Roboto" style:font-name-asian="Roboto" style:font-name-complex="Roboto" fo:font-weight="bold" style:font-weight-asian="bold" style:font-weight-complex="bold"/>
    </style:style>
    <style:style style:name="T86_27" style:family="text">
      <style:text-properties style:font-name="Roboto" style:font-name-asian="Roboto" style:font-name-complex="Roboto" fo:font-weight="bold" style:font-weight-asian="bold" style:font-weight-complex="bold"/>
    </style:style>
    <style:style style:name="P87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88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89" style:family="paragraph" style:parent-style-name="Standard">
      <style:paragraph-properties fo:break-before="auto" fo:line-height="100%" fo:margin-top="0cm" style:writing-mode="lr-tb"/>
    </style:style>
    <style:style style:name="T89_1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9_2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9_3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9_4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9_5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9_6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89_7" style:family="text">
      <style:text-properties style:font-name="Roboto" fo:font-size="16pt" style:font-name-asian="Roboto" style:font-size-asian="16pt" style:font-name-complex="Roboto" style:font-size-complex="16pt"/>
    </style:style>
    <style:style style:name="T89_8" style:family="text">
      <style:text-properties style:font-name="Roboto" fo:font-size="16pt" style:font-name-asian="Roboto" style:font-size-asian="16pt" style:font-name-complex="Roboto" style:font-size-complex="16pt"/>
    </style:style>
    <style:style style:name="T89_9" style:family="text">
      <style:text-properties style:font-name="Roboto" fo:font-size="16pt" style:font-name-asian="Roboto" style:font-size-asian="16pt" style:font-name-complex="Roboto" style:font-size-complex="16pt"/>
    </style:style>
    <style:style style:name="T89_10" style:family="text">
      <style:text-properties style:font-name="Roboto" fo:font-size="16pt" style:font-name-asian="Roboto" style:font-size-asian="16pt" style:font-name-complex="Roboto" style:font-size-complex="16pt"/>
    </style:style>
    <style:style style:name="T89_11" style:family="text">
      <style:text-properties style:font-name="Roboto" fo:font-size="16pt" style:font-name-asian="Roboto" style:font-size-asian="16pt" style:font-name-complex="Roboto" style:font-size-complex="16pt"/>
    </style:style>
    <style:style style:name="T89_12" style:family="text">
      <style:text-properties style:font-name="Roboto" fo:font-size="16pt" style:font-name-asian="Roboto" style:font-size-asian="16pt" style:font-name-complex="Roboto" style:font-size-complex="16pt"/>
    </style:style>
    <style:style style:name="T89_13" style:family="text">
      <style:text-properties style:font-name="Roboto" fo:font-size="16pt" style:font-name-asian="Roboto" style:font-size-asian="16pt" style:font-name-complex="Roboto" style:font-size-complex="16pt"/>
    </style:style>
    <style:style style:name="T89_14" style:family="text">
      <style:text-properties style:font-name="Roboto" fo:font-size="16pt" style:font-name-asian="Roboto" style:font-size-asian="16pt" style:font-name-complex="Roboto" style:font-size-complex="16pt"/>
    </style:style>
    <style:style style:name="T89_15" style:family="text">
      <style:text-properties style:font-name="Roboto" fo:font-size="16pt" style:font-name-asian="Roboto" style:font-size-asian="16pt" style:font-name-complex="Roboto" style:font-size-complex="16pt"/>
    </style:style>
    <style:style style:name="T89_16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90" style:family="paragraph" style:parent-style-name="Standard">
      <style:paragraph-properties fo:break-before="auto" fo:line-height="100%" fo:margin-top="0cm" style:writing-mode="lr-tb"/>
    </style:style>
    <style:style style:name="T90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91" style:family="paragraph" style:parent-style-name="Standard">
      <style:paragraph-properties fo:break-before="auto" fo:line-height="150%" fo:margin-top="0cm" style:writing-mode="lr-tb"/>
    </style:style>
    <style:style style:name="T91_1" style:family="text" style:parent-style-name="Standard"/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 style:parent-style-name="Standard"/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font-name="Roboto" style:font-name-asian="Roboto" style:font-name-complex="Roboto" fo:font-weight="bold" style:font-weight-asian="bold" style:font-weight-complex="bold"/>
    </style:style>
    <style:style style:name="T93_11" style:family="text">
      <style:text-properties style:font-name="Roboto" style:font-name-asian="Roboto" style:font-name-complex="Roboto" fo:font-weight="bold" style:font-weight-asian="bold" style:font-weight-complex="bold"/>
    </style:style>
    <style:style style:name="T93_12" style:family="text">
      <style:text-properties style:font-name="Roboto" style:font-name-asian="Roboto" style:font-name-complex="Roboto" fo:font-weight="bold" style:font-weight-asian="bold" style:font-weight-complex="bold"/>
    </style:style>
    <style:style style:name="T93_13" style:family="text">
      <style:text-properties style:font-name="Roboto" style:font-name-asian="Roboto" style:font-name-complex="Roboto" fo:font-weight="bold" style:font-weight-asian="bold" style:font-weight-complex="bold"/>
    </style:style>
    <style:style style:name="T93_14" style:family="text">
      <style:text-properties style:font-name="Roboto" style:font-name-asian="Roboto" style:font-name-complex="Roboto" fo:font-weight="bold" style:font-weight-asian="bold" style:font-weight-complex="bold"/>
    </style:style>
    <style:style style:name="T93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3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94" style:family="paragraph" style:parent-style-name="Standard">
      <style:paragraph-properties fo:break-before="auto" fo:line-height="150%" fo:margin-top="0cm" style:writing-mode="lr-tb"/>
    </style:style>
    <style:style style:name="T94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5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6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6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6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6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4_6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95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96" style:family="paragraph" style:parent-style-name="Standard">
      <style:paragraph-properties fo:break-before="auto" fo:line-height="150%" fo:margin-top="0cm" style:writing-mode="lr-tb"/>
    </style:style>
    <style:style style:name="T96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6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97" style:family="paragraph" style:parent-style-name="Standard">
      <style:paragraph-properties fo:break-before="auto" fo:line-height="150%" fo:margin-top="0cm" style:writing-mode="lr-tb"/>
    </style:style>
    <style:style style:name="T97_1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2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3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4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5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6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7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8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9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10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11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12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13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14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15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16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17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18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19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20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21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22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23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24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25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97_26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50%" fo:margin-top="0cm" style:writing-mode="lr-tb"/>
    </style:style>
    <style:style style:name="T98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98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99" style:family="paragraph" style:parent-style-name="Standard">
      <style:paragraph-properties fo:break-before="auto" fo:text-indent="0cm" fo:line-height="100%" fo:margin-top="0cm" fo:margin-left="1.27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5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50%" fo:margin-top="0cm" style:writing-mode="lr-tb"/>
    </style:style>
    <style:style style:name="T101_1" style:family="text" style:parent-style-name="Standard"/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7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2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25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2_26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2_27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2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5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5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5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5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5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5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6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6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6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6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6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6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6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6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6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6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7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7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7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7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7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7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7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7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7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7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8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8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8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8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8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8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8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8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8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8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9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9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9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9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9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9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9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9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9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9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0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0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0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0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0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0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0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0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0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0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2_1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04" style:family="paragraph" style:parent-style-name="Standard">
      <style:paragraph-properties fo:break-before="auto" fo:line-height="150%" fo:margin-top="0cm" style:writing-mode="lr-tb"/>
    </style:style>
    <style:style style:name="T104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4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5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50%" fo:margin-top="0cm" style:writing-mode="lr-tb"/>
    </style:style>
    <style:style style:name="T106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6_33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P107" style:family="paragraph" style:parent-style-name="Standard">
      <style:paragraph-properties fo:break-before="auto" fo:line-height="150%" fo:margin-top="0cm" style:writing-mode="lr-tb"/>
    </style:style>
    <style:style style:name="T107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17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7_18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7_19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7_20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7_21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7_22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7_23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07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5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5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7_5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50%" fo:margin-top="0cm" style:writing-mode="lr-tb"/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50%" fo:margin-top="0cm" style:writing-mode="lr-tb"/>
    </style:style>
    <style:style style:name="T109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5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6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7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8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9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0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09_1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50%" fo:margin-top="0cm" style:writing-mode="lr-tb"/>
      <style:text-properties style:font-name="Roboto" style:font-name-asian="Roboto" style:font-name-complex="Roboto"/>
    </style:style>
    <style:style style:name="P111" style:family="paragraph" style:parent-style-name="Standard">
      <style:paragraph-properties fo:break-before="page" fo:line-height="150%" fo:margin-top="0cm" style:writing-mode="lr-tb"/>
    </style:style>
    <style:style style:name="T111_1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11_2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11_3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11_4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11_5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11_6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fo:margin-top="0cm" fo:margin-bottom="0cm" style:writing-mode="lr-tb"/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able1" style:family="table">
      <style:table-properties table:align="left" style:width="13.342cm" fo:margin-left="0.594cm"/>
    </style:style>
    <style:style style:name="Column1" style:family="table-column">
      <style:table-column-properties style:column-width="10.098cm"/>
    </style:style>
    <style:style style:name="Column2" style:family="table-column">
      <style:table-column-properties style:column-width="3.244cm"/>
    </style:style>
    <style:style style:name="Row1" style:family="table-row"/>
    <style:style style:name="Cell1" style:family="table-cell">
      <style:table-cell-properties fo:background-color="#ffffff" style:vertical-align="top" fo:border-top="#000000 0.079cm solid" fo:border-bottom="#000000 0.018cm solid" fo:padding-left="0.203cm" fo:border-left="#000000 0.009cm solid" fo:padding-right="0.203cm" fo:border-right="#000000 0.009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Roboto" fo:font-size="20pt" style:font-name-asian="Roboto" style:font-size-asian="20pt" style:font-name-complex="Roboto" style:font-size-complex="20pt" fo:font-weight="normal" style:font-weight-asian="normal" style:font-weight-complex="normal" style:text-underline-style="none"/>
    </style:style>
    <style:style style:name="Cell2" style:family="table-cell">
      <style:table-cell-properties fo:background-color="#ffffff" style:vertical-align="top" fo:border-top="#000000 0.079cm solid" fo:border-bottom="#000000 0.018cm solid" fo:padding-left="0.203cm" fo:border-left="#000000 0.009cm solid" fo:padding-right="0.203cm" fo:border-right="#000000 0.009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border-top="#000000 0.018cm solid" fo:border-bottom="#000000 0.018cm solid" fo:padding-left="0.203cm" fo:border-left="#000000 0.009cm solid" fo:padding-right="0.203cm" fo:border-right="#000000 0.018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09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18cm solid" fo:border-bottom="#000000 0.018cm solid" fo:padding-left="0.203cm" fo:border-left="#000000 0.009cm solid" fo:padding-right="0.203cm" fo:border-right="#000000 0.018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09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border-top="#000000 0.018cm solid" fo:border-bottom="#000000 0.018cm solid" fo:padding-left="0.203cm" fo:border-left="#000000 0.009cm solid" fo:padding-right="0.203cm" fo:border-right="#000000 0.018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09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fo:background-color="#ffffff" style:vertical-align="top" fo:border-top="#000000 0.018cm solid" fo:border-bottom="#000000 0.018cm solid" fo:padding-left="0.203cm" fo:border-left="#000000 0.009cm solid" fo:padding-right="0.203cm" fo:border-right="#000000 0.018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 style:parent-style-name="Standard"/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18cm solid" fo:border-bottom="#000000 0.018cm solid" fo:padding-left="0.203cm" fo:border-left="#000000 0.018cm solid" fo:padding-right="0.203cm" fo:border-right="#000000 0.009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bold" style:font-weight-asian="bold" style:font-weight-complex="bold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fo:background-color="#ffffff" style:vertical-align="top" fo:border-top="#000000 0.018cm solid" fo:border-bottom="#000000 0.018cm solid" fo:padding-left="0.203cm" fo:border-left="#000000 0.009cm solid" fo:padding-right="0.203cm" fo:border-right="#000000 0.009cm solid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5_1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3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4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5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6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7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8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29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0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1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2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3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4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5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6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7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8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39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0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1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2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3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4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5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6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7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8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49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50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T125_51" style:family="text">
      <style:text-properties style:text-line-through-style="none" fo:font-style="italic" style:font-style-asian="italic" style:font-style-complex="italic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Roboto" fo:font-size="10pt" style:font-name-asian="Roboto" style:font-size-asian="10pt" style:font-name-complex="Roboto" style:font-size-complex="10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18cm solid" fo:border-bottom="#000000 0.018cm solid" fo:padding-left="0.203cm" fo:border-left="#000000 0.009cm solid" fo:padding-right="0.203cm" fo:border-right="#000000 0.009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break-before="auto" fo:line-height="100%" fo:margin-top="0cm" style:writing-mode="lr-tb"/>
    </style:style>
    <style:style style:name="P130" style:family="paragraph" style:parent-style-name="Standard">
      <style:paragraph-properties fo:break-before="auto" fo:line-height="100%" fo:margin-top="0cm" style:writing-mode="lr-tb"/>
      <style:text-properties style:font-name="Roboto" style:font-name-asian="Roboto" style:font-name-complex="Roboto"/>
    </style:style>
    <style:style style:name="P131" style:family="paragraph" style:parent-style-name="Standard">
      <style:paragraph-properties fo:break-before="auto" fo:line-height="100%" fo:margin-top="0cm" fo:margin-bottom="0cm" style:writing-mode="lr-tb"/>
    </style:style>
    <style:style style:name="T131_1" style:family="text">
      <style:text-properties style:font-name="Roboto" fo:font-size="16pt" style:font-name-asian="Roboto" style:font-size-asian="16pt" style:font-name-complex="Roboto" style:font-size-complex="16pt"/>
    </style:style>
    <style:style style:name="P132" style:family="paragraph" style:parent-style-name="Standard">
      <style:paragraph-properties fo:break-before="auto" fo:line-height="100%" fo:margin-bottom="0cm" style:writing-mode="lr-tb"/>
      <style:text-properties style:font-name="Roboto" fo:font-size="16pt" style:font-name-asian="Roboto" style:font-size-asian="16pt" style:font-name-complex="Roboto" style:font-size-complex="16pt"/>
    </style:style>
    <style:style style:name="Table2" style:family="table">
      <style:table-properties table:align="left" style:width="16.413cm" fo:margin-left="-0.203cm"/>
    </style:style>
    <style:style style:name="Column3" style:family="table-column">
      <style:table-column-properties style:column-width="9.761cm"/>
    </style:style>
    <style:style style:name="Column4" style:family="table-column">
      <style:table-column-properties style:column-width="6.652cm"/>
    </style:style>
    <style:style style:name="Row7" style:family="table-row"/>
    <style:style style:name="Cell13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33" style:family="paragraph" style:parent-style-name="Standard">
      <style:paragraph-properties fo:text-align="left" fo:break-before="auto" fo:line-height="150%" fo:margin-top="0cm" fo:margin-bottom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34" style:family="paragraph" style:parent-style-name="Standard">
      <style:paragraph-properties fo:text-align="center" fo:break-before="auto" fo:text-indent="0cm" fo:line-height="150%" fo:margin-top="0.353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35" style:family="paragraph" style:parent-style-name="Standard">
      <style:paragraph-properties fo:text-align="center" fo:break-before="auto" fo:text-indent="0cm" fo:line-height="150%" fo:margin-top="0.353cm" fo:margin-bottom="0cm" fo:margin-left="0cm" fo:margin-right="0cm" fo:orphans="2" fo:widows="2" style:writing-mode="lr-tb"/>
    </style:style>
    <style:style style:name="T135_1" style:family="text" style:parent-style-name="Standard"/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3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3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3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3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3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3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3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39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40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4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4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4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6_4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38" style:family="paragraph" style:parent-style-name="Standard">
      <style:paragraph-properties fo:text-align="left" fo:break-before="auto" fo:line-height="150%" fo:margin-top="0cm" fo:margin-bottom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39" style:family="paragraph" style:parent-style-name="Standard">
      <style:paragraph-properties fo:text-align="center" fo:break-before="auto" fo:text-indent="0cm" fo:line-height="150%" fo:margin-top="0.353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middle" fo:border-top="#000000 0.035cm solid" fo:border-bottom="#000000 0.035cm solid" fo:padding-left="0.203cm" fo:border-left="#000000 0.035cm solid" fo:padding-right="0.203cm" fo:border-right="#000000 0.035cm solid"/>
    </style:style>
    <style:style style:name="P140" style:family="paragraph" style:parent-style-name="Standard">
      <style:paragraph-properties fo:text-align="center" fo:break-before="auto" fo:text-indent="0cm" fo:line-height="150%" fo:margin-top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center" fo:break-before="auto" fo:text-indent="0cm" fo:line-height="150%" fo:margin-top="0.353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000000 0.035cm solid" fo:border-bottom="#000000 0.035cm solid" fo:padding-left="0.203cm" fo:border-left="#000000 0.035cm solid" fo:padding-right="0.203cm" fo:border-right="#000000 0.035cm solid"/>
    </style:style>
    <style:style style:name="P142" style:family="paragraph" style:parent-style-name="Standard">
      <style:paragraph-properties fo:text-align="left" fo:break-before="auto" fo:line-height="150%" fo:margin-top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line-height="150%" fo:margin-top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line-height="150%" fo:margin-top="0cm" fo:margin-bottom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break-before="auto" fo:line-height="100%" style:writing-mode="lr-tb"/>
    </style:style>
    <style:style style:name="P146" style:family="paragraph" style:parent-style-name="Standard">
      <style:paragraph-properties fo:break-before="page" fo:line-height="100%" fo:margin-top="0cm" style:writing-mode="lr-tb"/>
    </style:style>
    <style:style style:name="T146_1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46_2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T146_3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147" style:family="paragraph" style:parent-style-name="Standard">
      <style:paragraph-properties fo:break-before="auto" fo:text-indent="0cm" fo:line-height="100%" fo:margin-top="0cm" fo:margin-left="0.635cm" style:writing-mode="lr-tb"/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148" style:family="paragraph" style:parent-style-name="Standard">
      <style:paragraph-properties fo:break-before="auto" fo:line-height="150%" fo:margin-top="0cm" style:writing-mode="lr-tb"/>
    </style:style>
    <style:style style:name="T148_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1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1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1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1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1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1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1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1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1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1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2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3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4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4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4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4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8_4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P149" style:family="paragraph" style:parent-style-name="Standard">
      <style:paragraph-properties fo:break-before="auto" fo:line-height="150%" fo:margin-top="0cm" style:writing-mode="lr-tb"/>
    </style:style>
    <style:style style:name="T149_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1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1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1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1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1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1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1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1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1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1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2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2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2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49_2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P150" style:family="paragraph" style:parent-style-name="Standard">
      <style:paragraph-properties fo:break-before="auto" fo:line-height="150%" fo:margin-top="0cm" style:writing-mode="lr-tb"/>
    </style:style>
    <style:style style:name="T150_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1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1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1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1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1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1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1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1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1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1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2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2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2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2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2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2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0_2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P151" style:family="paragraph" style:parent-style-name="Standard">
      <style:paragraph-properties fo:break-before="auto" fo:line-height="150%" fo:margin-top="0cm" style:writing-mode="lr-tb"/>
    </style:style>
    <style:style style:name="T151_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1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1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1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1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1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1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1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1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1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1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2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2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1_2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P152" style:family="paragraph" style:parent-style-name="Standard">
      <style:paragraph-properties fo:break-before="auto" fo:line-height="150%" fo:margin-top="0cm" style:writing-mode="lr-tb"/>
    </style:style>
    <style:style style:name="T152_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1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1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1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1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1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1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1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1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1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1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2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3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4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5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6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6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2_6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P153" style:family="paragraph" style:parent-style-name="Standard">
      <style:paragraph-properties fo:break-before="auto" fo:line-height="150%" fo:margin-top="0cm" style:writing-mode="lr-tb"/>
    </style:style>
    <style:style style:name="T153_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1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1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1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1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1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1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1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1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1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1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2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3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4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3_59" style:family="text"/>
    <style:style style:name="T153_60" style:family="text">
      <style:text-properties fo:color="#1155cc" style:font-name="Roboto" style:font-name-asian="Roboto" style:font-name-complex="Roboto" style:text-underline-style="solid" style:text-underline-color="font-color"/>
    </style:style>
    <style:style style:name="T153_61" style:family="text"/>
    <style:style style:name="T153_62" style:family="text">
      <style:text-properties fo:color="#1155cc" style:font-name="Roboto" style:font-name-asian="Roboto" style:font-name-complex="Roboto" style:text-underline-style="solid" style:text-underline-color="font-color"/>
    </style:style>
    <style:style style:name="T153_63" style:family="text"/>
    <style:style style:name="T153_64" style:family="text">
      <style:text-properties fo:color="#1155cc" style:font-name="Roboto" style:font-name-asian="Roboto" style:font-name-complex="Roboto" style:text-underline-style="solid" style:text-underline-color="font-color"/>
    </style:style>
    <style:style style:name="T153_65" style:family="text"/>
    <style:style style:name="T153_66" style:family="text">
      <style:text-properties fo:color="#1155cc" style:font-name="Roboto" style:font-name-asian="Roboto" style:font-name-complex="Roboto" style:text-underline-style="solid" style:text-underline-color="font-color"/>
    </style:style>
    <style:style style:name="T153_67" style:family="text"/>
    <style:style style:name="T153_68" style:family="text">
      <style:text-properties fo:color="#1155cc" style:font-name="Roboto" style:font-name-asian="Roboto" style:font-name-complex="Roboto" style:text-underline-style="solid" style:text-underline-color="font-color"/>
    </style:style>
    <style:style style:name="T153_69" style:family="text"/>
    <style:style style:name="P154" style:family="paragraph" style:parent-style-name="Standard">
      <style:paragraph-properties fo:break-before="auto" fo:text-indent="0cm" fo:line-height="150%" fo:margin-top="0.353cm" fo:margin-left="1.27cm" style:writing-mode="lr-tb"/>
    </style:style>
    <style:style style:name="T154_1" style:family="text" style:parent-style-name="Standard"/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1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1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1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1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1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1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2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2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2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2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2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2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2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2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2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2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3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3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3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3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3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3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3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3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3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3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4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4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4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4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4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4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4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4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4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4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5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5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5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53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54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55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56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57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58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59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60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61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T155_62" style:family="text">
      <style:text-properties fo:color="#000000" style:font-name="Roboto" fo:font-size="11pt" style:font-name-asian="Roboto" style:font-size-asian="11pt" style:font-name-complex="Roboto" style:font-size-complex="11pt"/>
    </style:style>
    <style:style style:name="P156" style:family="paragraph" style:parent-style-name="Standard">
      <style:paragraph-properties fo:break-before="auto" fo:line-height="150%" fo:margin-top="0cm" style:writing-mode="lr-tb"/>
    </style:style>
    <style:style style:name="T156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5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5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5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5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6_5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57" style:family="paragraph" style:parent-style-name="Standard">
      <style:paragraph-properties fo:break-before="auto" fo:line-height="150%" fo:margin-top="0cm" style:writing-mode="lr-tb"/>
    </style:style>
    <style:style style:name="T157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1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2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3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4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5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6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7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8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8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8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8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7_8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58" style:family="paragraph" style:parent-style-name="Standard">
      <style:paragraph-properties fo:break-before="auto" fo:line-height="150%" fo:margin-top="0cm" style:writing-mode="lr-tb"/>
    </style:style>
    <style:style style:name="T158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8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59" style:family="paragraph" style:parent-style-name="Standard">
      <style:paragraph-properties fo:break-before="auto" fo:line-height="150%" fo:margin-top="0cm" style:writing-mode="lr-tb"/>
    </style:style>
    <style:style style:name="T159_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9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10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11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12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13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14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15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16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17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T159_18" style:family="text">
      <style:text-properties fo:color="#000000" style:font-name="Roboto" fo:font-size="11pt" style:font-name-asian="Roboto" style:font-size-asian="11pt" style:font-name-complex="Roboto" style:font-size-complex="11pt" fo:font-weight="normal" style:font-weight-asian="normal" style:font-weight-complex="normal"/>
    </style:style>
    <style:style style:name="P160" style:family="paragraph" style:parent-style-name="Standard">
      <style:paragraph-properties fo:break-before="auto" fo:line-height="100%" fo:margin-top="0cm" style:writing-mode="lr-tb"/>
      <style:text-properties style:font-name="Roboto" fo:font-size="16pt" style:font-name-asian="Roboto" style:font-size-asian="16pt" style:font-name-complex="Roboto" style:font-size-complex="16pt"/>
    </style:style>
    <style:style style:name="P161" style:family="paragraph" style:parent-style-name="Standard">
      <style:paragraph-properties fo:break-before="page" fo:line-height="100%" fo:margin-top="0cm" style:writing-mode="lr-tb"/>
    </style:style>
    <style:style style:name="T161_1" style:family="text"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162" style:family="paragraph" style:parent-style-name="Standard">
      <style:paragraph-properties fo:break-before="auto" fo:text-indent="0cm" fo:line-height="100%" fo:margin-top="0cm" fo:margin-left="0.635cm" style:writing-mode="lr-tb"/>
      <style:text-properties fo:color="#000000" style:font-name="Roboto" fo:font-size="16pt" style:font-name-asian="Roboto" style:font-size-asian="16pt" style:font-name-complex="Roboto" style:font-size-complex="16pt" fo:font-weight="normal" style:font-weight-asian="normal" style:font-weight-complex="normal"/>
    </style:style>
    <style:style style:name="P163" style:family="paragraph" style:parent-style-name="Standard">
      <style:paragraph-properties fo:break-before="auto" fo:line-height="150%" fo:margin-top="0.353cm" style:writing-mode="lr-tb"/>
    </style:style>
    <style:style style:name="T163_1" style:family="text">
      <style:text-properties fo:color="#000000" style:font-name="Roboto" style:font-name-asian="Roboto" style:font-name-complex="Roboto" fo:font-weight="bold" style:font-weight-asian="bold" style:font-weight-complex="bold"/>
    </style:style>
    <style:style style:name="T163_2" style:family="text">
      <style:text-properties fo:color="#000000" style:font-name="Roboto" style:font-name-asian="Roboto" style:font-name-complex="Roboto" fo:font-weight="bold" style:font-weight-asian="bold" style:font-weight-complex="bold"/>
    </style:style>
    <style:style style:name="T163_3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3_4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3_5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3_6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3_7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3_8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3_9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3_10" style:family="text">
      <style:text-properties fo:color="#000000" style:font-name="Roboto" style:font-name-asian="Roboto" style:font-name-complex="Roboto"/>
    </style:style>
    <style:style style:name="T163_11" style:family="text" style:parent-style-name="Standard"/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fo:color="#000000" style:font-name="Roboto" style:font-name-asian="Roboto" style:font-name-complex="Roboto"/>
    </style:style>
    <style:style style:name="T164_8" style:family="text">
      <style:text-properties fo:color="#000000" style:font-name="Roboto" style:font-name-asian="Roboto" style:font-name-complex="Roboto"/>
    </style:style>
    <style:style style:name="T164_9" style:family="text">
      <style:text-properties fo:color="#000000" style:font-name="Roboto" style:font-name-asian="Roboto" style:font-name-complex="Roboto"/>
    </style:style>
    <style:style style:name="T164_10" style:family="text">
      <style:text-properties fo:color="#000000" style:font-name="Roboto" style:font-name-asian="Roboto" style:font-name-complex="Roboto"/>
    </style:style>
    <style:style style:name="T164_11" style:family="text">
      <style:text-properties fo:color="#000000" style:font-name="Roboto" style:font-name-asian="Roboto" style:font-name-complex="Roboto"/>
    </style:style>
    <style:style style:name="T164_12" style:family="text">
      <style:text-properties fo:color="#000000" style:font-name="Roboto" style:font-name-asian="Roboto" style:font-name-complex="Roboto"/>
    </style:style>
    <style:style style:name="T164_13" style:family="text">
      <style:text-properties fo:color="#000000" style:font-name="Roboto" style:font-name-asian="Roboto" style:font-name-complex="Roboto"/>
    </style:style>
    <style:style style:name="T164_14" style:family="text">
      <style:text-properties fo:color="#000000" style:font-name="Roboto" style:font-name-asian="Roboto" style:font-name-complex="Roboto"/>
    </style:style>
    <style:style style:name="T164_15" style:family="text">
      <style:text-properties fo:color="#000000" style:font-name="Roboto" style:font-name-asian="Roboto" style:font-name-complex="Roboto"/>
    </style:style>
    <style:style style:name="T164_16" style:family="text">
      <style:text-properties fo:color="#000000" style:font-name="Roboto" style:font-name-asian="Roboto" style:font-name-complex="Roboto"/>
    </style:style>
    <style:style style:name="T164_17" style:family="text">
      <style:text-properties fo:color="#000000" style:font-name="Roboto" style:font-name-asian="Roboto" style:font-name-complex="Roboto"/>
    </style:style>
    <style:style style:name="T164_18" style:family="text">
      <style:text-properties style:font-name="Roboto" style:font-name-asian="Roboto" style:font-name-complex="Roboto"/>
    </style:style>
    <style:style style:name="T164_19" style:family="text">
      <style:text-properties fo:color="#000000" style:font-name="Roboto" style:font-name-asian="Roboto" style:font-name-complex="Roboto"/>
    </style:style>
    <style:style style:name="T164_20" style:family="text">
      <style:text-properties style:font-name="Roboto" style:font-name-asian="Roboto" style:font-name-complex="Roboto"/>
    </style:style>
    <style:style style:name="T164_21" style:family="text">
      <style:text-properties fo:color="#000000" style:font-name="Roboto" style:font-name-asian="Roboto" style:font-name-complex="Roboto"/>
    </style:style>
    <style:style style:name="T164_22" style:family="text">
      <style:text-properties fo:color="#000000" style:font-name="Roboto" style:font-name-asian="Roboto" style:font-name-complex="Roboto"/>
    </style:style>
    <style:style style:name="T164_23" style:family="text">
      <style:text-properties fo:color="#000000" style:font-name="Roboto" style:font-name-asian="Roboto" style:font-name-complex="Roboto"/>
    </style:style>
    <style:style style:name="T164_24" style:family="text">
      <style:text-properties fo:color="#000000" style:font-name="Roboto" style:font-name-asian="Roboto" style:font-name-complex="Roboto"/>
    </style:style>
    <style:style style:name="T164_25" style:family="text">
      <style:text-properties fo:color="#000000" style:font-name="Roboto" style:font-name-asian="Roboto" style:font-name-complex="Roboto"/>
    </style:style>
    <style:style style:name="T164_26" style:family="text">
      <style:text-properties fo:color="#000000" style:font-name="Roboto" style:font-name-asian="Roboto" style:font-name-complex="Roboto"/>
    </style:style>
    <style:style style:name="T164_27" style:family="text">
      <style:text-properties fo:color="#000000" style:font-name="Roboto" style:font-name-asian="Roboto" style:font-name-complex="Roboto"/>
    </style:style>
    <style:style style:name="T164_28" style:family="text">
      <style:text-properties fo:color="#000000" style:font-name="Roboto" style:font-name-asian="Roboto" style:font-name-complex="Roboto"/>
    </style:style>
    <style:style style:name="T164_29" style:family="text">
      <style:text-properties fo:color="#000000" style:font-name="Roboto" style:font-name-asian="Roboto" style:font-name-complex="Roboto"/>
    </style:style>
    <style:style style:name="T164_30" style:family="text">
      <style:text-properties fo:color="#000000" style:font-name="Roboto" style:font-name-asian="Roboto" style:font-name-complex="Roboto"/>
    </style:style>
    <style:style style:name="T164_31" style:family="text">
      <style:text-properties fo:color="#000000" style:font-name="Roboto" style:font-name-asian="Roboto" style:font-name-complex="Roboto"/>
    </style:style>
    <style:style style:name="T164_32" style:family="text">
      <style:text-properties fo:color="#000000" style:font-name="Roboto" style:font-name-asian="Roboto" style:font-name-complex="Roboto"/>
    </style:style>
    <style:style style:name="T164_33" style:family="text">
      <style:text-properties fo:color="#000000" style:font-name="Roboto" style:font-name-asian="Roboto" style:font-name-complex="Roboto"/>
    </style:style>
    <style:style style:name="T164_34" style:family="text">
      <style:text-properties fo:color="#000000" style:font-name="Roboto" style:font-name-asian="Roboto" style:font-name-complex="Roboto"/>
    </style:style>
    <style:style style:name="T164_35" style:family="text">
      <style:text-properties fo:color="#000000" style:font-name="Roboto" style:font-name-asian="Roboto" style:font-name-complex="Roboto"/>
    </style:style>
    <style:style style:name="T164_36" style:family="text">
      <style:text-properties fo:color="#000000" style:font-name="Roboto" style:font-name-asian="Roboto" style:font-name-complex="Roboto"/>
    </style:style>
    <style:style style:name="T164_37" style:family="text">
      <style:text-properties fo:color="#000000" style:font-name="Roboto" style:font-name-asian="Roboto" style:font-name-complex="Roboto"/>
    </style:style>
    <style:style style:name="T164_38" style:family="text">
      <style:text-properties fo:color="#000000" style:font-name="Roboto" style:font-name-asian="Roboto" style:font-name-complex="Roboto"/>
    </style:style>
    <style:style style:name="T164_39" style:family="text">
      <style:text-properties fo:color="#000000" style:font-name="Roboto" style:font-name-asian="Roboto" style:font-name-complex="Roboto"/>
    </style:style>
    <style:style style:name="T164_40" style:family="text">
      <style:text-properties fo:color="#000000" style:font-name="Roboto" style:font-name-asian="Roboto" style:font-name-complex="Roboto"/>
    </style:style>
    <style:style style:name="T164_41" style:family="text">
      <style:text-properties fo:color="#000000" style:font-name="Roboto" style:font-name-asian="Roboto" style:font-name-complex="Roboto"/>
    </style:style>
    <style:style style:name="T164_42" style:family="text">
      <style:text-properties fo:color="#000000" style:font-name="Roboto" style:font-name-asian="Roboto" style:font-name-complex="Roboto"/>
    </style:style>
    <style:style style:name="T164_43" style:family="text">
      <style:text-properties fo:color="#000000" style:font-name="Roboto" style:font-name-asian="Roboto" style:font-name-complex="Roboto"/>
    </style:style>
    <style:style style:name="T164_44" style:family="text">
      <style:text-properties style:font-name="Roboto" style:font-name-asian="Roboto" style:font-name-complex="Roboto"/>
    </style:style>
    <style:style style:name="T164_45" style:family="text">
      <style:text-properties style:font-name="Roboto" style:font-name-asian="Roboto" style:font-name-complex="Roboto"/>
    </style:style>
    <style:style style:name="T164_46" style:family="text">
      <style:text-properties style:font-name="Roboto" style:font-name-asian="Roboto" style:font-name-complex="Roboto"/>
    </style:style>
    <style:style style:name="T164_47" style:family="text">
      <style:text-properties style:font-name="Roboto" style:font-name-asian="Roboto" style:font-name-complex="Roboto"/>
    </style:style>
    <style:style style:name="T164_48" style:family="text">
      <style:text-properties style:font-name="Roboto" style:font-name-asian="Roboto" style:font-name-complex="Roboto"/>
    </style:style>
    <style:style style:name="T164_49" style:family="text">
      <style:text-properties style:font-name="Roboto" style:font-name-asian="Roboto" style:font-name-complex="Roboto"/>
    </style:style>
    <style:style style:name="T164_50" style:family="text">
      <style:text-properties style:font-name="Roboto" style:font-name-asian="Roboto" style:font-name-complex="Roboto"/>
    </style:style>
    <style:style style:name="T164_51" style:family="text">
      <style:text-properties style:font-name="Roboto" style:font-name-asian="Roboto" style:font-name-complex="Roboto"/>
    </style:style>
    <style:style style:name="T164_52" style:family="text">
      <style:text-properties style:font-name="Roboto" style:font-name-asian="Roboto" style:font-name-complex="Roboto"/>
    </style:style>
    <style:style style:name="T164_53" style:family="text">
      <style:text-properties style:font-name="Roboto" style:font-name-asian="Roboto" style:font-name-complex="Roboto"/>
    </style:style>
    <style:style style:name="T164_54" style:family="text">
      <style:text-properties style:font-name="Roboto" style:font-name-asian="Roboto" style:font-name-complex="Roboto"/>
    </style:style>
    <style:style style:name="T164_55" style:family="text">
      <style:text-properties style:font-name="Roboto" style:font-name-asian="Roboto" style:font-name-complex="Roboto"/>
    </style:style>
    <style:style style:name="T164_56" style:family="text">
      <style:text-properties style:font-name="Roboto" style:font-name-asian="Roboto" style:font-name-complex="Roboto"/>
    </style:style>
    <style:style style:name="T164_57" style:family="text">
      <style:text-properties style:font-name="Roboto" style:font-name-asian="Roboto" style:font-name-complex="Roboto"/>
    </style:style>
    <style:style style:name="T164_58" style:family="text">
      <style:text-properties fo:color="#000000" style:font-name="Roboto" style:font-name-asian="Roboto" style:font-name-complex="Roboto"/>
    </style:style>
    <style:style style:name="P165" style:family="paragraph" style:parent-style-name="Standard">
      <style:paragraph-properties fo:break-before="auto" fo:line-height="150%" fo:margin-top="0.353cm" style:writing-mode="lr-tb"/>
    </style:style>
    <style:style style:name="T165_1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5_2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5_3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5_4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5_5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5_6" style:family="text">
      <style:text-properties fo:color="#000000" style:font-name="Roboto" style:font-name-asian="Roboto" style:font-name-complex="Roboto" fo:font-weight="bold" style:font-weight-asian="bold" style:font-weight-complex="bold"/>
    </style:style>
    <style:style style:name="T165_7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5_8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5_9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5_10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5_11" style:family="text">
      <style:text-properties style:font-name="Roboto" style:font-name-asian="Roboto" style:font-name-complex="Roboto" fo:font-weight="bold" style:font-weight-asian="bold" style:font-weight-complex="bold"/>
    </style:style>
    <style:style style:name="P166" style:family="paragraph" style:parent-style-name="Standard">
      <style:paragraph-properties fo:break-before="auto" fo:line-height="150%" fo:margin-top="0.353cm" style:writing-mode="lr-tb"/>
    </style:style>
    <style:style style:name="T166_1" style:family="text">
      <style:text-properties fo:color="#000000" style:font-name="Roboto" style:font-name-asian="Roboto" style:font-name-complex="Roboto" fo:font-weight="bold" style:font-weight-asian="bold" style:font-weight-complex="bold"/>
    </style:style>
    <style:style style:name="T166_2" style:family="text">
      <style:text-properties fo:color="#000000" style:font-name="Roboto" style:font-name-asian="Roboto" style:font-name-complex="Roboto" fo:font-weight="bold" style:font-weight-asian="bold" style:font-weight-complex="bold"/>
    </style:style>
    <style:style style:name="T166_3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6_4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6_5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6_6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6_7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6_8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6_9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6_10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6_11" style:family="text">
      <style:text-properties style:font-name="Roboto" style:font-name-asian="Roboto" style:font-name-complex="Roboto" fo:font-weight="bold" style:font-weight-asian="bold" style:font-weight-complex="bold"/>
    </style:style>
    <style:style style:name="P167" style:family="paragraph" style:parent-style-name="Standard">
      <style:paragraph-properties fo:break-before="auto" fo:line-height="150%" fo:margin-top="0.353cm" style:writing-mode="lr-tb"/>
    </style:style>
    <style:style style:name="T167_1" style:family="text">
      <style:text-properties fo:color="#000000" style:font-name="Roboto" style:font-name-asian="Roboto" style:font-name-complex="Roboto" fo:font-weight="bold" style:font-weight-asian="bold" style:font-weight-complex="bold"/>
    </style:style>
    <style:style style:name="T167_2" style:family="text">
      <style:text-properties fo:color="#000000" style:font-name="Roboto" style:font-name-asian="Roboto" style:font-name-complex="Roboto" fo:font-weight="bold" style:font-weight-asian="bold" style:font-weight-complex="bold"/>
    </style:style>
    <style:style style:name="T167_3" style:family="text">
      <style:text-properties fo:color="#000000" style:font-name="Roboto" style:font-name-asian="Roboto" style:font-name-complex="Roboto" fo:font-weight="bold" style:font-weight-asian="bold" style:font-weight-complex="bold"/>
    </style:style>
    <style:style style:name="T167_4" style:family="text">
      <style:text-properties fo:color="#000000" style:font-name="Roboto" style:font-name-asian="Roboto" style:font-name-complex="Roboto" fo:font-weight="bold" style:font-weight-asian="bold" style:font-weight-complex="bold"/>
    </style:style>
    <style:style style:name="T167_5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7_6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7_7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7_8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7_9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7_10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7_11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7_12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7_13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7_14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7_15" style:family="text">
      <style:text-properties style:font-name="Roboto" style:font-name-asian="Roboto" style:font-name-complex="Roboto" fo:font-weight="bold" style:font-weight-asian="bold" style:font-weight-complex="bold"/>
    </style:style>
    <style:style style:name="P168" style:family="paragraph" style:parent-style-name="Standard">
      <style:paragraph-properties fo:break-before="auto" fo:line-height="150%" fo:margin-top="0.353cm" fo:margin-bottom="0cm" style:writing-mode="lr-tb"/>
    </style:style>
    <style:style style:name="T168_1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68_2" style:family="text">
      <style:text-properties fo:color="#000000" style:font-name="Roboto" fo:font-size="11pt" style:font-name-asian="Roboto" style:font-size-asian="11pt" style:font-name-complex="Roboto" style:font-size-complex="11pt" fo:font-weight="bold" style:font-weight-asian="bold" style:font-weight-complex="bold"/>
    </style:style>
    <style:style style:name="T168_3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8_4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8_5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8_6" style:family="text">
      <style:text-properties style:font-name="Roboto" style:font-name-asian="Roboto" style:font-name-complex="Roboto" fo:font-weight="bold" style:font-weight-asian="bold" style:font-weight-complex="bold"/>
    </style:style>
    <style:style style:name="T168_7" style:family="text">
      <style:text-properties style:font-name="Roboto" style:font-name-asian="Roboto" style:font-name-complex="Roboto" fo:font-weight="bold" style:font-weight-asian="bold" style:font-weight-complex="bold"/>
    </style:style>
  </office:automatic-styles>
  <office:body>
    <office:text>
      <text:p text:style-name="P1"><text:span text:style-name="T1_1">03<text:s/></text:span><text:span text:style-name="T1_2">de</text:span><text:span text:style-name="T1_3"><text:s/></text:span><text:span text:style-name="T1_4">agosto</text:span><text:span text:style-name="T1_5"><text:s/></text:span><text:span text:style-name="T1_6">de</text:span><text:span text:style-name="T1_7"><text:s/>2015</text:span></text:p>
      <text:p text:style-name="P2"><text:span text:style-name="T2_1">Proposta</text:span><text:span text:style-name="T2_2"><text:s/></text:span><text:span text:style-name="T2_3">de</text:span><text:span text:style-name="T2_4"><text:s/></text:span><text:span text:style-name="T2_5">trabalho</text:span><text:span text:style-name="T2_6"><text:s/></text:span></text:p>
      <text:p text:style-name="P3"><text:span text:style-name="T3_1">para</text:span><text:span text:style-name="T3_2"><text:s/></text:span><text:span text:style-name="T3_3">P</text:span><text:span text:style-name="T3_4">restação</text:span><text:span text:style-name="T3_5"><text:s/></text:span><text:span text:style-name="T3_6">de</text:span><text:span text:style-name="T3_7"><text:s/></text:span><text:span text:style-name="T3_8">S</text:span><text:span text:style-name="T3_9">erviços</text:span><text:span text:style-name="T3_10"><text:s/></text:span><text:span text:style-name="T3_11"><text:line-break/></text:span></text:p>
      <text:p text:style-name="P4"><text:span text:style-name="T4_1">Nome</text:span><text:span text:style-name="T4_2"><text:s/></text:span><text:span text:style-name="T4_3">do</text:span><text:span text:style-name="T4_4"><text:s/></text:span><text:span text:style-name="T4_5">tipo</text:span><text:span text:style-name="T4_6"><text:s/></text:span><text:span text:style-name="T4_7">de</text:span><text:span text:style-name="T4_8"><text:s/></text:span><text:span text:style-name="T4_9">projeto</text:span><text:span text:style-name="T4_10"><text:s/>(</text:span><text:span text:style-name="T4_11">Ex</text:span><text:span text:style-name="T4_12">.:<text:s/></text:span><text:span text:style-name="T4_13">Produção</text:span><text:span text:style-name="T4_14"><text:s/></text:span><text:span text:style-name="T4_15">de</text:span><text:span text:style-name="T4_16"><text:s/></text:span><text:span text:style-name="T4_17">Site</text:span><text:span text:style-name="T4_18">).<text:s/></text:span><text:span text:style-name="T4_19">Código</text:span><text:span text:style-name="T4_20"><text:s/></text:span><text:span text:style-name="T4_21">do</text:span><text:span text:style-name="T4_22"><text:s/></text:span><text:span text:style-name="T4_23">Projeto</text:span><text:span text:style-name="T4_24"><text:s/>(</text:span><text:span text:style-name="T4_25">Ex</text:span><text:span text:style-name="T4_26">.:<text:s/></text:span><text:span text:style-name="T4_27">PJ</text:span><text:span text:style-name="T4_28">001)</text:span></text:p>
      <text:p text:style-name="P5"><text:span text:style-name="T5_1">Título</text:span><text:span text:style-name="T5_2"><text:s/></text:span><text:span text:style-name="T5_3">do</text:span><text:span text:style-name="T5_4"><text:s/></text:span><text:span text:style-name="T5_5">Projeto</text:span></text:p>
      <text:p text:style-name="P6"><text:span text:style-name="T6_1"><office:annotation><dc:creator/><text:p text:style-name="P7"><text:span text:style-name="T7_1">Aos</text:span><text:span text:style-name="T7_2"><text:s/></text:span><text:span text:style-name="T7_3">Cuidados</text:span><text:span text:style-name="T7_4"><text:s/></text:span><text:span text:style-name="T7_5">de</text:span><text:span text:style-name="T7_6">...</text:span></text:p></office:annotation></text:span><text:span text:style-name="T7_7">A</text:span><text:span text:style-name="T7_8">/</text:span><text:span text:style-name="T7_9">C</text:span><text:span text:style-name="T7_10">:<text:s/></text:span><text:span text:style-name="T7_11">Marcos</text:span><text:span text:style-name="T7_12"><text:s/></text:span><text:span text:style-name="T7_13">Vinícius</text:span><text:span text:style-name="T7_14"><text:s/></text:span><text:span text:style-name="T7_15">Silva</text:span><text:span text:style-name="T7_16"><text:s/></text:span><text:span text:style-name="T7_17">de</text:span><text:span text:style-name="T7_18"><text:s/></text:span><text:span text:style-name="T7_19">Freitas</text:span></text:p>
      <text:p text:style-name="P8"/>
      <text:p text:style-name="P9"><text:span text:style-name="T9_1">1.<text:s/></text:span><text:span text:style-name="T9_2">Apresentação</text:span></text:p>
      <text:p text:style-name="P10"/>
      <text:p text:style-name="P11"><text:span text:style-name="T11_1"><office:annotation><dc:creator/><text:p text:style-name="P12"><text:span text:style-name="T12_1">Os</text:span><text:span text:style-name="T12_2"><text:s/></text:span><text:span text:style-name="T12_3">textos</text:span><text:span text:style-name="T12_4"><text:s/></text:span><text:span text:style-name="T12_5">em</text:span><text:span text:style-name="T12_6"><text:s/></text:span><text:span text:style-name="T12_7">itálico</text:span><text:span text:style-name="T12_8"><text:s/></text:span><text:span text:style-name="T12_9">e</text:span><text:span text:style-name="T12_10"><text:s/></text:span><text:span text:style-name="T12_11">sublinhado</text:span><text:span text:style-name="T12_12"><text:s/></text:span><text:span text:style-name="T12_13">podem</text:span><text:span text:style-name="T12_14"><text:s/></text:span><text:span text:style-name="T12_15">ser</text:span><text:span text:style-name="T12_16"><text:s/></text:span><text:span text:style-name="T12_17">removidos</text:span><text:span text:style-name="T12_18"><text:s/></text:span><text:span text:style-name="T12_19">sem</text:span><text:span text:style-name="T12_20"><text:s/></text:span><text:span text:style-name="T12_21">alteração</text:span><text:span text:style-name="T12_22"><text:s/></text:span><text:span text:style-name="T12_23">do</text:span><text:span text:style-name="T12_24"><text:s/></text:span><text:span text:style-name="T12_25">sentido</text:span><text:span text:style-name="T12_26"><text:s/></text:span><text:span text:style-name="T12_27">do</text:span><text:span text:style-name="T12_28"><text:s/></text:span><text:span text:style-name="T12_29">documento</text:span><text:span text:style-name="T12_30">.</text:span></text:p></office:annotation></text:span><text:span text:style-name="T12_31">Apresentação</text:span><text:span text:style-name="T12_32"><text:s/></text:span><text:span text:style-name="T12_33">da</text:span><text:span text:style-name="T12_34"><text:s/></text:span><text:span text:style-name="T12_35">sua</text:span><text:span text:style-name="T12_36"><text:s/></text:span><text:span text:style-name="T12_37">empresa</text:span><text:span text:style-name="T12_38"><text:s/></text:span><text:span text:style-name="T12_39">ou</text:span><text:span text:style-name="T12_40"><text:s/></text:span><text:span text:style-name="T12_41">de</text:span><text:span text:style-name="T12_42"><text:s/></text:span><text:span text:style-name="T12_43">você</text:span><text:span text:style-name="T12_44"><text:s/></text:span><text:span text:style-name="T12_45">como</text:span><text:span text:style-name="T12_46"><text:s/></text:span><text:span text:style-name="T12_47">um</text:span><text:span text:style-name="T12_48"><text:s/></text:span><text:span text:style-name="T12_49">profissional</text:span><text:span text:style-name="T12_50"><text:s/></text:span><text:span text:style-name="T12_51">freelancer</text:span><text:span text:style-name="T12_52"><text:s/></text:span><text:span text:style-name="T12_53">em</text:span><text:span text:style-name="T12_54"><text:s/></text:span><text:span text:style-name="T12_55">poucas</text:span><text:span text:style-name="T12_56"><text:s/></text:span><text:span text:style-name="T12_57">linhas</text:span><text:span text:style-name="T12_58">.</text:span></text:p>
      <text:p text:style-name="P13"/>
      <text:p text:style-name="P14"><text:span text:style-name="T14_1">2.<text:s/></text:span><text:span text:style-name="T14_2"><office:annotation><dc:creator/><text:p text:style-name="P15"><text:span text:style-name="T15_1">É</text:span><text:span text:style-name="T15_2"><text:s/></text:span><text:span text:style-name="T15_3">a</text:span><text:span text:style-name="T15_4"><text:s/></text:span><text:span text:style-name="T15_5">descrição</text:span><text:span text:style-name="T15_6"><text:s/></text:span><text:span text:style-name="T15_7">de</text:span><text:span text:style-name="T15_8"><text:s/></text:span><text:span text:style-name="T15_9">cada</text:span><text:span text:style-name="T15_10"><text:s/></text:span><text:span text:style-name="T15_11">projeto</text:span><text:span text:style-name="T15_12"><text:s/></text:span><text:span text:style-name="T15_13">envolvido</text:span><text:span text:style-name="T15_14"><text:s/></text:span><text:span text:style-name="T15_15">no</text:span><text:span text:style-name="T15_16"><text:s/></text:span><text:span text:style-name="T15_17">contrato</text:span></text:p></office:annotation></text:span><text:span text:style-name="T15_18">Projeto</text:span><text:span text:style-name="T15_19">(</text:span><text:span text:style-name="T15_20">s</text:span><text:span text:style-name="T15_21">)</text:span></text:p>
      <text:p text:style-name="P16"/>
      <text:p text:style-name="P17"><text:span text:style-name="T17_1">2.1<text:s/></text:span><text:span text:style-name="T17_2">Desenvolvimento</text:span><text:span text:style-name="T17_3"><text:s/></text:span><text:span text:style-name="T17_4">WEB</text:span><text:span text:style-name="T17_5">.</text:span></text:p>
      <text:p text:style-name="P18"/>
      <text:p text:style-name="P19"><text:span text:style-name="T19_1">Esta</text:span><text:span text:style-name="T19_2"><text:s/></text:span><text:span text:style-name="T19_3">é</text:span><text:span text:style-name="T19_4"><text:s/></text:span><text:span text:style-name="T19_5">a</text:span><text:span text:style-name="T19_6"><text:s/></text:span><text:span text:style-name="T19_7">proposta</text:span><text:span text:style-name="T19_8"><text:s/></text:span><text:span text:style-name="T19_9">que</text:span><text:span text:style-name="T19_10"><text:s/></text:span><text:span text:style-name="T19_11">foi</text:span><text:span text:style-name="T19_12"><text:s/></text:span><text:span text:style-name="T19_13">solicitada</text:span><text:span text:style-name="T19_14"><text:s/></text:span><text:span text:style-name="T19_15">pelo</text:span><text:span text:style-name="T19_16"><text:s/></text:span><text:span text:style-name="T19_17">cliente</text:span><text:span text:style-name="T19_18">,<text:s/></text:span><text:span text:style-name="T19_19">foram</text:span><text:span text:style-name="T19_20"><text:s/></text:span><text:span text:style-name="T19_21">definidos</text:span><text:span text:style-name="T19_22"><text:s/></text:span><text:span text:style-name="T19_23">os</text:span><text:span text:style-name="T19_24"><text:s/></text:span><text:span text:style-name="T19_25">menores</text:span><text:span text:style-name="T19_26"><text:s/></text:span><text:span text:style-name="T19_27">valores</text:span><text:span text:style-name="T19_28"><text:s/></text:span><text:span text:style-name="T19_29">e</text:span><text:span text:style-name="T19_30"><text:s/></text:span><text:span text:style-name="T19_31">prazos</text:span><text:span text:style-name="T19_32"><text:s/></text:span><text:span text:style-name="T19_33">que</text:span><text:span text:style-name="T19_34"><text:s/></text:span><text:span text:style-name="T19_35">medem</text:span><text:span text:style-name="T19_36"><text:s/></text:span><text:span text:style-name="T19_37">um</text:span><text:span text:style-name="T19_38"><text:s/></text:span><text:span text:style-name="T19_39">bom</text:span><text:span text:style-name="T19_40"><text:s/></text:span><text:span text:style-name="T19_41">projeto</text:span><text:span text:style-name="T19_42">.</text:span></text:p>
      <text:p text:style-name="P20"><text:span text:style-name="T20_1">O</text:span><text:span text:style-name="T20_2"><text:s/></text:span><text:span text:style-name="T20_3">projeto</text:span><text:span text:style-name="T20_4"><text:s/></text:span><text:span text:style-name="T20_5">de</text:span><text:span text:style-name="T20_6"><text:s/></text:span><text:span text:style-name="T20_7">produção</text:span><text:span text:style-name="T20_8"><text:s/></text:span><text:span text:style-name="T20_9">do</text:span><text:span text:style-name="T20_10"><text:s/></text:span><text:span text:style-name="T20_11">website</text:span><text:span text:style-name="T20_12"><text:s/></text:span><text:span text:style-name="T20_13">prevê</text:span><text:span text:style-name="T20_14"><text:s/></text:span><text:span text:style-name="T20_15">as</text:span><text:span text:style-name="T20_16"><text:s/></text:span><text:span text:style-name="T20_17">seguintes</text:span><text:span text:style-name="T20_18"><text:s/></text:span><text:span text:style-name="T20_19">funcionalidades</text:span><text:span text:style-name="T20_20"><text:s/></text:span><text:span text:style-name="T20_21">e</text:span><text:span text:style-name="T20_22"><text:s/></text:span><text:span text:style-name="T20_23">características</text:span><text:span text:style-name="T20_24"><text:s/></text:span><text:span text:style-name="T20_25">para</text:span><text:span text:style-name="T20_26"><text:s/></text:span><text:span text:style-name="T20_27">o</text:span><text:span text:style-name="T20_28"><text:s/></text:span><text:span text:style-name="T20_29">produto</text:span><text:span text:style-name="T20_30">:<text:s/></text:span></text:p>
      <text:h text:style-name="P21" text:outline-level="10"><text:bookmark-start text:name="h.m0mwxogvgc14"/><text:bookmark-end text:name="h.m0mwxogvgc14"/><text:span text:style-name="T21_1">Características</text:span><text:span text:style-name="T21_2">:</text:span></text:h>
      <text:p text:style-name="P22"/>
      <text:list text:style-name="LS1" xml:id="list0">
        <text:list-item>
          <text:p text:style-name="P23"><text:span text:style-name="T23_1">Tecnologias</text:span><text:span text:style-name="T23_2"><text:s/></text:span><text:span text:style-name="T23_3">abordadas</text:span><text:span text:style-name="T23_4">:<text:s/></text:span></text:p>
        </text:list-item>
      </text:list>
      <text:p text:style-name="P24"><text:span text:style-name="T24_1">Se</text:span><text:span text:style-name="T24_2"><text:s/></text:span><text:span text:style-name="T24_3">achar</text:span><text:span text:style-name="T24_4"><text:s/></text:span><text:span text:style-name="T24_5">necessário</text:span><text:span text:style-name="T24_6">,<text:s/></text:span><text:span text:style-name="T24_7">cite</text:span><text:span text:style-name="T24_8"><text:s/></text:span><text:span text:style-name="T24_9">o</text:span><text:span text:style-name="T24_10"><text:s/></text:span><text:span text:style-name="T24_11">nome</text:span><text:span text:style-name="T24_12"><text:s/></text:span><text:span text:style-name="T24_13">das</text:span><text:span text:style-name="T24_14"><text:s/></text:span><text:span text:style-name="T24_15">tecnologias</text:span><text:span text:style-name="T24_16"><text:s/></text:span><text:span text:style-name="T24_17">envolvidas</text:span><text:span text:style-name="T24_18"><text:s/></text:span><text:span text:style-name="T24_19">no</text:span><text:span text:style-name="T24_20"><text:s/></text:span><text:span text:style-name="T24_21">projeto</text:span><text:span text:style-name="T24_22">.</text:span></text:p>
      <text:list text:style-name="LS1" xml:id="list1" text:continue-list="list0">
        <text:list-item>
          <text:p text:style-name="P25"><text:span text:style-name="T25_1">Compatível</text:span><text:span text:style-name="T25_2"><text:s/></text:span><text:span text:style-name="T25_3">com</text:span><text:span text:style-name="T25_4"><text:s/></text:span><text:span text:style-name="T25_5">as</text:span><text:span text:style-name="T25_6"><text:s/>3<text:s/></text:span><text:span text:style-name="T25_7">últimas</text:span><text:span text:style-name="T25_8"><text:s/></text:span><text:span text:style-name="T25_9">versões</text:span><text:span text:style-name="T25_10"><text:s/></text:span><text:span text:style-name="T25_11">dos</text:span><text:span text:style-name="T25_12"><text:s/></text:span><text:span text:style-name="T25_13">principais</text:span><text:span text:style-name="T25_14"><text:s/></text:span><text:span text:style-name="T25_15">navegadores</text:span><text:span text:style-name="T25_16">.</text:span></text:p>
        </text:list-item>
        <text:list-item>
          <text:p text:style-name="P26"><text:span text:style-name="T26_1">Sistema</text:span><text:span text:style-name="T26_2"><text:s/></text:span><text:span text:style-name="T26_3">Gerenciador</text:span><text:span text:style-name="T26_4"><text:s/></text:span><text:span text:style-name="T26_5">de</text:span><text:span text:style-name="T26_6"><text:s/></text:span><text:span text:style-name="T26_7">Conteúdo</text:span><text:span text:style-name="T26_8">.</text:span></text:p>
        </text:list-item>
      </text:list>
      <text:p text:style-name="P27"><text:span text:style-name="T27_1">Se</text:span><text:span text:style-name="T27_2"><text:s/></text:span><text:span text:style-name="T27_3">achar</text:span><text:span text:style-name="T27_4"><text:s/></text:span><text:span text:style-name="T27_5">necessário</text:span><text:span text:style-name="T27_6">,<text:s/></text:span><text:span text:style-name="T27_7">explique</text:span><text:span text:style-name="T27_8"><text:s/></text:span><text:span text:style-name="T27_9">brevemente</text:span><text:span text:style-name="T27_10"><text:s/></text:span><text:span text:style-name="T27_11">o</text:span><text:span text:style-name="T27_12"><text:s/></text:span><text:span text:style-name="T27_13">que</text:span><text:span text:style-name="T27_14"><text:s/></text:span><text:span text:style-name="T27_15">é</text:span><text:span text:style-name="T27_16"><text:s/></text:span><text:span text:style-name="T27_17">um</text:span><text:span text:style-name="T27_18"><text:s/></text:span><text:span text:style-name="T27_19">CMS</text:span><text:span text:style-name="T27_20"><text:s/></text:span><text:span text:style-name="T27_21">e</text:span><text:span text:style-name="T27_22"><text:s/></text:span><text:span text:style-name="T27_23">cite</text:span><text:span text:style-name="T27_24"><text:s/></text:span><text:span text:style-name="T27_25">se</text:span><text:span text:style-name="T27_26"><text:s/></text:span><text:span text:style-name="T27_27">você</text:span><text:span text:style-name="T27_28"><text:s/></text:span><text:span text:style-name="T27_29">vai</text:span><text:span text:style-name="T27_30"><text:s/></text:span><text:span text:style-name="T27_31">construí</text:span><text:span text:style-name="T27_32"><text:s/></text:span><text:span text:style-name="T27_33">um</text:span><text:span text:style-name="T27_34"><text:s/></text:span><text:span text:style-name="T27_35">ou</text:span><text:span text:style-name="T27_36"><text:s/></text:span><text:span text:style-name="T27_37">vai</text:span><text:span text:style-name="T27_38"><text:s/></text:span><text:span text:style-name="T27_39">utilizar</text:span><text:span text:style-name="T27_40"><text:s/></text:span><text:span text:style-name="T27_41">um</text:span><text:span text:style-name="T27_42"><text:s/></text:span><text:span text:style-name="T27_43">já</text:span><text:span text:style-name="T27_44"><text:s/></text:span><text:span text:style-name="T27_45">existente</text:span><text:span text:style-name="T27_46">.<text:s/></text:span><text:span text:style-name="T27_47">Isso</text:span><text:span text:style-name="T27_48"><text:s/></text:span><text:span text:style-name="T27_49">torna</text:span><text:span text:style-name="T27_50"><text:s/></text:span><text:span text:style-name="T27_51">tudo</text:span><text:span text:style-name="T27_52"><text:s/></text:span><text:span text:style-name="T27_53">mais</text:span><text:span text:style-name="T27_54"><text:s/></text:span><text:span text:style-name="T27_55">transparente</text:span><text:span text:style-name="T27_56">.</text:span></text:p>
      <text:h text:style-name="P28" text:outline-level="10"><text:bookmark-start text:name="h.qcu013bqtq7v"/><text:bookmark-end text:name="h.qcu013bqtq7v"/><text:span text:style-name="T28_1">Macro</text:span><text:span text:style-name="T28_2"><text:s/></text:span><text:span text:style-name="T28_3">Arquitetura</text:span><text:span text:style-name="T28_4"><text:s/></text:span><text:span text:style-name="T28_5">e</text:span><text:span text:style-name="T28_6"><text:s/></text:span><text:span text:style-name="T28_7">Informação</text:span><text:span text:style-name="T28_8">:</text:span></text:h>
      <text:p text:style-name="P29"><text:span text:style-name="T29_1">Aqui</text:span><text:span text:style-name="T29_2"><text:s/></text:span><text:span text:style-name="T29_3">você</text:span><text:span text:style-name="T29_4"><text:s/></text:span><text:span text:style-name="T29_5">vai</text:span><text:span text:style-name="T29_6"><text:s/></text:span><text:span text:style-name="T29_7">descrever</text:span><text:span text:style-name="T29_8"><text:s/></text:span><text:span text:style-name="T29_9">o</text:span><text:span text:style-name="T29_10"><text:s/></text:span><text:span text:style-name="T29_11">projeto</text:span><text:span text:style-name="T29_12"><text:s/></text:span><text:span text:style-name="T29_13">solicitado</text:span><text:span text:style-name="T29_14"><text:s/></text:span><text:span text:style-name="T29_15">pelo</text:span><text:span text:style-name="T29_16"><text:s/></text:span><text:span text:style-name="T29_17">seu</text:span><text:span text:style-name="T29_18"><text:s/></text:span><text:span text:style-name="T29_19">cliente</text:span><text:span text:style-name="T29_20">,<text:s/></text:span><text:span text:style-name="T29_21">informando</text:span><text:span text:style-name="T29_22"><text:s/></text:span><text:span text:style-name="T29_23">se</text:span><text:span text:style-name="T29_24"><text:s/></text:span><text:span text:style-name="T29_25">necessário</text:span><text:span text:style-name="T29_26">,<text:s/></text:span><text:span text:style-name="T29_27">quantidade</text:span><text:span text:style-name="T29_28"><text:s/></text:span><text:span text:style-name="T29_29">de</text:span><text:span text:style-name="T29_30"><text:s/></text:span><text:span text:style-name="T29_31">páginas</text:span><text:span text:style-name="T29_32"><text:s/></text:span><text:span text:style-name="T29_33">estáticas</text:span><text:span text:style-name="T29_34">,<text:s/></text:span><text:span text:style-name="T29_35">tipo</text:span><text:span text:style-name="T29_36"><text:s/></text:span><text:span text:style-name="T29_37">de</text:span><text:span text:style-name="T29_38"><text:s/></text:span><text:span text:style-name="T29_39">site</text:span><text:span text:style-name="T29_40">,<text:s/></text:span><text:span text:style-name="T29_41">comportamento</text:span><text:span text:style-name="T29_42">,<text:s/></text:span><text:span text:style-name="T29_43">etc</text:span><text:span text:style-name="T29_44">.<text:s/></text:span></text:p>
      <text:p text:style-name="P30"><text:span text:style-name="T30_1">A</text:span><text:span text:style-name="T30_2"><text:s/></text:span><text:span text:style-name="T30_3">Macro</text:span><text:span text:style-name="T30_4"><text:s/></text:span><text:span text:style-name="T30_5">Arquitetura</text:span><text:span text:style-name="T30_6"><text:s/></text:span><text:span text:style-name="T30_7"><office:annotation><dc:creator/><text:p text:style-name="P31"><text:span text:style-name="T31_1">de</text:span><text:span text:style-name="T31_2"><text:s/></text:span><text:span text:style-name="T31_3">acordo</text:span><text:span text:style-name="T31_4"><text:s/></text:span><text:span text:style-name="T31_5">com</text:span><text:span text:style-name="T31_6"><text:s/></text:span><text:span text:style-name="T31_7">o</text:span><text:span text:style-name="T31_8"><text:s/></text:span><text:span text:style-name="T31_9">tipo</text:span><text:span text:style-name="T31_10"><text:s/></text:span><text:span text:style-name="T31_11">de</text:span><text:span text:style-name="T31_12"><text:s/></text:span><text:span text:style-name="T31_13">projeto</text:span></text:p></office:annotation></text:span><text:span text:style-name="T31_14">do</text:span><text:span text:style-name="T31_15"><text:s/></text:span><text:span text:style-name="T31_16">site</text:span><text:span text:style-name="T31_17"><text:s/></text:span><text:span text:style-name="T31_18">foi</text:span><text:span text:style-name="T31_19"><text:s/></text:span><text:span text:style-name="T31_20">avaliada</text:span><text:span text:style-name="T31_21"><text:s/></text:span><text:span text:style-name="T31_22"><office:annotation><dc:creator/><text:p text:style-name="P32"><text:span text:style-name="T32_1">condição</text:span><text:span text:style-name="T32_2"><text:s/></text:span><text:span text:style-name="T32_3">para</text:span><text:span text:style-name="T32_4"><text:s/></text:span><text:span text:style-name="T32_5">atualização</text:span><text:span text:style-name="T32_6"><text:s/></text:span><text:span text:style-name="T32_7">de</text:span><text:span text:style-name="T32_8"><text:s/></text:span><text:span text:style-name="T32_9">sites</text:span><text:span text:style-name="T32_10"><text:s/></text:span><text:span text:style-name="T32_11">já</text:span><text:span text:style-name="T32_12"><text:s/></text:span><text:span text:style-name="T32_13">existentes</text:span><text:span text:style-name="T32_14"><text:s/></text:span><text:span text:style-name="T32_15">por</text:span><text:span text:style-name="T32_16"><text:s/></text:span><text:span text:style-name="T32_17">exemplo</text:span><text:span text:style-name="T32_18">.</text:span></text:p></office:annotation></text:span><text:span text:style-name="T32_19">seguindo</text:span><text:span text:style-name="T32_20"><text:s/></text:span><text:span text:style-name="T32_21">o</text:span><text:span text:style-name="T32_22"><text:s/></text:span><text:span text:style-name="T32_23">conteúdo</text:span><text:span text:style-name="T32_24"><text:s/></text:span><text:span text:style-name="T32_25">do</text:span><text:span text:style-name="T32_26"><text:s/></text:span><text:span text:style-name="T32_27">site</text:span><text:span text:style-name="T32_28"><text:s/></text:span><text:span text:style-name="T32_29">atual</text:span><text:span text:style-name="T32_30">.<text:s/></text:span><text:span text:style-name="T32_31">Qualquer</text:span><text:span text:style-name="T32_32"><text:s/></text:span><text:span text:style-name="T32_33">inserção</text:span><text:span text:style-name="T32_34"><text:s/></text:span><text:span text:style-name="T32_35">de</text:span><text:span text:style-name="T32_36"><text:s/></text:span><text:span text:style-name="T32_37">área</text:span><text:span text:style-name="T32_38"><text:s/></text:span><text:span text:style-name="T32_39">nova</text:span><text:span text:style-name="T32_40"><text:s/></text:span><text:span text:style-name="T32_41">dever</text:span><text:span text:style-name="T32_42">á</text:span><text:span text:style-name="T32_43"><text:s/></text:span><text:span text:style-name="T32_44">ser</text:span><text:span text:style-name="T32_45"><text:s/></text:span><text:span text:style-name="T32_46">comunicada</text:span><text:span text:style-name="T32_47"><text:s/></text:span><text:span text:style-name="T32_48">antes</text:span><text:span text:style-name="T32_49"><text:s/></text:span><text:span text:style-name="T32_50">da</text:span><text:span text:style-name="T32_51"><text:s/></text:span><text:span text:style-name="T32_52">aprovação</text:span><text:span text:style-name="T32_53"><text:s/></text:span><text:span text:style-name="T32_54">final</text:span><text:span text:style-name="T32_55"><text:s/></text:span><text:span text:style-name="T32_56">do</text:span><text:span text:style-name="T32_57"><text:s/></text:span><text:span text:style-name="T32_58">orçamento</text:span><text:span text:style-name="T32_59">.</text:span></text:p>
      <text:p text:style-name="P33"><text:span text:style-name="T33_1">O</text:span><text:span text:style-name="T33_2"><text:s/></text:span><text:span text:style-name="T33_3">layout</text:span><text:span text:style-name="T33_4"><text:s/></text:span><text:span text:style-name="T33_5">do</text:span><text:span text:style-name="T33_6"><text:s/></text:span><text:span text:style-name="T33_7">projeto</text:span><text:span text:style-name="T33_8"><text:s/></text:span><text:span text:style-name="T33_9">será</text:span><text:span text:style-name="T33_10"><text:s/></text:span><text:span text:style-name="T33_11">inicialmente</text:span><text:span text:style-name="T33_12"><text:s/></text:span><text:span text:style-name="T33_13">apresentado</text:span><text:span text:style-name="T33_14"><text:s/></text:span><text:span text:style-name="T33_15">em</text:span><text:span text:style-name="T33_16"><text:s/></text:span><text:span text:style-name="T33_17">imagens</text:span><text:span text:style-name="T33_18"><text:s/></text:span><text:span text:style-name="T33_19">demonstrando</text:span><text:span text:style-name="T33_20"><text:s/></text:span><text:span text:style-name="T33_21">as</text:span><text:span text:style-name="T33_22"><text:s/></text:span><text:span text:style-name="T33_23">características</text:span><text:span text:style-name="T33_24"><text:s/></text:span><text:span text:style-name="T33_25">solicitadas</text:span><text:span text:style-name="T33_26"><text:s/></text:span><text:span text:style-name="T33_27">pelo</text:span><text:span text:style-name="T33_28"><text:s/></text:span><text:span text:style-name="T33_29">cliente</text:span><text:span text:style-name="T33_30"><text:s/></text:span><text:span text:style-name="T33_31">e</text:span><text:span text:style-name="T33_32"><text:s/></text:span><text:span text:style-name="T33_33">desenhadas</text:span><text:span text:style-name="T33_34"><text:s/></text:span><text:span text:style-name="T33_35">pelo</text:span><text:span text:style-name="T33_36"><text:s/></text:span><text:span text:style-name="T33_37">profissional</text:span><text:span text:style-name="T33_38">.</text:span></text:p>
      <text:p text:style-name="P34"><text:span text:style-name="T34_1">O</text:span><text:span text:style-name="T34_2"><text:s/></text:span><text:span text:style-name="T34_3">layout</text:span><text:span text:style-name="T34_4"><text:s/></text:span><text:span text:style-name="T34_5">será</text:span><text:span text:style-name="T34_6"><text:s/></text:span><text:span text:style-name="T34_7">especialmente</text:span><text:span text:style-name="T34_8"><text:s/></text:span><text:span text:style-name="T34_9">preparado</text:span><text:span text:style-name="T34_10"><text:s/></text:span><text:span text:style-name="T34_11">para</text:span><text:span text:style-name="T34_12"><text:s/></text:span><text:span text:style-name="T34_13">este</text:span><text:span text:style-name="T34_14"><text:s/></text:span><text:span text:style-name="T34_15">projeto</text:span><text:span text:style-name="T34_16">,<text:s/></text:span><text:span text:style-name="T34_17">primando</text:span><text:span text:style-name="T34_18"><text:s/></text:span><text:span text:style-name="T34_19">pela</text:span><text:span text:style-name="T34_20"><text:s/></text:span><text:span text:style-name="T34_21">adequação</text:span><text:span text:style-name="T34_22"><text:s/></text:span><text:span text:style-name="T34_23">das</text:span><text:span text:style-name="T34_24"><text:s/></text:span><text:span text:style-name="T34_25">ideias</text:span><text:span text:style-name="T34_26"><text:s/></text:span><text:span text:style-name="T34_27">do</text:span><text:span text:style-name="T34_28"><text:s/></text:span><text:span text:style-name="T34_29">profissional</text:span><text:span text:style-name="T34_30"><text:s/></text:span><text:span text:style-name="T34_31">com</text:span><text:span text:style-name="T34_32"><text:s/></text:span><text:span text:style-name="T34_33">o</text:span><text:span text:style-name="T34_34"><text:s/></text:span><text:span text:style-name="T34_35">desejo</text:span><text:span text:style-name="T34_36"><text:s/></text:span><text:span text:style-name="T34_37">do</text:span><text:span text:style-name="T34_38"><text:s/></text:span><text:span text:style-name="T34_39">cliente</text:span><text:span text:style-name="T34_40">.<text:s/></text:span></text:p>
      <text:p text:style-name="P35"><text:span text:style-name="T35_1"><text:s/></text:span><text:span text:style-name="T35_2">A</text:span><text:span text:style-name="T35_3"><text:s/></text:span><text:span text:style-name="T35_4">Arquitetura</text:span><text:span text:style-name="T35_5"><text:s/></text:span><text:span text:style-name="T35_6">de</text:span><text:span text:style-name="T35_7"><text:s/></text:span><text:span text:style-name="T35_8">Informação</text:span><text:span text:style-name="T35_9"><text:s/></text:span><text:span text:style-name="T35_10">será</text:span><text:span text:style-name="T35_11"><text:s/></text:span><text:span text:style-name="T35_12">detalhada</text:span><text:span text:style-name="T35_13"><text:s/></text:span><text:span text:style-name="T35_14">no</text:span><text:span text:style-name="T35_15"><text:s/></text:span><text:span text:style-name="T35_16">início</text:span><text:span text:style-name="T35_17"><text:s/></text:span><text:span text:style-name="T35_18">da</text:span><text:span text:style-name="T35_19"><text:s/></text:span><text:span text:style-name="T35_20">etapa</text:span><text:span text:style-name="T35_21"><text:s/></text:span><text:span text:style-name="T35_22">de</text:span><text:span text:style-name="T35_23"><text:s/></text:span><text:span text:style-name="T35_24">prognóstico</text:span><text:span text:style-name="T35_25"><text:s/>(</text:span><text:span text:style-name="T35_26">quando</text:span><text:span text:style-name="T35_27"><text:s/></text:span><text:span text:style-name="T35_28">o</text:span><text:span text:style-name="T35_29"><text:s/></text:span><text:span text:style-name="T35_30">layout</text:span><text:span text:style-name="T35_31"><text:s/></text:span><text:span text:style-name="T35_32">for</text:span><text:span text:style-name="T35_33"><text:s/></text:span><text:span text:style-name="T35_34">aprovado</text:span><text:span text:style-name="T35_35">),<text:s/></text:span><text:span text:style-name="T35_36">e</text:span><text:span text:style-name="T35_37"><text:s/></text:span><text:span text:style-name="T35_38">a</text:span><text:span text:style-name="T35_39"><text:s/></text:span><text:span text:style-name="T35_40">nomenclatura</text:span><text:span text:style-name="T35_41"><text:s/></text:span><text:span text:style-name="T35_42">das</text:span><text:span text:style-name="T35_43"><text:s/></text:span><text:span text:style-name="T35_44">áreas</text:span><text:span text:style-name="T35_45"><text:s/></text:span><text:span text:style-name="T35_46">do</text:span><text:span text:style-name="T35_47"><text:s/></text:span><text:span text:style-name="T35_48">projeto</text:span><text:span text:style-name="T35_49"><text:s/></text:span><text:span text:style-name="T35_50">poder</text:span><text:span text:style-name="T35_51">á</text:span><text:span text:style-name="T35_52"><text:s/></text:span><text:span text:style-name="T35_53">sofrer</text:span><text:span text:style-name="T35_54"><text:s/></text:span><text:span text:style-name="T35_55">alteração</text:span><text:span text:style-name="T35_56">.<text:s/></text:span></text:p>
      <text:p text:style-name="P36"/>
      <text:p text:style-name="P37"><text:span text:style-name="T37_1">Etapas</text:span><text:span text:style-name="T37_2"><text:s/></text:span><text:span text:style-name="T37_3">de</text:span><text:span text:style-name="T37_4"><text:s/></text:span><text:span text:style-name="T37_5">desenvolvimento</text:span><text:span text:style-name="T37_6"><text:s/></text:span><text:span text:style-name="T37_7">do</text:span><text:span text:style-name="T37_8"><text:s/></text:span><text:span text:style-name="T37_9"><office:annotation><dc:creator/><text:p text:style-name="P38"><text:span text:style-name="T38_1">De</text:span><text:span text:style-name="T38_2"><text:s/></text:span><text:span text:style-name="T38_3">acordo</text:span><text:span text:style-name="T38_4"><text:s/></text:span><text:span text:style-name="T38_5">com</text:span><text:span text:style-name="T38_6"><text:s/></text:span><text:span text:style-name="T38_7">o</text:span><text:span text:style-name="T38_8"><text:s/></text:span><text:span text:style-name="T38_9">tipo</text:span><text:span text:style-name="T38_10"><text:s/></text:span><text:span text:style-name="T38_11">de</text:span><text:span text:style-name="T38_12"><text:s/></text:span><text:span text:style-name="T38_13">projeto</text:span></text:p></office:annotation></text:span><text:span text:style-name="T38_14">P</text:span><text:span text:style-name="T38_15">rojeto</text:span><text:span text:style-name="T38_16"><text:s/></text:span><text:span text:style-name="T38_17">do</text:span><text:span text:style-name="T38_18"><text:s/></text:span><text:span text:style-name="T38_19">Website</text:span><text:span text:style-name="T38_20">:</text:span></text:p>
      <text:p text:style-name="P39"/>
      <text:p text:style-name="P40"><text:span text:style-name="T40_1">A</text:span><text:span text:style-name="T40_2"><text:s/></text:span><text:span text:style-name="T40_3">metodologia</text:span><text:span text:style-name="T40_4"><text:s/></text:span><text:span text:style-name="T40_5">adotada</text:span><text:span text:style-name="T40_6"><text:s/></text:span><text:span text:style-name="T40_7">garante</text:span><text:span text:style-name="T40_8"><text:s/></text:span><text:span text:style-name="T40_9">que</text:span><text:span text:style-name="T40_10"><text:s/></text:span><text:span text:style-name="T40_11">o</text:span><text:span text:style-name="T40_12"><text:s/></text:span><text:span text:style-name="T40_13">projeto</text:span><text:span text:style-name="T40_14"><text:s/></text:span><text:span text:style-name="T40_15">será</text:span><text:span text:style-name="T40_16"><text:s/></text:span><text:span text:style-name="T40_17">montado</text:span><text:span text:style-name="T40_18"><text:s/></text:span><text:span text:style-name="T40_19">com</text:span><text:span text:style-name="T40_20"><text:s/></text:span><text:span text:style-name="T40_21">base</text:span><text:span text:style-name="T40_22"><text:s/></text:span><text:span text:style-name="T40_23">em</text:span><text:span text:style-name="T40_24"><text:s/></text:span><text:span text:style-name="T40_25">um</text:span><text:span text:style-name="T40_26"><text:s/></text:span><text:span text:style-name="T40_27">planejamento</text:span><text:span text:style-name="T40_28"><text:s/></text:span><text:span text:style-name="T40_29">e</text:span><text:span text:style-name="T40_30"><text:s/></text:span><text:span text:style-name="T40_31">gestão</text:span><text:span text:style-name="T40_32"><text:s/></text:span><text:span text:style-name="T40_33">de</text:span><text:span text:style-name="T40_34"><text:s/></text:span><text:span text:style-name="T40_35">resultados</text:span><text:span text:style-name="T40_36">,<text:s/></text:span><text:span text:style-name="T40_37">com</text:span><text:span text:style-name="T40_38"><text:s/></text:span><text:span text:style-name="T40_39">o</text:span><text:span text:style-name="T40_40"><text:s/></text:span><text:span text:style-name="T40_41">objetivo</text:span><text:span text:style-name="T40_42"><text:s/></text:span><text:span text:style-name="T40_43">de</text:span><text:span text:style-name="T40_44"><text:s/></text:span><text:span text:style-name="T40_45">gerar</text:span><text:span text:style-name="T40_46"><text:s/></text:span><text:span text:style-name="T40_47">retorno</text:span><text:span text:style-name="T40_48"><text:s/></text:span><text:span text:style-name="T40_49">para</text:span><text:span text:style-name="T40_50"><text:s/></text:span><text:span text:style-name="T40_51">o</text:span><text:span text:style-name="T40_52"><text:s/></text:span><text:span text:style-name="T40_53">cliente</text:span><text:span text:style-name="T40_54">.<text:s/></text:span><text:span text:style-name="T40_55">O</text:span><text:span text:style-name="T40_56"><text:s/></text:span><text:span text:style-name="T40_57">website</text:span><text:span text:style-name="T40_58"><text:s/></text:span><text:span text:style-name="T40_59">será</text:span><text:span text:style-name="T40_60"><text:s/></text:span><text:span text:style-name="T40_61">construído</text:span><text:span text:style-name="T40_62"><text:s/></text:span><text:span text:style-name="T40_63">em</text:span><text:span text:style-name="T40_64"><text:s/></text:span><text:span text:style-name="T40_65">três</text:span><text:span text:style-name="T40_66"><text:s/></text:span><text:span text:style-name="T40_67">etapas</text:span><text:span text:style-name="T40_68">:<text:s/></text:span></text:p>
      <text:p text:style-name="P41"/>
      <text:p text:style-name="P42"><text:span text:style-name="T42_1">Obs</text:span><text:span text:style-name="T42_2">.:<text:s/></text:span><text:span text:style-name="T42_3">A</text:span><text:span text:style-name="T42_4"><text:s/></text:span><text:span text:style-name="T42_5">Alteração</text:span><text:span text:style-name="T42_6"><text:s/></text:span><text:span text:style-name="T42_7">do</text:span><text:span text:style-name="T42_8"><text:s/></text:span><text:span text:style-name="T42_9">projeto</text:span><text:span text:style-name="T42_10"><text:s/></text:span><text:span text:style-name="T42_11">em</text:span><text:span text:style-name="T42_12"><text:s/></text:span><text:span text:style-name="T42_13">algum</text:span><text:span text:style-name="T42_14"><text:s/></text:span><text:span text:style-name="T42_15">destes</text:span><text:span text:style-name="T42_16"><text:s/></text:span><text:span text:style-name="T42_17">itens</text:span><text:span text:style-name="T42_18"><text:s/></text:span><text:span text:style-name="T42_19">pode</text:span><text:span text:style-name="T42_20"><text:s/></text:span><text:span text:style-name="T42_21">implicar</text:span><text:span text:style-name="T42_22"><text:s/></text:span><text:span text:style-name="T42_23">na</text:span><text:span text:style-name="T42_24"><text:s/></text:span><text:span text:style-name="T42_25">alteração</text:span><text:span text:style-name="T42_26"><text:s/></text:span><text:span text:style-name="T42_27">do</text:span><text:span text:style-name="T42_28"><text:s/></text:span><text:span text:style-name="T42_29">orçamento</text:span><text:span text:style-name="T42_30"><text:s/></text:span><text:span text:style-name="T42_31">assim</text:span><text:span text:style-name="T42_32"><text:s/></text:span><text:span text:style-name="T42_33">como</text:span><text:span text:style-name="T42_34"><text:s/></text:span><text:span text:style-name="T42_35">no</text:span><text:span text:style-name="T42_36"><text:s/></text:span><text:span text:style-name="T42_37">prazo</text:span><text:span text:style-name="T42_38"><text:s/></text:span><text:span text:style-name="T42_39">de</text:span><text:span text:style-name="T42_40"><text:s/></text:span><text:span text:style-name="T42_41">desenvolvimento</text:span><text:span text:style-name="T42_42">.</text:span></text:p>
      <text:p text:style-name="P43"/>
      <text:list text:style-name="LS2" xml:id="list3">
        <text:list-item>
          <text:p text:style-name="P44"><text:span text:style-name="T44_1">Diagnóstico</text:span><text:span text:style-name="T44_2"><text:s/></text:span></text:p>
        </text:list-item>
      </text:list>
      <text:p text:style-name="P45"/>
      <text:list text:style-name="LS3" xml:id="list4">
        <text:list-item>
          <text:p text:style-name="P46"><text:span text:style-name="T46_1">Definição</text:span><text:span text:style-name="T46_2">,<text:s/></text:span><text:span text:style-name="T46_3">junto</text:span><text:span text:style-name="T46_4"><text:s/></text:span><text:span text:style-name="T46_5">ao</text:span><text:span text:style-name="T46_6"><text:s/></text:span><text:span text:style-name="T46_7">cliente</text:span><text:span text:style-name="T46_8">,<text:s/></text:span><text:span text:style-name="T46_9">dos</text:span><text:span text:style-name="T46_10"><text:s/></text:span><text:span text:style-name="T46_11">elementos</text:span><text:span text:style-name="T46_12"><text:s/></text:span><text:span text:style-name="T46_13">chaves</text:span><text:span text:style-name="T46_14"><text:s/></text:span><text:span text:style-name="T46_15">do</text:span><text:span text:style-name="T46_16"><text:s/></text:span><text:span text:style-name="T46_17">projeto</text:span><text:span text:style-name="T46_18">:<text:s/></text:span><text:span text:style-name="T46_19">público</text:span><text:span text:style-name="T46_20">-</text:span><text:span text:style-name="T46_21">alvo</text:span><text:span text:style-name="T46_22"><text:s/></text:span><text:span text:style-name="T46_23">majoritário</text:span><text:span text:style-name="T46_24">,<text:s/></text:span><text:span text:style-name="T46_25">mercado</text:span><text:span text:style-name="T46_26">,<text:s/></text:span><text:span text:style-name="T46_27">produto</text:span><text:span text:style-name="T46_28"><text:s/></text:span><text:span text:style-name="T46_29">e</text:span><text:span text:style-name="T46_30"><text:s/></text:span><text:span text:style-name="T46_31">concorrência</text:span><text:span text:style-name="T46_32">;<text:s/></text:span></text:p>
        </text:list-item>
        <text:list-item>
          <text:p text:style-name="P47"><text:span text:style-name="T47_1">Mapeamento</text:span><text:span text:style-name="T47_2">,<text:s/></text:span><text:span text:style-name="T47_3">junto</text:span><text:span text:style-name="T47_4"><text:s/></text:span><text:span text:style-name="T47_5">ao</text:span><text:span text:style-name="T47_6"><text:s/></text:span><text:span text:style-name="T47_7">cliente</text:span><text:span text:style-name="T47_8">,<text:s/></text:span><text:span text:style-name="T47_9">das</text:span><text:span text:style-name="T47_10"><text:s/></text:span><text:span text:style-name="T47_11">demandas</text:span><text:span text:style-name="T47_12"><text:s/></text:span><text:span text:style-name="T47_13">do</text:span><text:span text:style-name="T47_14"><text:s/></text:span><text:span text:style-name="T47_15">público</text:span><text:span text:style-name="T47_16">-</text:span><text:span text:style-name="T47_17">alvo</text:span><text:span text:style-name="T47_18">;<text:s/></text:span></text:p>
        </text:list-item>
        <text:list-item>
          <text:p text:style-name="P48"><text:span text:style-name="T48_1">Captação</text:span><text:span text:style-name="T48_2"><text:s/></text:span><text:span text:style-name="T48_3">do</text:span><text:span text:style-name="T48_4"><text:s/></text:span><text:span text:style-name="T48_5">conteúdo</text:span><text:span text:style-name="T48_6"><text:s/></text:span><text:span text:style-name="T48_7">do</text:span><text:span text:style-name="T48_8"><text:s/></text:span><text:span text:style-name="T48_9">site</text:span><text:span text:style-name="T48_10"><text:s/></text:span><text:span text:style-name="T48_11">junto</text:span><text:span text:style-name="T48_12"><text:s/></text:span><text:span text:style-name="T48_13">ao</text:span><text:span text:style-name="T48_14"><text:s/></text:span><text:span text:style-name="T48_15">cliente</text:span><text:span text:style-name="T48_16">:<text:s/></text:span><text:span text:style-name="T48_17">logotipo</text:span><text:span text:style-name="T48_18">,<text:s/></text:span><text:span text:style-name="T48_19">texto</text:span><text:span text:style-name="T48_20"><text:s/></text:span><text:span text:style-name="T48_21">bruto</text:span><text:span text:style-name="T48_22"><text:s/></text:span><text:span text:style-name="T48_23">de</text:span><text:span text:style-name="T48_24"><text:s/></text:span><text:span text:style-name="T48_25">cada</text:span><text:span text:style-name="T48_26"><text:s/></text:span><text:span text:style-name="T48_27">uma</text:span><text:span text:style-name="T48_28"><text:s/></text:span><text:span text:style-name="T48_29">das</text:span><text:span text:style-name="T48_30"><text:s/></text:span><text:span text:style-name="T48_31">seções</text:span><text:span text:style-name="T48_32">,<text:s/></text:span><text:span text:style-name="T48_33">vídeos</text:span><text:span text:style-name="T48_34">,<text:s/></text:span><text:span text:style-name="T48_35">fotografias</text:span><text:span text:style-name="T48_36"><text:s/></text:span><text:span text:style-name="T48_37">e</text:span><text:span text:style-name="T48_38"><text:s/></text:span><text:span text:style-name="T48_39">imagens</text:span><text:span text:style-name="T48_40"><text:s/>(</text:span><text:span text:style-name="T48_41">quando</text:span><text:span text:style-name="T48_42"><text:s/></text:span><text:span text:style-name="T48_43">necessário</text:span><text:span text:style-name="T48_44">);<text:s/></text:span></text:p>
        </text:list-item>
      </text:list>
      <text:p text:style-name="P49"/>
      <text:list text:style-name="LS2" xml:id="list7" text:continue-list="list3">
        <text:list-item>
          <text:p text:style-name="P50"><text:span text:style-name="T50_1">Prognóstico</text:span><text:span text:style-name="T50_2"><text:s/></text:span></text:p>
        </text:list-item>
      </text:list>
      <text:p text:style-name="P51"/>
      <text:list text:style-name="LS2" xml:id="list8" text:continue-list="list3">
        <text:list-item>
          <text:list>
            <text:list-item>
              <text:p text:style-name="P52"><text:span text:style-name="T52_1">Definição</text:span><text:span text:style-name="T52_2">,<text:s/></text:span><text:span text:style-name="T52_3">junto</text:span><text:span text:style-name="T52_4"><text:s/></text:span><text:span text:style-name="T52_5">ao</text:span><text:span text:style-name="T52_6"><text:s/></text:span><text:span text:style-name="T52_7">cliente</text:span><text:span text:style-name="T52_8">,<text:s/></text:span><text:span text:style-name="T52_9">dos</text:span><text:span text:style-name="T52_10"><text:s/></text:span><text:span text:style-name="T52_11">objetivos</text:span><text:span text:style-name="T52_12"><text:s/></text:span><text:span text:style-name="T52_13">específicos</text:span><text:span text:style-name="T52_14"><text:s/></text:span><text:span text:style-name="T52_15">do</text:span><text:span text:style-name="T52_16"><text:s/></text:span><text:span text:style-name="T52_17">W</text:span><text:span text:style-name="T52_18">eb</text:span><text:span text:style-name="T52_19">S</text:span><text:span text:style-name="T52_20">ite</text:span><text:span text:style-name="T52_21">;<text:s/></text:span></text:p>
            </text:list-item>
            <text:list-item>
              <text:p text:style-name="P53"><text:span text:style-name="T53_1">Desenho</text:span><text:span text:style-name="T53_2"><text:s/></text:span><text:span text:style-name="T53_3">da</text:span><text:span text:style-name="T53_4"><text:s/></text:span><text:span text:style-name="T53_5">arquitetura</text:span><text:span text:style-name="T53_6"><text:s/></text:span><text:span text:style-name="T53_7">técnica</text:span><text:span text:style-name="T53_8"><text:s/></text:span><text:span text:style-name="T53_9">e</text:span><text:span text:style-name="T53_10"><text:s/></text:span><text:span text:style-name="T53_11">das</text:span><text:span text:style-name="T53_12"><text:s/></text:span><text:span text:style-name="T53_13">funcionalidades</text:span><text:span text:style-name="T53_14"><text:s/></text:span><text:span text:style-name="T53_15">do</text:span><text:span text:style-name="T53_16"><text:s/></text:span><text:span text:style-name="T53_17">projeto</text:span><text:span text:style-name="T53_18">;<text:s/></text:span></text:p>
            </text:list-item>
            <text:list-item>
              <text:p text:style-name="P54"><text:span text:style-name="T54_1">Composição</text:span><text:span text:style-name="T54_2"><text:s/></text:span><text:span text:style-name="T54_3">da</text:span><text:span text:style-name="T54_4"><text:s/></text:span><text:span text:style-name="T54_5">arquitetura</text:span><text:span text:style-name="T54_6"><text:s/></text:span><text:span text:style-name="T54_7">da</text:span><text:span text:style-name="T54_8"><text:s/></text:span><text:span text:style-name="T54_9">informação</text:span><text:span text:style-name="T54_10"><text:s/></text:span><text:span text:style-name="T54_11">do</text:span><text:span text:style-name="T54_12"><text:s/></text:span><text:span text:style-name="T54_13">website</text:span><text:span text:style-name="T54_14">;<text:s/></text:span></text:p>
            </text:list-item>
            <text:list-item>
              <text:p text:style-name="P55"><text:span text:style-name="T55_1">Design</text:span><text:span text:style-name="T55_2"><text:s/></text:span><text:span text:style-name="T55_3">das</text:span><text:span text:style-name="T55_4"><text:s/></text:span><text:span text:style-name="T55_5">páginas</text:span><text:span text:style-name="T55_6"><text:s/></text:span><text:span text:style-name="T55_7">(</text:span><text:span text:style-name="T55_8">layout</text:span><text:span text:style-name="T55_9"><text:s/></text:span><text:span text:style-name="T55_10">que</text:span><text:span text:style-name="T55_11"><text:s/></text:span><text:span text:style-name="T55_12">será</text:span><text:span text:style-name="T55_13"><text:s/></text:span><text:span text:style-name="T55_14">apresentado</text:span><text:span text:style-name="T55_15"><text:s/></text:span><text:span text:style-name="T55_16">ao</text:span><text:span text:style-name="T55_17"><text:s/></text:span><text:span text:style-name="T55_18">cliente</text:span><text:span text:style-name="T55_19"><text:s/></text:span><text:span text:style-name="T55_20">para</text:span><text:span text:style-name="T55_21"><text:s/></text:span><text:span text:style-name="T55_22">aprovação</text:span><text:span text:style-name="T55_23">)</text:span><text:span text:style-name="T55_24">;<text:s/></text:span></text:p>
            </text:list-item>
          </text:list>
        </text:list-item>
      </text:list>
      <text:p text:style-name="P56"/>
      <text:list text:style-name="LS2" xml:id="list12" text:continue-list="list3">
        <text:list-item>
          <text:p text:style-name="P57"><text:span text:style-name="T57_1">Produção</text:span><text:span text:style-name="T57_2"><text:s/></text:span></text:p>
        </text:list-item>
      </text:list>
      <text:p text:style-name="P58"/>
      <text:list text:style-name="LS4" xml:id="list13">
        <text:list-item>
          <text:p text:style-name="P59"><text:span text:style-name="T59_1">Desenvolvimento</text:span><text:span text:style-name="T59_2"><text:s/></text:span><text:span text:style-name="T59_3">d</text:span><text:span text:style-name="T59_4">a</text:span><text:span text:style-name="T59_5"><text:s/></text:span><text:span text:style-name="T59_6">programação</text:span><text:span text:style-name="T59_7"><text:s/></text:span><text:span text:style-name="T59_8">referente</text:span><text:span text:style-name="T59_9"><text:s/></text:span><text:span text:style-name="T59_10">ao</text:span><text:span text:style-name="T59_11"><text:s/></text:span><text:span text:style-name="T59_12">site</text:span><text:span text:style-name="T59_13"><text:s/>(</text:span><text:span text:style-name="T59_14">Layout</text:span><text:span text:style-name="T59_15"><text:s/></text:span><text:span text:style-name="T59_16">e</text:span><text:span text:style-name="T59_17"><text:s/></text:span><text:span text:style-name="T59_18">Área</text:span><text:span text:style-name="T59_19"><text:s/></text:span><text:span text:style-name="T59_20">A</text:span><text:span text:style-name="T59_21">dministrativa</text:span><text:span text:style-name="T59_22">);</text:span></text:p>
        </text:list-item>
        <text:list-item>
          <text:p text:style-name="P60"><text:span text:style-name="T60_1">Implementação</text:span><text:span text:style-name="T60_2"><text:s/></text:span><text:span text:style-name="T60_3">do</text:span><text:span text:style-name="T60_4"><text:s/></text:span><text:span text:style-name="T60_5">S</text:span><text:span text:style-name="T60_6">ite</text:span><text:span text:style-name="T60_7">;</text:span></text:p>
        </text:list-item>
        <text:list-item>
          <text:p text:style-name="P61"><text:span text:style-name="T61_1">Revisão</text:span><text:span text:style-name="T61_2"><text:s/></text:span><text:span text:style-name="T61_3">geral</text:span><text:span text:style-name="T61_4">;<text:s/></text:span></text:p>
        </text:list-item>
        <text:list-item>
          <text:p text:style-name="P62"><text:span text:style-name="T62_1">Lançamento</text:span><text:span text:style-name="T62_2"><text:s/></text:span><text:span text:style-name="T62_3">(</text:span><text:span text:style-name="T62_4">site</text:span><text:span text:style-name="T62_5"><text:s/></text:span><text:span text:style-name="T62_6">estará</text:span><text:span text:style-name="T62_7"><text:s/></text:span><text:span text:style-name="T62_8">online</text:span><text:span text:style-name="T62_9">)</text:span><text:span text:style-name="T62_10">.<text:s/></text:span></text:p>
        </text:list-item>
      </text:list>
      <text:p text:style-name="P63"/>
      <text:p text:style-name="P64"/>
      <text:p text:style-name="P65"/>
      <text:p text:style-name="P66"><text:span text:style-name="T66_1">3.<text:s/></text:span><text:span text:style-name="T66_2">Âmbito</text:span><text:span text:style-name="T66_3"><text:s/></text:span><text:span text:style-name="T66_4">de</text:span><text:span text:style-name="T66_5"><text:s/></text:span><text:span text:style-name="T66_6">intervenção</text:span><text:span text:style-name="T66_7"><text:s/></text:span><text:span text:style-name="T66_8">do</text:span><text:span text:style-name="T66_9"><text:s/></text:span><text:span text:style-name="T66_10">cliente</text:span></text:p>
      <text:p text:style-name="P67"/>
      <text:p text:style-name="P68"><text:span text:style-name="T68_1">Para</text:span><text:span text:style-name="T68_2"><text:s/></text:span><text:span text:style-name="T68_3">que</text:span><text:span text:style-name="T68_4"><text:s/></text:span><text:span text:style-name="T68_5">o</text:span><text:span text:style-name="T68_6"><text:s/></text:span><text:span text:style-name="T68_7">projeto</text:span><text:span text:style-name="T68_8"><text:s/></text:span><text:span text:style-name="T68_9">dê</text:span><text:span text:style-name="T68_10"><text:s/></text:span><text:span text:style-name="T68_11">certo</text:span><text:span text:style-name="T68_12"><text:s/></text:span><text:span text:style-name="T68_13">e</text:span><text:span text:style-name="T68_14"><text:s/></text:span><text:span text:style-name="T68_15">traga</text:span><text:span text:style-name="T68_16"><text:s/></text:span><text:span text:style-name="T68_17">os</text:span><text:span text:style-name="T68_18"><text:s/></text:span><text:span text:style-name="T68_19">resultados</text:span><text:span text:style-name="T68_20"><text:s/></text:span><text:span text:style-name="T68_21">desejados</text:span><text:span text:style-name="T68_22">,<text:s/></text:span><text:span text:style-name="T68_23">é</text:span><text:span text:style-name="T68_24"><text:s/></text:span><text:span text:style-name="T68_25">necessário</text:span><text:span text:style-name="T68_26"><text:s/></text:span><text:span text:style-name="T68_27">que</text:span><text:span text:style-name="T68_28"><text:s/></text:span><text:span text:style-name="T68_29">o</text:span><text:span text:style-name="T68_30"><text:s/></text:span><text:span text:style-name="T68_31">contratante</text:span><text:span text:style-name="T68_32"><text:s/></text:span><text:span text:style-name="T68_33">envolva</text:span><text:span text:style-name="T68_34">-</text:span><text:span text:style-name="T68_35">se</text:span><text:span text:style-name="T68_36"><text:s/></text:span><text:span text:style-name="T68_37">em</text:span><text:span text:style-name="T68_38"><text:s/></text:span><text:span text:style-name="T68_39">algumas</text:span><text:span text:style-name="T68_40"><text:s/></text:span><text:span text:style-name="T68_41">etapas</text:span><text:span text:style-name="T68_42">,<text:s/></text:span><text:span text:style-name="T68_43">fornecendo</text:span><text:span text:style-name="T68_44"><text:s/></text:span><text:span text:style-name="T68_45">material</text:span><text:span text:style-name="T68_46"><text:s/></text:span><text:span text:style-name="T68_47">que</text:span><text:span text:style-name="T68_48"><text:s/></text:span><text:span text:style-name="T68_49">servirá</text:span><text:span text:style-name="T68_50"><text:s/></text:span><text:span text:style-name="T68_51">de</text:span><text:span text:style-name="T68_52"><text:s/></text:span><text:span text:style-name="T68_53">base</text:span><text:span text:style-name="T68_54"><text:s/></text:span><text:span text:style-name="T68_55">para</text:span><text:span text:style-name="T68_56"><text:s/></text:span><text:span text:style-name="T68_57">a</text:span><text:span text:style-name="T68_58"><text:s/></text:span><text:span text:style-name="T68_59">construção</text:span><text:span text:style-name="T68_60"><text:s/></text:span><text:span text:style-name="T68_61">dos</text:span><text:span text:style-name="T68_62"><text:s/></text:span><text:span text:style-name="T68_63">projetos</text:span><text:span text:style-name="T68_64">.<text:s/></text:span><text:span text:style-name="T68_65">As</text:span><text:span text:style-name="T68_66"><text:s/></text:span><text:span text:style-name="T68_67">intervenções</text:span><text:span text:style-name="T68_68"><text:s/></text:span><text:span text:style-name="T68_69">previstas</text:span><text:span text:style-name="T68_70"><text:s/></text:span><text:span text:style-name="T68_71">são</text:span><text:span text:style-name="T68_72"><text:s/></text:span><text:span text:style-name="T68_73">as</text:span><text:span text:style-name="T68_74"><text:s/></text:span><text:span text:style-name="T68_75">seguintes</text:span><text:span text:style-name="T68_76">:<text:s/></text:span></text:p>
      <text:p text:style-name="P69"/>
      <text:list text:style-name="LS5" xml:id="list17">
        <text:list-item>
          <text:p text:style-name="P70"><text:span text:style-name="T70_1">Definição</text:span><text:span text:style-name="T70_2"><text:s/></text:span><text:span text:style-name="T70_3">de</text:span><text:span text:style-name="T70_4"><text:s/></text:span><text:span text:style-name="T70_5">um</text:span><text:span text:style-name="T70_6"><text:s/>(01)<text:s/></text:span><text:span text:style-name="T70_7">responsável</text:span><text:span text:style-name="T70_8"><text:s/></text:span><text:span text:style-name="T70_9">pelo</text:span><text:span text:style-name="T70_10"><text:s/></text:span><text:span text:style-name="T70_11">acompanhamento</text:span><text:span text:style-name="T70_12"><text:s/></text:span><text:span text:style-name="T70_13">do</text:span><text:span text:style-name="T70_14"><text:s/></text:span><text:span text:style-name="T70_15">projeto</text:span><text:span text:style-name="T70_16">,<text:s/></text:span><text:span text:style-name="T70_17">que</text:span><text:span text:style-name="T70_18"><text:s/></text:span><text:span text:style-name="T70_19">servirá</text:span><text:span text:style-name="T70_20"><text:s/></text:span><text:span text:style-name="T70_21">como</text:span><text:span text:style-name="T70_22"><text:s/></text:span><text:span text:style-name="T70_23">interlocutor</text:span><text:span text:style-name="T70_24"><text:s/></text:span><text:span text:style-name="T70_25">e</text:span><text:span text:style-name="T70_26"><text:s/></text:span><text:span text:style-name="T70_27">fará</text:span><text:span text:style-name="T70_28"><text:s/></text:span><text:span text:style-name="T70_29">todas</text:span><text:span text:style-name="T70_30"><text:s/></text:span><text:span text:style-name="T70_31">as</text:span><text:span text:style-name="T70_32"><text:s/></text:span><text:span text:style-name="T70_33">aprovações</text:span><text:span text:style-name="T70_34"><text:s/></text:span><text:span text:style-name="T70_35">de</text:span><text:span text:style-name="T70_36"><text:s/></text:span><text:span text:style-name="T70_37">etapa</text:span><text:span text:style-name="T70_38">;<text:s/></text:span></text:p>
        </text:list-item>
        <text:list-item>
          <text:p text:style-name="P71"><text:span text:style-name="T71_1">Envio</text:span><text:span text:style-name="T71_2"><text:s/></text:span><text:span text:style-name="T71_3">de</text:span><text:span text:style-name="T71_4"><text:s/></text:span><text:span text:style-name="T71_5">informações</text:span><text:span text:style-name="T71_6"><text:s/></text:span><text:span text:style-name="T71_7">a</text:span><text:span text:style-name="T71_8"><text:s/></text:span><text:span text:style-name="T71_9">respeito</text:span><text:span text:style-name="T71_10"><text:s/></text:span><text:span text:style-name="T71_11">de</text:span><text:span text:style-name="T71_12"><text:s/></text:span><text:span text:style-name="T71_13">público</text:span><text:span text:style-name="T71_14">-</text:span><text:span text:style-name="T71_15">alvo</text:span><text:span text:style-name="T71_16"><text:s/></text:span><text:span text:style-name="T71_17">majoritário</text:span><text:span text:style-name="T71_18">,<text:s/></text:span><text:span text:style-name="T71_19">mercado</text:span><text:span text:style-name="T71_20">,<text:s/></text:span><text:span text:style-name="T71_21">produto</text:span><text:span text:style-name="T71_22">,<text:s/></text:span><text:span text:style-name="T71_23">concorrência</text:span><text:span text:style-name="T71_24"><text:s/></text:span><text:span text:style-name="T71_25">e</text:span><text:span text:style-name="T71_26"><text:s/></text:span><text:span text:style-name="T71_27">demandas</text:span><text:span text:style-name="T71_28"><text:s/></text:span><text:span text:style-name="T71_29">do</text:span><text:span text:style-name="T71_30"><text:s/></text:span><text:span text:style-name="T71_31">público</text:span><text:span text:style-name="T71_32">-</text:span><text:span text:style-name="T71_33">alvo</text:span><text:span text:style-name="T71_34"><text:s/></text:span><text:span text:style-name="T71_35">e</text:span><text:span text:style-name="T71_36"><text:s/></text:span><text:span text:style-name="T71_37">objetivos</text:span><text:span text:style-name="T71_38"><text:s/></text:span><text:span text:style-name="T71_39">específicos</text:span><text:span text:style-name="T71_40"><text:s/></text:span><text:span text:style-name="T71_41">do</text:span><text:span text:style-name="T71_42"><text:s/></text:span><text:span text:style-name="T71_43">projeto</text:span><text:span text:style-name="T71_44">.<text:s/></text:span></text:p>
        </text:list-item>
        <text:list-item>
          <text:p text:style-name="P72"><text:span text:style-name="T72_1">Entrega</text:span><text:span text:style-name="T72_2"><text:s/></text:span><text:span text:style-name="T72_3">do</text:span><text:span text:style-name="T72_4"><text:s/></text:span><text:span text:style-name="T72_5">material</text:span><text:span text:style-name="T72_6"><text:s/></text:span><text:span text:style-name="T72_7">de</text:span><text:span text:style-name="T72_8"><text:s/></text:span><text:span text:style-name="T72_9">conteúdo</text:span><text:span text:style-name="T72_10">,<text:s/></text:span><text:span text:style-name="T72_11">quando</text:span><text:span text:style-name="T72_12"><text:s/></text:span><text:span text:style-name="T72_13">necessário</text:span><text:span text:style-name="T72_14"><text:s/></text:span><text:span text:style-name="T72_15">e</text:span><text:span text:style-name="T72_16"><text:s/></text:span><text:span text:style-name="T72_17">no</text:span><text:span text:style-name="T72_18"><text:s/></text:span><text:span text:style-name="T72_19">tempo</text:span><text:span text:style-name="T72_20"><text:s/></text:span><text:span text:style-name="T72_21">adequado</text:span><text:span text:style-name="T72_22">;<text:s/></text:span></text:p>
        </text:list-item>
        <text:list-item>
          <text:p text:style-name="P73"><text:span text:style-name="T73_1">Aprovação</text:span><text:span text:style-name="T73_2"><text:s/></text:span><text:span text:style-name="T73_3">da</text:span><text:span text:style-name="T73_4"><text:s/></text:span><text:span text:style-name="T73_5">layout</text:span><text:span text:style-name="T73_6"><text:s/></text:span><text:span text:style-name="T73_7">e</text:span><text:span text:style-name="T73_8"><text:s/></text:span><text:span text:style-name="T73_9">interfaces</text:span><text:span text:style-name="T73_10"><text:s/></text:span><text:span text:style-name="T73_11">para</text:span><text:span text:style-name="T73_12"><text:s/></text:span><text:span text:style-name="T73_13">continuidade</text:span><text:span text:style-name="T73_14"><text:s/></text:span><text:span text:style-name="T73_15">das</text:span><text:span text:style-name="T73_16"><text:s/></text:span><text:span text:style-name="T73_17">etapas</text:span><text:span text:style-name="T73_18"><text:s/></text:span><text:span text:style-name="T73_19">posteriores</text:span><text:span text:style-name="T73_20">.<text:s/></text:span></text:p>
        </text:list-item>
      </text:list>
      <text:p text:style-name="P74"/>
      <text:p text:style-name="P75"><text:span text:style-name="T75_1">O</text:span><text:span text:style-name="T75_2"><text:s/></text:span><text:span text:style-name="T75_3">atraso</text:span><text:span text:style-name="T75_4"><text:s/></text:span><text:span text:style-name="T75_5">nos</text:span><text:span text:style-name="T75_6"><text:s/></text:span><text:span text:style-name="T75_7">pontos</text:span><text:span text:style-name="T75_8"><text:s/></text:span><text:span text:style-name="T75_9">que</text:span><text:span text:style-name="T75_10"><text:s/></text:span><text:span text:style-name="T75_11">dependem</text:span><text:span text:style-name="T75_12"><text:s/></text:span><text:span text:style-name="T75_13">da</text:span><text:span text:style-name="T75_14"><text:s/></text:span><text:span text:style-name="T75_15">intervenção</text:span><text:span text:style-name="T75_16"><text:s/></text:span><text:span text:style-name="T75_17">do</text:span><text:span text:style-name="T75_18"><text:s/></text:span><text:span text:style-name="T75_19">contratante</text:span><text:span text:style-name="T75_20"><text:s/></text:span><text:span text:style-name="T75_21">é</text:span><text:span text:style-name="T75_22"><text:s/></text:span><text:span text:style-name="T75_23">descontado</text:span><text:span text:style-name="T75_24"><text:s/></text:span><text:span text:style-name="T75_25">do</text:span><text:span text:style-name="T75_26"><text:s/></text:span><text:span text:style-name="T75_27">prazo</text:span><text:span text:style-name="T75_28"><text:s/></text:span><text:span text:style-name="T75_29">final</text:span><text:span text:style-name="T75_30"><text:s/></text:span><text:span text:style-name="T75_31">do</text:span><text:span text:style-name="T75_32"><text:s/></text:span><text:span text:style-name="T75_33">projeto</text:span><text:span text:style-name="T75_34">,<text:s/></text:span><text:span text:style-name="T75_35">já</text:span><text:span text:style-name="T75_36"><text:s/></text:span><text:span text:style-name="T75_37">que</text:span><text:span text:style-name="T75_38"><text:s/></text:span><text:span text:style-name="T75_39">sem</text:span><text:span text:style-name="T75_40"><text:s/></text:span><text:span text:style-name="T75_41">a</text:span><text:span text:style-name="T75_42"><text:s/></text:span><text:span text:style-name="T75_43">intervenção</text:span><text:span text:style-name="T75_44">/</text:span><text:span text:style-name="T75_45">participação</text:span><text:span text:style-name="T75_46"><text:s/></text:span><text:span text:style-name="T75_47">não</text:span><text:span text:style-name="T75_48"><text:s/></text:span><text:span text:style-name="T75_49">é</text:span><text:span text:style-name="T75_50"><text:s/></text:span><text:span text:style-name="T75_51">possível</text:span><text:span text:style-name="T75_52"><text:s/></text:span><text:span text:style-name="T75_53">ao</text:span><text:span text:style-name="T75_54"><text:s/></text:span><text:span text:style-name="T75_55">desenvolvedor</text:span><text:span text:style-name="T75_56"><text:s/></text:span><text:span text:style-name="T75_57">dar</text:span><text:span text:style-name="T75_58"><text:s/></text:span><text:span text:style-name="T75_59">continuidade</text:span><text:span text:style-name="T75_60"><text:s/></text:span><text:span text:style-name="T75_61">aos</text:span><text:span text:style-name="T75_62"><text:s/></text:span><text:span text:style-name="T75_63">trabalhos</text:span><text:span text:style-name="T75_64">,<text:s/></text:span><text:span text:style-name="T75_65">o</text:span><text:span text:style-name="T75_66"><text:s/></text:span><text:span text:style-name="T75_67">que</text:span><text:span text:style-name="T75_68"><text:s/></text:span><text:span text:style-name="T75_69">pode</text:span><text:span text:style-name="T75_70"><text:s/></text:span><text:span text:style-name="T75_71">acarretar</text:span><text:span text:style-name="T75_72"><text:s/></text:span><text:span text:style-name="T75_73">um</text:span><text:span text:style-name="T75_74"><text:s/></text:span><text:span text:style-name="T75_75">tempo</text:span><text:span text:style-name="T75_76"><text:s/></text:span><text:span text:style-name="T75_77">maior</text:span><text:span text:style-name="T75_78"><text:s/></text:span><text:span text:style-name="T75_79">na</text:span><text:span text:style-name="T75_80"><text:s/></text:span><text:span text:style-name="T75_81">conclusão</text:span><text:span text:style-name="T75_82"><text:s/></text:span><text:span text:style-name="T75_83">dos</text:span><text:span text:style-name="T75_84"><text:s/></text:span><text:span text:style-name="T75_85">projetos</text:span><text:span text:style-name="T75_86">.</text:span></text:p>
      <text:p text:style-name="P76"/>
      <text:p text:style-name="P77"><text:span text:style-name="T77_1">Caso</text:span><text:span text:style-name="T77_2"><text:s/></text:span><text:span text:style-name="T77_3">o</text:span><text:span text:style-name="T77_4"><text:s/></text:span><text:span text:style-name="T77_5">contratante</text:span><text:span text:style-name="T77_6"><text:s/></text:span><text:span text:style-name="T77_7">extrapole</text:span><text:span text:style-name="T77_8"><text:s/></text:span><text:span text:style-name="T77_9">o</text:span><text:span text:style-name="T77_10"><text:s/></text:span><text:span text:style-name="T77_11">tempo</text:span><text:span text:style-name="T77_12"><text:s/></text:span><text:span text:style-name="T77_13">máximo</text:span><text:span text:style-name="T77_14"><text:s/></text:span><text:span text:style-name="T77_15">de</text:span><text:span text:style-name="T77_16"><text:s/></text:span><text:span text:style-name="T77_17">duração</text:span><text:span text:style-name="T77_18"><text:s/></text:span><text:span text:style-name="T77_19">deste</text:span><text:span text:style-name="T77_20"><text:s/></text:span><text:span text:style-name="T77_21">contrato</text:span><text:span text:style-name="T77_22">,<text:s/></text:span><text:span text:style-name="T77_23">o</text:span><text:span text:style-name="T77_24"><text:s/></text:span><text:span text:style-name="T77_25">profissional</text:span><text:span text:style-name="T77_26"><text:s/></text:span><text:span text:style-name="T77_27">contratado</text:span><text:span text:style-name="T77_28"><text:s/></text:span><text:span text:style-name="T77_29">não</text:span><text:span text:style-name="T77_30"><text:s/></text:span><text:span text:style-name="T77_31">terá</text:span><text:span text:style-name="T77_32"><text:s/></text:span><text:span text:style-name="T77_33">o</text:span><text:span text:style-name="T77_34"><text:s/></text:span><text:span text:style-name="T77_35">dever</text:span><text:span text:style-name="T77_36"><text:s/></text:span><text:span text:style-name="T77_37">de</text:span><text:span text:style-name="T77_38"><text:s/></text:span><text:span text:style-name="T77_39">dar</text:span><text:span text:style-name="T77_40"><text:s/></text:span><text:span text:style-name="T77_41">continuidade</text:span><text:span text:style-name="T77_42"><text:s/></text:span><text:span text:style-name="T77_43">ao</text:span><text:span text:style-name="T77_44"><text:s/></text:span><text:span text:style-name="T77_45">projeto</text:span><text:span text:style-name="T77_46">,<text:s/></text:span><text:span text:style-name="T77_47">mas</text:span><text:span text:style-name="T77_48"><text:s/></text:span><text:span text:style-name="T77_49">se</text:span><text:span text:style-name="T77_50"><text:s/></text:span><text:span text:style-name="T77_51">assim</text:span><text:span text:style-name="T77_52"><text:s/></text:span><text:span text:style-name="T77_53">quiser</text:span><text:span text:style-name="T77_54">,<text:s/></text:span><text:span text:style-name="T77_55">será</text:span><text:span text:style-name="T77_56"><text:s/></text:span><text:span text:style-name="T77_57">proposto</text:span><text:span text:style-name="T77_58"><text:s/></text:span><text:span text:style-name="T77_59">um</text:span><text:span text:style-name="T77_60"><text:s/></text:span><text:span text:style-name="T77_61">novo</text:span><text:span text:style-name="T77_62"><text:s/></text:span><text:span text:style-name="T77_63">contrato</text:span><text:span text:style-name="T77_64"><text:s/></text:span><text:span text:style-name="T77_65">com</text:span><text:span text:style-name="T77_66"><text:s/></text:span><text:span text:style-name="T77_67">valores</text:span><text:span text:style-name="T77_68"><text:s/></text:span><text:span text:style-name="T77_69">de</text:span><text:span text:style-name="T77_70"><text:s/></text:span><text:span text:style-name="T77_71">orçamento</text:span><text:span text:style-name="T77_72"><text:s/></text:span><text:span text:style-name="T77_73">corrigidos</text:span><text:span text:style-name="T77_74">.</text:span></text:p>
      <text:p text:style-name="P78"/>
      <text:p text:style-name="P79"/>
      <text:p text:style-name="P80"><text:span text:style-name="T80_1">4.<text:s/></text:span><text:span text:style-name="T80_2">Compromissos</text:span><text:span text:style-name="T80_3"><text:s/></text:span><text:span text:style-name="T80_4">do</text:span><text:span text:style-name="T80_5"><text:s/></text:span><text:span text:style-name="T80_6">desenvolvedor</text:span><text:span text:style-name="T80_7">.</text:span></text:p>
      <text:p text:style-name="P81"><text:span text:style-name="T81_1"><text:s/></text:span></text:p>
      <text:list text:style-name="LS6" xml:id="list21">
        <text:list-item>
          <text:p text:style-name="P82"><text:span text:style-name="T82_1">Prestar</text:span><text:span text:style-name="T82_2"><text:s/></text:span><text:span text:style-name="T82_3">os</text:span><text:span text:style-name="T82_4"><text:s/></text:span><text:span text:style-name="T82_5">serviços</text:span><text:span text:style-name="T82_6"><text:s/></text:span><text:span text:style-name="T82_7">da</text:span><text:span text:style-name="T82_8"><text:s/></text:span><text:span text:style-name="T82_9">presente</text:span><text:span text:style-name="T82_10"><text:s/></text:span><text:span text:style-name="T82_11">proposta</text:span><text:span text:style-name="T82_12"><text:s/></text:span><text:span text:style-name="T82_13">com</text:span><text:span text:style-name="T82_14"><text:s/></text:span><text:span text:style-name="T82_15">a</text:span><text:span text:style-name="T82_16"><text:s/></text:span><text:span text:style-name="T82_17">competência</text:span><text:span text:style-name="T82_18"><text:s/></text:span><text:span text:style-name="T82_19">e</text:span><text:span text:style-name="T82_20"><text:s/></text:span><text:span text:style-name="T82_21">diligência</text:span><text:span text:style-name="T82_22"><text:s/></text:span><text:span text:style-name="T82_23">adequadas</text:span><text:span text:style-name="T82_24"><text:s/></text:span><text:span text:style-name="T82_25">ao</text:span><text:span text:style-name="T82_26"><text:s/></text:span><text:span text:style-name="T82_27">cumprimento</text:span><text:span text:style-name="T82_28"><text:s/></text:span><text:span text:style-name="T82_29">desta</text:span><text:span text:style-name="T82_30">,<text:s/></text:span><text:span text:style-name="T82_31">defendendo</text:span><text:span text:style-name="T82_32"><text:s/></text:span><text:span text:style-name="T82_33">os</text:span><text:span text:style-name="T82_34"><text:s/></text:span><text:span text:style-name="T82_35">legítimos</text:span><text:span text:style-name="T82_36"><text:s/></text:span><text:span text:style-name="T82_37">interesses</text:span><text:span text:style-name="T82_38"><text:s/></text:span><text:span text:style-name="T82_39">e</text:span><text:span text:style-name="T82_40"><text:s/></text:span><text:span text:style-name="T82_41">expectativas</text:span><text:span text:style-name="T82_42"><text:s/></text:span><text:span text:style-name="T82_43">do</text:span><text:span text:style-name="T82_44"><text:s/></text:span><text:span text:style-name="T82_45">cliente</text:span><text:span text:style-name="T82_46">;<text:s/></text:span></text:p>
        </text:list-item>
        <text:list-item>
          <text:p text:style-name="P83"><text:span text:style-name="T83_1">Cumprir</text:span><text:span text:style-name="T83_2"><text:s/></text:span><text:span text:style-name="T83_3">prazos</text:span><text:span text:style-name="T83_4"><text:s/></text:span><text:span text:style-name="T83_5">acordados</text:span><text:span text:style-name="T83_6"><text:s/></text:span><text:span text:style-name="T83_7">para</text:span><text:span text:style-name="T83_8"><text:s/></text:span><text:span text:style-name="T83_9">a</text:span><text:span text:style-name="T83_10"><text:s/></text:span><text:span text:style-name="T83_11">entrega</text:span><text:span text:style-name="T83_12"><text:s/></text:span><text:span text:style-name="T83_13">dos</text:span><text:span text:style-name="T83_14"><text:s/></text:span><text:span text:style-name="T83_15">projetos</text:span><text:span text:style-name="T83_16">;<text:s/></text:span></text:p>
        </text:list-item>
        <text:list-item>
          <text:p text:style-name="P84"><text:span text:style-name="T84_1">Manter</text:span><text:span text:style-name="T84_2"><text:s/></text:span><text:span text:style-name="T84_3">o</text:span><text:span text:style-name="T84_4"><text:s/></text:span><text:span text:style-name="T84_5">contratante</text:span><text:span text:style-name="T84_6"><text:s/></text:span><text:span text:style-name="T84_7">informado</text:span><text:span text:style-name="T84_8"><text:s/></text:span><text:span text:style-name="T84_9">do</text:span><text:span text:style-name="T84_10"><text:s/></text:span><text:span text:style-name="T84_11">progresso</text:span><text:span text:style-name="T84_12"><text:s/></text:span><text:span text:style-name="T84_13">de</text:span><text:span text:style-name="T84_14"><text:s/></text:span><text:span text:style-name="T84_15">desenvolvimento</text:span><text:span text:style-name="T84_16"><text:s/></text:span><text:span text:style-name="T84_17">através</text:span><text:span text:style-name="T84_18"><text:s/></text:span><text:span text:style-name="T84_19">de</text:span><text:span text:style-name="T84_20"><text:s/></text:span><text:span text:style-name="T84_21">mídias</text:span><text:span text:style-name="T84_22"><text:s/></text:span><text:span text:style-name="T84_23">digitais</text:span><text:span text:style-name="T84_24"><text:s/>(</text:span><text:span text:style-name="T84_25">gráficos</text:span><text:span text:style-name="T84_26"><text:s/></text:span><text:span text:style-name="T84_27">ou</text:span><text:span text:style-name="T84_28"><text:s/></text:span><text:span text:style-name="T84_29">texto</text:span><text:span text:style-name="T84_30">);</text:span></text:p>
        </text:list-item>
        <text:list-item>
          <text:p text:style-name="P85"><text:span text:style-name="T85_1">Dar</text:span><text:span text:style-name="T85_2"><text:s/></text:span><text:span text:style-name="T85_3">suporte</text:span><text:span text:style-name="T85_4"><text:s/></text:span><text:span text:style-name="T85_5">e</text:span><text:span text:style-name="T85_6"><text:s/></text:span><text:span text:style-name="T85_7">garantia</text:span><text:span text:style-name="T85_8"><text:s/></text:span><text:span text:style-name="T85_9">ao</text:span><text:span text:style-name="T85_10">(</text:span><text:span text:style-name="T85_11">s</text:span><text:span text:style-name="T85_12">)<text:s/></text:span><text:span text:style-name="T85_13">projeto</text:span><text:span text:style-name="T85_14">(</text:span><text:span text:style-name="T85_15">s</text:span><text:span text:style-name="T85_16">)<text:s/></text:span><text:span text:style-name="T85_17">produzido</text:span><text:span text:style-name="T85_18">(</text:span><text:span text:style-name="T85_19">s</text:span><text:span text:style-name="T85_20">)<text:s/></text:span><text:span text:style-name="T85_21">por</text:span><text:span text:style-name="T85_22"><text:s/></text:span><text:span text:style-name="T85_23"><office:annotation><dc:creator/><text:p text:style-name="P86"><text:span text:style-name="T86_1">De</text:span><text:span text:style-name="T86_2"><text:s/></text:span><text:span text:style-name="T86_3">acordo</text:span><text:span text:style-name="T86_4"><text:s/></text:span><text:span text:style-name="T86_5">com</text:span><text:span text:style-name="T86_6"><text:s/></text:span><text:span text:style-name="T86_7">sua</text:span><text:span text:style-name="T86_8"><text:s/></text:span><text:span text:style-name="T86_9">política</text:span><text:span text:style-name="T86_10">.</text:span></text:p></office:annotation></text:span><text:span text:style-name="T86_11">3<text:s/></text:span><text:span text:style-name="T86_12">meses</text:span><text:span text:style-name="T86_13"><text:s/></text:span><text:span text:style-name="T86_14">após</text:span><text:span text:style-name="T86_15"><text:s/></text:span><text:span text:style-name="T86_16">a</text:span><text:span text:style-name="T86_17"><text:s/></text:span><text:span text:style-name="T86_18">etapa</text:span><text:span text:style-name="T86_19"><text:s/></text:span><text:span text:style-name="T86_20">de</text:span><text:span text:style-name="T86_21"><text:s/></text:span><text:span text:style-name="T86_22">finalização</text:span><text:span text:style-name="T86_23"><text:s/></text:span><text:span text:style-name="T86_24">e</text:span><text:span text:style-name="T86_25"><text:s/></text:span><text:span text:style-name="T86_26">entrega</text:span><text:span text:style-name="T86_27">.</text:span></text:p>
        </text:list-item>
      </text:list>
      <text:p text:style-name="P87"/>
      <text:p text:style-name="P88"/>
      <text:p text:style-name="P89"><text:span text:style-name="T89_1">5.<text:s/></text:span><text:span text:style-name="T89_2">Extensão</text:span><text:span text:style-name="T89_3"><text:s/></text:span><text:span text:style-name="T89_4">da</text:span><text:span text:style-name="T89_5"><text:s/></text:span><text:span text:style-name="T89_6">Manutenção</text:span><text:span text:style-name="T89_7"><text:s/></text:span><text:span text:style-name="T89_8">do</text:span><text:span text:style-name="T89_9">(</text:span><text:span text:style-name="T89_10">s</text:span><text:span text:style-name="T89_11">)<text:s/></text:span><text:span text:style-name="T89_12">Projeto</text:span><text:span text:style-name="T89_13">(</text:span><text:span text:style-name="T89_14">s</text:span><text:span text:style-name="T89_15">)</text:span><text:span text:style-name="T89_16">.</text:span></text:p>
      <text:p text:style-name="P90"><text:span text:style-name="T90_1"><text:tab/></text:span></text:p>
      <text:p text:style-name="P91"><text:span text:style-name="T91_1"><office:annotation><dc:creator/><text:p text:style-name="P92"><text:span text:style-name="T92_1">Você</text:span><text:span text:style-name="T92_2"><text:s/></text:span><text:span text:style-name="T92_3">pode</text:span><text:span text:style-name="T92_4"><text:s/></text:span><text:span text:style-name="T92_5">trocar</text:span><text:span text:style-name="T92_6"><text:s/></text:span><text:span text:style-name="T92_7">pelo</text:span><text:span text:style-name="T92_8"><text:s/></text:span><text:span text:style-name="T92_9">nome</text:span><text:span text:style-name="T92_10"><text:s/></text:span><text:span text:style-name="T92_11">da</text:span><text:span text:style-name="T92_12"><text:s/></text:span><text:span text:style-name="T92_13">sua</text:span><text:span text:style-name="T92_14"><text:s/></text:span><text:span text:style-name="T92_15">empresa</text:span></text:p></office:annotation></text:span><text:span text:style-name="T92_16"><office:annotation><dc:creator/><text:p text:style-name="P93"><text:span text:style-name="T93_1">Essa</text:span><text:span text:style-name="T93_2"><text:s/></text:span><text:span text:style-name="T93_3">é</text:span><text:span text:style-name="T93_4"><text:s/></text:span><text:span text:style-name="T93_5">uma</text:span><text:span text:style-name="T93_6"><text:s/></text:span><text:span text:style-name="T93_7">questão</text:span><text:span text:style-name="T93_8"><text:s/></text:span><text:span text:style-name="T93_9">opcional</text:span></text:p></office:annotation></text:span><text:span text:style-name="T93_10">O</text:span><text:span text:style-name="T93_11"><text:s/></text:span><text:span text:style-name="T93_12">profissional</text:span><text:span text:style-name="T93_13"><text:s/></text:span><text:span text:style-name="T93_14">contratado</text:span><text:span text:style-name="T93_15"><text:s/></text:span><text:span text:style-name="T93_16">trabalha</text:span><text:span text:style-name="T93_17"><text:s/></text:span><text:span text:style-name="T93_18">com</text:span><text:span text:style-name="T93_19"><text:s/></text:span><text:span text:style-name="T93_20">manutenções</text:span><text:span text:style-name="T93_21"><text:s/></text:span><text:span text:style-name="T93_22">mensais</text:span><text:span text:style-name="T93_23"><text:s/></text:span><text:span text:style-name="T93_24">após</text:span><text:span text:style-name="T93_25"><text:s/></text:span><text:span text:style-name="T93_26">o</text:span><text:span text:style-name="T93_27"><text:s/></text:span><text:span text:style-name="T93_28">desenvolvimento</text:span><text:span text:style-name="T93_29"><text:s/></text:span><text:span text:style-name="T93_30">do</text:span><text:span text:style-name="T93_31"><text:s/></text:span><text:span text:style-name="T93_32">projeto</text:span><text:span text:style-name="T93_33"><text:s/></text:span><text:span text:style-name="T93_34">para</text:span><text:span text:style-name="T93_35"><text:s/></text:span><text:span text:style-name="T93_36">que</text:span><text:span text:style-name="T93_37"><text:s/></text:span><text:span text:style-name="T93_38">assistências</text:span><text:span text:style-name="T93_39"><text:s/></text:span><text:span text:style-name="T93_40">possam</text:span><text:span text:style-name="T93_41"><text:s/></text:span><text:span text:style-name="T93_42">ser</text:span><text:span text:style-name="T93_43"><text:s/></text:span><text:span text:style-name="T93_44">dadas</text:span><text:span text:style-name="T93_45"><text:s/></text:span><text:span text:style-name="T93_46">ao</text:span><text:span text:style-name="T93_47"><text:s/></text:span><text:span text:style-name="T93_48">cliente</text:span><text:span text:style-name="T93_49"><text:s/></text:span><text:span text:style-name="T93_50">caso</text:span><text:span text:style-name="T93_51"><text:s/></text:span><text:span text:style-name="T93_52">necessário</text:span><text:span text:style-name="T93_53">.<text:s/></text:span></text:p>
      <text:p text:style-name="P94"><text:span text:style-name="T94_1">O</text:span><text:span text:style-name="T94_2"><text:s/></text:span><text:span text:style-name="T94_3">acordo</text:span><text:span text:style-name="T94_4"><text:s/></text:span><text:span text:style-name="T94_5">de</text:span><text:span text:style-name="T94_6"><text:s/></text:span><text:span text:style-name="T94_7">manutenção</text:span><text:span text:style-name="T94_8"><text:s/></text:span><text:span text:style-name="T94_9">mensal</text:span><text:span text:style-name="T94_10"><text:s/></text:span><text:span text:style-name="T94_11">é</text:span><text:span text:style-name="T94_12"><text:s/></text:span><text:span text:style-name="T94_13">estabelecido</text:span><text:span text:style-name="T94_14"><text:s/></text:span><text:span text:style-name="T94_15">por</text:span><text:span text:style-name="T94_16"><text:s/></text:span><text:span text:style-name="T94_17">um</text:span><text:span text:style-name="T94_18"><text:s/></text:span><text:span text:style-name="T94_19">prazo</text:span><text:span text:style-name="T94_20"><text:s/></text:span><text:span text:style-name="T94_21">de</text:span><text:span text:style-name="T94_22"><text:s/>3<text:s/></text:span><text:span text:style-name="T94_23">meses</text:span><text:span text:style-name="T94_24"><text:s/></text:span><text:span text:style-name="T94_25">no</text:span><text:span text:style-name="T94_26"><text:s/></text:span><text:span text:style-name="T94_27">mínimo</text:span><text:span text:style-name="T94_28">,<text:s/></text:span><text:span text:style-name="T94_29">a</text:span><text:span text:style-name="T94_30"><text:s/></text:span><text:span text:style-name="T94_31">começar</text:span><text:span text:style-name="T94_32"><text:s/></text:span><text:span text:style-name="T94_33">do</text:span><text:span text:style-name="T94_34"><text:s/></text:span><text:span text:style-name="T94_35">dia</text:span><text:span text:style-name="T94_36"><text:s/></text:span><text:span text:style-name="T94_37">de</text:span><text:span text:style-name="T94_38"><text:s/></text:span><text:span text:style-name="T94_39">lançamento</text:span><text:span text:style-name="T94_40"><text:s/></text:span><text:span text:style-name="T94_41">do</text:span><text:span text:style-name="T94_42"><text:s/></text:span><text:span text:style-name="T94_43">site</text:span><text:span text:style-name="T94_44">,<text:s/></text:span><text:span text:style-name="T94_45">e</text:span><text:span text:style-name="T94_46"><text:s/></text:span><text:span text:style-name="T94_47">o</text:span><text:span text:style-name="T94_48"><text:s/></text:span><text:span text:style-name="T94_49">valor</text:span><text:span text:style-name="T94_50"><text:s/></text:span><text:span text:style-name="T94_51">varia</text:span><text:span text:style-name="T94_52"><text:s/></text:span><text:span text:style-name="T94_53">de</text:span><text:span text:style-name="T94_54"><text:s/></text:span><text:span text:style-name="T94_55">acordo</text:span><text:span text:style-name="T94_56"><text:s/></text:span><text:span text:style-name="T94_57">com</text:span><text:span text:style-name="T94_58"><text:s/></text:span><text:span text:style-name="T94_59">os</text:span><text:span text:style-name="T94_60"><text:s/></text:span><text:span text:style-name="T94_61">serviços</text:span><text:span text:style-name="T94_62"><text:s/></text:span><text:span text:style-name="T94_63">prestados</text:span><text:span text:style-name="T94_64">:</text:span></text:p>
      <text:p text:style-name="P95"/>
      <text:list text:style-name="LS7" xml:id="list25">
        <text:list-item>
          <text:p text:style-name="P96"><text:span text:style-name="T96_1">Manutenção</text:span><text:span text:style-name="T96_2"><text:s/></text:span><text:span text:style-name="T96_3">mensal</text:span><text:span text:style-name="T96_4"><text:s/></text:span><text:span text:style-name="T96_5">com</text:span><text:span text:style-name="T96_6"><text:s/></text:span><text:span text:style-name="T96_7">implementação</text:span><text:span text:style-name="T96_8"><text:s/></text:span><text:span text:style-name="T96_9">de</text:span><text:span text:style-name="T96_10"><text:s/></text:span><text:span text:style-name="T96_11">novos</text:span><text:span text:style-name="T96_12"><text:s/></text:span><text:span text:style-name="T96_13">códigos</text:span><text:span text:style-name="T96_14">,<text:s/></text:span><text:span text:style-name="T96_15">áreas</text:span><text:span text:style-name="T96_16">,<text:s/></text:span><text:span text:style-name="T96_17">etc</text:span><text:span text:style-name="T96_18"><text:s/></text:span><text:span text:style-name="T96_19">e</text:span><text:span text:style-name="T96_20"><text:s/></text:span><text:span text:style-name="T96_21">administração</text:span><text:span text:style-name="T96_22"><text:s/></text:span><text:span text:style-name="T96_23">do</text:span><text:span text:style-name="T96_24"><text:s/></text:span><text:span text:style-name="T96_25">conteúdo</text:span><text:span text:style-name="T96_26"><text:s/></text:span><text:span text:style-name="T96_27">do</text:span><text:span text:style-name="T96_28"><text:s/></text:span><text:span text:style-name="T96_29">site</text:span><text:span text:style-name="T96_30">:<text:s/></text:span><text:span text:style-name="T96_31">R</text:span><text:span text:style-name="T96_32">$<text:s/>620,00;</text:span></text:p>
        </text:list-item>
        <text:list-item>
          <text:p text:style-name="P97"><text:bookmark-start text:name="h.gjdgxs"/><text:bookmark-end text:name="h.gjdgxs"/><text:span text:style-name="T97_1">Manutenção</text:span><text:span text:style-name="T97_2"><text:s/></text:span><text:span text:style-name="T97_3">somente</text:span><text:span text:style-name="T97_4"><text:s/></text:span><text:span text:style-name="T97_5">dos</text:span><text:span text:style-name="T97_6"><text:s/></text:span><text:span text:style-name="T97_7">códigos</text:span><text:span text:style-name="T97_8">,<text:s/></text:span><text:span text:style-name="T97_9">sem</text:span><text:span text:style-name="T97_10"><text:s/></text:span><text:span text:style-name="T97_11">administração</text:span><text:span text:style-name="T97_12"><text:s/></text:span><text:span text:style-name="T97_13">do</text:span><text:span text:style-name="T97_14"><text:s/></text:span><text:span text:style-name="T97_15">conteúdo</text:span><text:span text:style-name="T97_16"><text:s/></text:span><text:span text:style-name="T97_17">do</text:span><text:span text:style-name="T97_18"><text:s/></text:span><text:span text:style-name="T97_19">site</text:span><text:span text:style-name="T97_20"><text:s/></text:span><text:span text:style-name="T97_21">ou</text:span><text:span text:style-name="T97_22"><text:s/></text:span><text:span text:style-name="T97_23">portal</text:span><text:span text:style-name="T97_24">:<text:s/></text:span><text:span text:style-name="T97_25">R</text:span><text:span text:style-name="T97_26">$<text:s/>300,00;<text:s/></text:span></text:p>
        </text:list-item>
        <text:list-item>
          <text:p text:style-name="P98"><text:span text:style-name="T98_1">Manutenção</text:span><text:span text:style-name="T98_2"><text:s/></text:span><text:span text:style-name="T98_3">somente</text:span><text:span text:style-name="T98_4"><text:s/></text:span><text:span text:style-name="T98_5">para</text:span><text:span text:style-name="T98_6"><text:s/></text:span><text:span text:style-name="T98_7">administração</text:span><text:span text:style-name="T98_8"><text:s/></text:span><text:span text:style-name="T98_9">do</text:span><text:span text:style-name="T98_10"><text:s/></text:span><text:span text:style-name="T98_11">conteúdo</text:span><text:span text:style-name="T98_12"><text:s/></text:span><text:span text:style-name="T98_13">do</text:span><text:span text:style-name="T98_14"><text:s/></text:span><text:span text:style-name="T98_15">site</text:span><text:span text:style-name="T98_16"><text:s/></text:span><text:span text:style-name="T98_17">ou</text:span><text:span text:style-name="T98_18"><text:s/></text:span><text:span text:style-name="T98_19">portal</text:span><text:span text:style-name="T98_20">:<text:s/></text:span><text:span text:style-name="T98_21">R</text:span><text:span text:style-name="T98_22">$<text:s/>250,00.</text:span></text:p>
        </text:list-item>
      </text:list>
      <text:p text:style-name="P99"/>
      <text:p text:style-name="P100"/>
      <text:p text:style-name="P101"><text:span text:style-name="T101_1"><office:annotation><dc:creator/><text:p text:style-name="P102"><text:span text:style-name="T102_1">Fique</text:span><text:span text:style-name="T102_2"><text:s/></text:span><text:span text:style-name="T102_3">atento</text:span><text:span text:style-name="T102_4"><text:s/></text:span><text:span text:style-name="T102_5">a</text:span><text:span text:style-name="T102_6"><text:s/></text:span><text:span text:style-name="T102_7">estes</text:span><text:span text:style-name="T102_8"><text:s/></text:span><text:span text:style-name="T102_9">pontos</text:span><text:span text:style-name="T102_10">.</text:span></text:p></office:annotation></text:span><text:span text:style-name="T102_11">Para</text:span><text:span text:style-name="T102_12"><text:s/></text:span><text:span text:style-name="T102_13">este</text:span><text:span text:style-name="T102_14"><text:s/></text:span><text:span text:style-name="T102_15">projeto</text:span><text:span text:style-name="T102_16"><text:s/></text:span><text:span text:style-name="T102_17">recomendamos</text:span><text:span text:style-name="T102_18"><text:s/></text:span><text:span text:style-name="T102_19">a</text:span><text:span text:style-name="T102_20"><text:s/></text:span><text:span text:style-name="T102_21">adesão</text:span><text:span text:style-name="T102_22"><text:s/></text:span><text:span text:style-name="T102_23">do</text:span><text:span text:style-name="T102_24"><text:s/></text:span><text:span text:style-name="T102_25">segundo</text:span><text:span text:style-name="T102_26"><text:s/></text:span><text:span text:style-name="T102_27">plano</text:span><text:span text:style-name="T102_28">,<text:s/></text:span><text:span text:style-name="T102_29">que</text:span><text:span text:style-name="T102_30"><text:s/></text:span><text:span text:style-name="T102_31">envolve</text:span><text:span text:style-name="T102_32"><text:s/></text:span><text:span text:style-name="T102_33">somente</text:span><text:span text:style-name="T102_34"><text:s/></text:span><text:span text:style-name="T102_35">a</text:span><text:span text:style-name="T102_36"><text:s/></text:span><text:span text:style-name="T102_37">manutenção</text:span><text:span text:style-name="T102_38"><text:s/></text:span><text:span text:style-name="T102_39">dos</text:span><text:span text:style-name="T102_40"><text:s/></text:span><text:span text:style-name="T102_41">códigos</text:span><text:span text:style-name="T102_42"><text:s/></text:span><text:span text:style-name="T102_43">do</text:span><text:span text:style-name="T102_44"><text:s/></text:span><text:span text:style-name="T102_45">projeto</text:span><text:span text:style-name="T102_46"><text:s/></text:span><text:span text:style-name="T102_47">em</text:span><text:span text:style-name="T102_48"><text:s/></text:span><text:span text:style-name="T102_49">questão</text:span><text:span text:style-name="T102_50">.<text:s/></text:span><text:span text:style-name="T102_51">Esse</text:span><text:span text:style-name="T102_52"><text:s/></text:span><text:span text:style-name="T102_53">tipo</text:span><text:span text:style-name="T102_54"><text:s/></text:span><text:span text:style-name="T102_55">de</text:span><text:span text:style-name="T102_56"><text:s/></text:span><text:span text:style-name="T102_57">manutenção</text:span><text:span text:style-name="T102_58"><text:s/></text:span><text:span text:style-name="T102_59">se</text:span><text:span text:style-name="T102_60"><text:s/></text:span><text:span text:style-name="T102_61">faz</text:span><text:span text:style-name="T102_62"><text:s/></text:span><text:span text:style-name="T102_63">necessária</text:span><text:span text:style-name="T102_64"><text:s/></text:span><text:span text:style-name="T102_65">principalmente</text:span><text:span text:style-name="T102_66"><text:s/></text:span><text:span text:style-name="T102_67">quando</text:span><text:span text:style-name="T102_68"><text:s/></text:span><text:span text:style-name="T102_69">o</text:span><text:span text:style-name="T102_70"><text:s/></text:span><text:span text:style-name="T102_71">site</text:span><text:span text:style-name="T102_72"><text:s/></text:span><text:span text:style-name="T102_73">apresenta</text:span><text:span text:style-name="T102_74"><text:s/></text:span><text:span text:style-name="T102_75">uma</text:span><text:span text:style-name="T102_76"><text:s/></text:span><text:span text:style-name="T102_77">dinâmica</text:span><text:span text:style-name="T102_78"><text:s/></text:span><text:span text:style-name="T102_79">robusta</text:span><text:span text:style-name="T102_80"><text:s/></text:span><text:span text:style-name="T102_81">e</text:span><text:span text:style-name="T102_82"><text:s/></text:span><text:span text:style-name="T102_83">remodelável</text:span><text:span text:style-name="T102_84">,<text:s/></text:span><text:span text:style-name="T102_85">assim</text:span><text:span text:style-name="T102_86"><text:s/></text:span><text:span text:style-name="T102_87">como</text:span><text:span text:style-name="T102_88"><text:s/></text:span><text:span text:style-name="T102_89">apresenta</text:span><text:span text:style-name="T102_90"><text:s/></text:span><text:span text:style-name="T102_91">por</text:span><text:span text:style-name="T102_92"><text:s/></text:span><text:span text:style-name="T102_93">parte</text:span><text:span text:style-name="T102_94"><text:s/></text:span><text:span text:style-name="T102_95">do</text:span><text:span text:style-name="T102_96"><text:s/></text:span><text:span text:style-name="T102_97">cliente</text:span><text:span text:style-name="T102_98"><text:s/></text:span><text:span text:style-name="T102_99">alguém</text:span><text:span text:style-name="T102_100"><text:s/></text:span><text:span text:style-name="T102_101">que</text:span><text:span text:style-name="T102_102"><text:s/></text:span><text:span text:style-name="T102_103">possa</text:span><text:span text:style-name="T102_104"><text:s/></text:span><text:span text:style-name="T102_105">utilizar</text:span><text:span text:style-name="T102_106"><text:s/></text:span><text:span text:style-name="T102_107">o</text:span><text:span text:style-name="T102_108"><text:s/></text:span><text:span text:style-name="T102_109">Sistema</text:span><text:span text:style-name="T102_110"><text:s/></text:span><text:span text:style-name="T102_111">Gerenciador</text:span><text:span text:style-name="T102_112"><text:s/></text:span><text:span text:style-name="T102_113">de</text:span><text:span text:style-name="T102_114"><text:s/></text:span><text:span text:style-name="T102_115">Conteúdo</text:span><text:span text:style-name="T102_116">.<text:s/></text:span></text:p>
      <text:p text:style-name="P103"/>
      <text:p text:style-name="P104"><text:span text:style-name="T104_1">Obs</text:span><text:span text:style-name="T104_2">.:<text:s/></text:span><text:span text:style-name="T104_3">O</text:span><text:span text:style-name="T104_4"><text:s/></text:span><text:span text:style-name="T104_5">Sistema</text:span><text:span text:style-name="T104_6"><text:s/></text:span><text:span text:style-name="T104_7">gerenciador</text:span><text:span text:style-name="T104_8"><text:s/></text:span><text:span text:style-name="T104_9">de</text:span><text:span text:style-name="T104_10"><text:s/></text:span><text:span text:style-name="T104_11">conteúdo</text:span><text:span text:style-name="T104_12"><text:s/></text:span><text:span text:style-name="T104_13">não</text:span><text:span text:style-name="T104_14"><text:s/></text:span><text:span text:style-name="T104_15">dá</text:span><text:span text:style-name="T104_16"><text:s/></text:span><text:span text:style-name="T104_17">acesso</text:span><text:span text:style-name="T104_18"><text:s/></text:span><text:span text:style-name="T104_19">aos</text:span><text:span text:style-name="T104_20"><text:s/></text:span><text:span text:style-name="T104_21">códigos</text:span><text:span text:style-name="T104_22"><text:s/></text:span><text:span text:style-name="T104_23">do</text:span><text:span text:style-name="T104_24"><text:s/></text:span><text:span text:style-name="T104_25">projeto</text:span><text:span text:style-name="T104_26"><text:s/></text:span><text:span text:style-name="T104_27">por</text:span><text:span text:style-name="T104_28"><text:s/></text:span><text:span text:style-name="T104_29">parte</text:span><text:span text:style-name="T104_30"><text:s/></text:span><text:span text:style-name="T104_31">do</text:span><text:span text:style-name="T104_32"><text:s/></text:span><text:span text:style-name="T104_33">usuário</text:span><text:span text:style-name="T104_34">.<text:s/></text:span><text:span text:style-name="T104_35">Ele</text:span><text:span text:style-name="T104_36"><text:s/></text:span><text:span text:style-name="T104_37">possibilita</text:span><text:span text:style-name="T104_38"><text:s/></text:span><text:span text:style-name="T104_39">somente</text:span><text:span text:style-name="T104_40"><text:s/></text:span><text:span text:style-name="T104_41">atualização</text:span><text:span text:style-name="T104_42"><text:s/></text:span><text:span text:style-name="T104_43">do</text:span><text:span text:style-name="T104_44"><text:s/></text:span><text:span text:style-name="T104_45">conteúdo</text:span><text:span text:style-name="T104_46"><text:s/></text:span><text:span text:style-name="T104_47">superficial</text:span><text:span text:style-name="T104_48"><text:s/></text:span><text:span text:style-name="T104_49">do</text:span><text:span text:style-name="T104_50"><text:s/></text:span><text:span text:style-name="T104_51">site</text:span><text:span text:style-name="T104_52">.<text:s/></text:span></text:p>
      <text:p text:style-name="P105"/>
      <text:p text:style-name="P106"><text:span text:style-name="T106_1">Obs</text:span><text:span text:style-name="T106_2">.<text:s/>2:<text:s/></text:span><text:span text:style-name="T106_3">As</text:span><text:span text:style-name="T106_4"><text:s/></text:span><text:span text:style-name="T106_5">taxas</text:span><text:span text:style-name="T106_6"><text:s/></text:span><text:span text:style-name="T106_7">cobradas</text:span><text:span text:style-name="T106_8"><text:s/></text:span><text:span text:style-name="T106_9">para</text:span><text:span text:style-name="T106_10"><text:s/></text:span><text:span text:style-name="T106_11">a</text:span><text:span text:style-name="T106_12"><text:s/></text:span><text:span text:style-name="T106_13">hospedagem</text:span><text:span text:style-name="T106_14"><text:s/></text:span><text:span text:style-name="T106_15">do</text:span><text:span text:style-name="T106_16"><text:s/></text:span><text:span text:style-name="T106_17">site</text:span><text:span text:style-name="T106_18"><text:s/></text:span><text:span text:style-name="T106_19">estão</text:span><text:span text:style-name="T106_20"><text:s/></text:span><text:span text:style-name="T106_21">inclusas</text:span><text:span text:style-name="T106_22"><text:s/></text:span><text:span text:style-name="T106_23">no</text:span><text:span text:style-name="T106_24"><text:s/></text:span><text:span text:style-name="T106_25">valor</text:span><text:span text:style-name="T106_26"><text:s/></text:span><text:span text:style-name="T106_27">da</text:span><text:span text:style-name="T106_28"><text:s/></text:span><text:span text:style-name="T106_29">manutenção</text:span><text:span text:style-name="T106_30"><text:s/></text:span><text:span text:style-name="T106_31">mensal</text:span><text:span text:style-name="T106_32">.</text:span><text:span text:style-name="T106_33"><text:s text:c="2"/></text:span></text:p>
      <text:p text:style-name="P107"><text:span text:style-name="T107_1">O</text:span><text:span text:style-name="T107_2"><text:s/></text:span><text:span text:style-name="T107_3">Serviço</text:span><text:span text:style-name="T107_4"><text:s/></text:span><text:span text:style-name="T107_5">de</text:span><text:span text:style-name="T107_6"><text:s/></text:span><text:span text:style-name="T107_7">hospedagem</text:span><text:span text:style-name="T107_8"><text:s/></text:span><text:span text:style-name="T107_9">será</text:span><text:span text:style-name="T107_10"><text:s/></text:span><text:span text:style-name="T107_11">feito</text:span><text:span text:style-name="T107_12"><text:s/></text:span><text:span text:style-name="T107_13">pela</text:span><text:span text:style-name="T107_14"><text:s/></text:span><text:span text:style-name="T107_15">empresa</text:span><text:span text:style-name="T107_16"><text:s/></text:span><text:span text:style-name="T107_17">DialHost</text:span><text:span text:style-name="T107_18"><text:s/></text:span><text:span text:style-name="T107_19">de</text:span><text:span text:style-name="T107_20"><text:s/></text:span><text:span text:style-name="T107_21">São</text:span><text:span text:style-name="T107_22"><text:s/></text:span><text:span text:style-name="T107_23">Paulo</text:span><text:span text:style-name="T107_24">,<text:s/></text:span><text:span text:style-name="T107_25">no</text:span><text:span text:style-name="T107_26"><text:s/></text:span><text:span text:style-name="T107_27">plano</text:span><text:span text:style-name="T107_28"><text:s/></text:span><text:span text:style-name="T107_29">mais</text:span><text:span text:style-name="T107_30"><text:s/></text:span><text:span text:style-name="T107_31">básico</text:span><text:span text:style-name="T107_32"><text:s/></text:span><text:span text:style-name="T107_33">vigente</text:span><text:span text:style-name="T107_34"><text:s/></text:span><text:span text:style-name="T107_35">até</text:span><text:span text:style-name="T107_36"><text:s/></text:span><text:span text:style-name="T107_37">a</text:span><text:span text:style-name="T107_38"><text:s/></text:span><text:span text:style-name="T107_39">data</text:span><text:span text:style-name="T107_40"><text:s/></text:span><text:span text:style-name="T107_41">do</text:span><text:span text:style-name="T107_42"><text:s/></text:span><text:span text:style-name="T107_43">pagamento</text:span><text:span text:style-name="T107_44"><text:s/></text:span><text:span text:style-name="T107_45">da</text:span><text:span text:style-name="T107_46"><text:s/>1</text:span><text:span text:style-name="T107_47">ª</text:span><text:span text:style-name="T107_48"><text:s/></text:span><text:span text:style-name="T107_49">parcela</text:span><text:span text:style-name="T107_50"><text:s/></text:span><text:span text:style-name="T107_51">de</text:span><text:span text:style-name="T107_52"><text:s/></text:span><text:span text:style-name="T107_53">manutenção</text:span><text:span text:style-name="T107_54"><text:s/></text:span><text:span text:style-name="T107_55">mensal</text:span><text:span text:style-name="T107_56">.</text:span></text:p>
      <text:p text:style-name="P108"/>
      <text:p text:style-name="P109"><text:span text:style-name="T109_1">Sempre</text:span><text:span text:style-name="T109_2"><text:s/></text:span><text:span text:style-name="T109_3">buscamos</text:span><text:span text:style-name="T109_4"><text:s/></text:span><text:span text:style-name="T109_5">os</text:span><text:span text:style-name="T109_6"><text:s/></text:span><text:span text:style-name="T109_7">planos</text:span><text:span text:style-name="T109_8"><text:s/></text:span><text:span text:style-name="T109_9">mais</text:span><text:span text:style-name="T109_10"><text:s/></text:span><text:span text:style-name="T109_11">baratos</text:span><text:span text:style-name="T109_12"><text:s/></text:span><text:span text:style-name="T109_13">para</text:span><text:span text:style-name="T109_14"><text:s/></text:span><text:span text:style-name="T109_15">a</text:span><text:span text:style-name="T109_16"><text:s/></text:span><text:span text:style-name="T109_17">hospedagem</text:span><text:span text:style-name="T109_18"><text:s/></text:span><text:span text:style-name="T109_19">do</text:span><text:span text:style-name="T109_20"><text:s/></text:span><text:span text:style-name="T109_21">sites</text:span><text:span text:style-name="T109_22"><text:s/></text:span><text:span text:style-name="T109_23">de</text:span><text:span text:style-name="T109_24"><text:s/></text:span><text:span text:style-name="T109_25">nossos</text:span><text:span text:style-name="T109_26"><text:s/></text:span><text:span text:style-name="T109_27">clientes</text:span><text:span text:style-name="T109_28"><text:s/></text:span><text:span text:style-name="T109_29">fazendo</text:span><text:span text:style-name="T109_30"><text:s/></text:span><text:span text:style-name="T109_31">com</text:span><text:span text:style-name="T109_32"><text:s/></text:span><text:span text:style-name="T109_33">que</text:span><text:span text:style-name="T109_34"><text:s/></text:span><text:span text:style-name="T109_35">o</text:span><text:span text:style-name="T109_36"><text:s/></text:span><text:span text:style-name="T109_37">orçamento</text:span><text:span text:style-name="T109_38"><text:s/></text:span><text:span text:style-name="T109_39">fique</text:span><text:span text:style-name="T109_40"><text:s/></text:span><text:span text:style-name="T109_41">mais</text:span><text:span text:style-name="T109_42"><text:s/></text:span><text:span text:style-name="T109_43">barato</text:span><text:span text:style-name="T109_44"><text:s/></text:span><text:span text:style-name="T109_45">ainda</text:span><text:span text:style-name="T109_46">.<text:line-break/><text:line-break/></text:span><text:span text:style-name="T109_47">O</text:span><text:span text:style-name="T109_48"><text:s/></text:span><text:span text:style-name="T109_49">registro</text:span><text:span text:style-name="T109_50"><text:s/></text:span><text:span text:style-name="T109_51">de</text:span><text:span text:style-name="T109_52"><text:s/></text:span><text:span text:style-name="T109_53">domínio</text:span><text:span text:style-name="T109_54"><text:s/>(</text:span><text:span text:style-name="T109_55">com</text:span><text:span text:style-name="T109_56">.</text:span><text:span text:style-name="T109_57">br</text:span><text:span text:style-name="T109_58"><text:s/></text:span><text:span text:style-name="T109_59">por</text:span><text:span text:style-name="T109_60"><text:s/></text:span><text:span text:style-name="T109_61">exemplo</text:span><text:span text:style-name="T109_62">)<text:s/></text:span><text:span text:style-name="T109_63">é</text:span><text:span text:style-name="T109_64"><text:s/></text:span><text:span text:style-name="T109_65">feito</text:span><text:span text:style-name="T109_66"><text:s/></text:span><text:span text:style-name="T109_67">por</text:span><text:span text:style-name="T109_68"><text:s/></text:span><text:span text:style-name="T109_69">nós</text:span><text:span text:style-name="T109_70"><text:s/>(</text:span><text:span text:style-name="T109_71">caso</text:span><text:span text:style-name="T109_72"><text:s/></text:span><text:span text:style-name="T109_73">não</text:span><text:span text:style-name="T109_74"><text:s/></text:span><text:span text:style-name="T109_75">exista</text:span><text:span text:style-name="T109_76">),<text:s/></text:span><text:span text:style-name="T109_77">mas</text:span><text:span text:style-name="T109_78"><text:s/></text:span><text:span text:style-name="T109_79">será</text:span><text:span text:style-name="T109_80"><text:s/></text:span><text:span text:style-name="T109_81">mantido</text:span><text:span text:style-name="T109_82"><text:s/></text:span><text:span text:style-name="T109_83">pela</text:span><text:span text:style-name="T109_84"><text:s/></text:span><text:span text:style-name="T109_85">empresa</text:span><text:span text:style-name="T109_86"><text:s/></text:span><text:span text:style-name="T109_87">em</text:span><text:span text:style-name="T109_88"><text:s/></text:span><text:span text:style-name="T109_89">taxas</text:span><text:span text:style-name="T109_90"><text:s/></text:span><text:span text:style-name="T109_91">separadas</text:span><text:span text:style-name="T109_92"><text:s/></text:span><text:span text:style-name="T109_93">daquelas</text:span><text:span text:style-name="T109_94"><text:s/></text:span><text:span text:style-name="T109_95">apresentadas</text:span><text:span text:style-name="T109_96"><text:s/></text:span><text:span text:style-name="T109_97">nesta</text:span><text:span text:style-name="T109_98"><text:s/></text:span><text:span text:style-name="T109_99">proposta</text:span><text:span text:style-name="T109_100">.<text:s/></text:span><text:span text:style-name="T109_101">Contudo</text:span><text:span text:style-name="T109_102"><text:s/></text:span><text:span text:style-name="T109_103">acompanharemos</text:span><text:span text:style-name="T109_104"><text:s/></text:span><text:span text:style-name="T109_105">na</text:span><text:span text:style-name="T109_106"><text:s/></text:span><text:span text:style-name="T109_107">manutenção</text:span><text:span text:style-name="T109_108"><text:s/></text:span><text:span text:style-name="T109_109">mensal</text:span><text:span text:style-name="T109_110"><text:s/></text:span><text:span text:style-name="T109_111">os</text:span><text:span text:style-name="T109_112"><text:s/></text:span><text:span text:style-name="T109_113">fatores</text:span><text:span text:style-name="T109_114"><text:s/></text:span><text:span text:style-name="T109_115">referentes</text:span><text:span text:style-name="T109_116"><text:s/></text:span><text:span text:style-name="T109_117">ao</text:span><text:span text:style-name="T109_118"><text:s/></text:span><text:span text:style-name="T109_119">registro</text:span><text:span text:style-name="T109_120"><text:s/></text:span><text:span text:style-name="T109_121">a</text:span><text:span text:style-name="T109_122"><text:s/></text:span><text:span text:style-name="T109_123">fim</text:span><text:span text:style-name="T109_124"><text:s/></text:span><text:span text:style-name="T109_125">de</text:span><text:span text:style-name="T109_126"><text:s/></text:span><text:span text:style-name="T109_127">evitar</text:span><text:span text:style-name="T109_128"><text:s/></text:span><text:span text:style-name="T109_129">frustrações</text:span><text:span text:style-name="T109_130"><text:s/></text:span><text:span text:style-name="T109_131">ao</text:span><text:span text:style-name="T109_132"><text:s/></text:span><text:span text:style-name="T109_133">cliente</text:span><text:span text:style-name="T109_134">.</text:span></text:p>
      <text:p text:style-name="P110"/>
      <text:p text:style-name="P111"><text:span text:style-name="T111_1">6.<text:s/></text:span><text:span text:style-name="T111_2">Prazos</text:span><text:span text:style-name="T111_3"><text:s/></text:span><text:span text:style-name="T111_4">de</text:span><text:span text:style-name="T111_5"><text:s/></text:span><text:span text:style-name="T111_6">produção</text:span></text:p>
      <text:p text:style-name="P112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13"><text:span text:style-name="T113_1">WEBSITE</text:span></text:p>
          </table:table-cell>
          <table:table-cell table:style-name="Cell2">
            <text:p text:style-name="P114"/>
          </table:table-cell>
        </table:table-row>
        <table:table-row table:style-name="Row2">
          <table:table-cell table:style-name="Cell3">
            <text:p text:style-name="P115"><text:span text:style-name="T115_1">Etapa</text:span><text:span text:style-name="T115_2"><text:s/>1<text:s/>–<text:s/></text:span><text:span text:style-name="T115_3">Apresentação</text:span><text:span text:style-name="T115_4"><text:s/></text:span><text:span text:style-name="T115_5">de</text:span><text:span text:style-name="T115_6"><text:s/></text:span><text:span text:style-name="T115_7">layout</text:span><text:span text:style-name="T115_8"><text:s/></text:span><text:span text:style-name="T115_9">estático</text:span></text:p>
          </table:table-cell>
          <table:table-cell table:style-name="Cell4">
            <text:p text:style-name="P116"><text:span text:style-name="T116_1">10<text:s/></text:span><text:span text:style-name="T116_2">dias</text:span><text:span text:style-name="T116_3"><text:s/></text:span><text:span text:style-name="T116_4">úteis</text:span><text:span text:style-name="T116_5"><text:s/></text:span></text:p>
          </table:table-cell>
        </table:table-row>
        <table:table-row table:style-name="Row3">
          <table:table-cell table:style-name="Cell5">
            <text:p text:style-name="P117"><text:span text:style-name="T117_1">Etapa</text:span><text:span text:style-name="T117_2"><text:s/>2<text:s/>–<text:s/></text:span><text:span text:style-name="T117_3">Implementação</text:span><text:span text:style-name="T117_4"><text:s/></text:span><text:span text:style-name="T117_5">do</text:span><text:span text:style-name="T117_6"><text:s/></text:span><text:span text:style-name="T117_7">layout</text:span><text:span text:style-name="T117_8"><text:s/></text:span><text:span text:style-name="T117_9">nas</text:span><text:span text:style-name="T117_10"><text:s/></text:span><text:span text:style-name="T117_11">tecnologias</text:span><text:span text:style-name="T117_12"><text:s/></text:span><text:span text:style-name="T117_13">de</text:span><text:span text:style-name="T117_14"><text:s/></text:span><text:span text:style-name="T117_15">desenvolvimento</text:span></text:p>
          </table:table-cell>
          <table:table-cell table:style-name="Cell6">
            <text:p text:style-name="P118"><text:span text:style-name="T118_1">15<text:s/></text:span><text:span text:style-name="T118_2">dias</text:span><text:span text:style-name="T118_3"><text:s/></text:span><text:span text:style-name="T118_4">úteis</text:span></text:p>
          </table:table-cell>
        </table:table-row>
        <table:table-row table:style-name="Row4">
          <table:table-cell table:style-name="Cell7">
            <text:p text:style-name="P119"><text:span text:style-name="T119_1">Etapa</text:span><text:span text:style-name="T119_2"><text:s/>2<text:s/>–<text:s/></text:span><text:span text:style-name="T119_3">Programação</text:span><text:span text:style-name="T119_4"><text:s/></text:span><text:span text:style-name="T119_5">Bruta</text:span><text:span text:style-name="T119_6"><text:s/></text:span><text:span text:style-name="T119_7">do</text:span><text:span text:style-name="T119_8"><text:s/></text:span><text:span text:style-name="T119_9">site</text:span></text:p>
          </table:table-cell>
          <table:table-cell table:style-name="Cell8">
            <text:p text:style-name="P120"><text:span text:style-name="T120_1">20<text:s/></text:span><text:span text:style-name="T120_2">dias</text:span><text:span text:style-name="T120_3"><text:s/></text:span><text:span text:style-name="T120_4">úteis</text:span></text:p>
          </table:table-cell>
        </table:table-row>
        <table:table-row table:style-name="Row5">
          <table:table-cell table:style-name="Cell9">
            <text:p text:style-name="P121"><text:span text:style-name="T121_1"><office:annotation><dc:creator/><text:p text:style-name="P122"><text:span text:style-name="T122_1">Você</text:span><text:span text:style-name="T122_2"><text:s/></text:span><text:span text:style-name="T122_3">pode</text:span><text:span text:style-name="T122_4"><text:s/></text:span><text:span text:style-name="T122_5">melhorar</text:span><text:span text:style-name="T122_6"><text:s/></text:span><text:span text:style-name="T122_7">isso</text:span><text:span text:style-name="T122_8">.<text:s/>;)</text:span></text:p></office:annotation></text:span><text:span text:style-name="T122_9">Total</text:span></text:p>
          </table:table-cell>
          <table:table-cell table:style-name="Cell10">
            <text:p text:style-name="P123"><text:span text:style-name="T123_1">45<text:s/></text:span><text:span text:style-name="T123_2">dias</text:span><text:span text:style-name="T123_3"><text:s/></text:span><text:span text:style-name="T123_4">úteis</text:span><text:span text:style-name="T123_5"><text:s/></text:span></text:p>
          </table:table-cell>
        </table:table-row>
        <table:table-row table:style-name="Row6">
          <table:table-cell table:style-name="Cell11">
            <text:p text:style-name="P124"/>
            <text:p text:style-name="P125"><text:span text:style-name="T125_1">1.<text:s/></text:span><text:span text:style-name="T125_2">Em</text:span><text:span text:style-name="T125_3"><text:s/></text:span><text:span text:style-name="T125_4">caso</text:span><text:span text:style-name="T125_5"><text:s/></text:span><text:span text:style-name="T125_6">de</text:span><text:span text:style-name="T125_7"><text:s/></text:span><text:span text:style-name="T125_8">não</text:span><text:span text:style-name="T125_9"><text:s/></text:span><text:span text:style-name="T125_10">aprovação</text:span><text:span text:style-name="T125_11"><text:s/></text:span><text:span text:style-name="T125_12">de</text:span><text:span text:style-name="T125_13"><text:s/></text:span><text:span text:style-name="T125_14">algum</text:span><text:span text:style-name="T125_15"><text:s/></text:span><text:span text:style-name="T125_16">item</text:span><text:span text:style-name="T125_17"><text:s/></text:span><text:span text:style-name="T125_18">do</text:span><text:span text:style-name="T125_19"><text:s/></text:span><text:span text:style-name="T125_20">site</text:span><text:span text:style-name="T125_21">,<text:s/></text:span><text:span text:style-name="T125_22">será</text:span><text:span text:style-name="T125_23"><text:s/></text:span><text:span text:style-name="T125_24">feito</text:span><text:span text:style-name="T125_25"><text:s/></text:span><text:span text:style-name="T125_26">um</text:span><text:span text:style-name="T125_27"><text:s/></text:span><text:span text:style-name="T125_28">retrabalho</text:span><text:span text:style-name="T125_29"><text:s/></text:span><text:span text:style-name="T125_30">e</text:span><text:span text:style-name="T125_31"><text:s/></text:span><text:span text:style-name="T125_32">o</text:span><text:span text:style-name="T125_33"><text:s/></text:span><text:span text:style-name="T125_34">prazo</text:span><text:span text:style-name="T125_35"><text:s/></text:span><text:span text:style-name="T125_36">e</text:span><text:span text:style-name="T125_37"><text:s/></text:span><text:span text:style-name="T125_38">orçamento</text:span><text:span text:style-name="T125_39"><text:s/></text:span><text:span text:style-name="T125_40">serão</text:span><text:span text:style-name="T125_41"><text:s/></text:span><text:span text:style-name="T125_42">revistos</text:span><text:span text:style-name="T125_43"><text:s/></text:span><text:span text:style-name="T125_44">se</text:span><text:span text:style-name="T125_45"><text:s/></text:span><text:span text:style-name="T125_46">for</text:span><text:span text:style-name="T125_47"><text:s/></text:span><text:span text:style-name="T125_48">o</text:span><text:span text:style-name="T125_49"><text:s/></text:span><text:span text:style-name="T125_50">caso</text:span><text:span text:style-name="T125_51">.<text:s/></text:span></text:p>
            <text:p text:style-name="P126"/>
            <text:p text:style-name="P127"/>
          </table:table-cell>
          <table:table-cell table:style-name="Cell12">
            <text:p text:style-name="P128"/>
          </table:table-cell>
        </table:table-row>
      </table:table>
      <text:p text:style-name="P129"/>
      <text:p text:style-name="P130"/>
      <text:list text:style-name="LS8" xml:id="list28">
        <text:list-item>
          <text:p text:style-name="P131"><text:span text:style-name="T131_1">Investimento</text:span></text:p>
        </text:list-item>
      </text:list>
      <text:p text:style-name="P132"/>
      <table:table table:style-name="Table2">
        <table:table-column table:style-name="Column3"/>
        <table:table-column table:style-name="Column4"/>
        <table:table-row table:style-name="Row7">
          <table:table-cell table:style-name="Cell13">
            <text:list text:style-name="LS9" xml:id="list29">
              <text:list-item>
                <text:p text:style-name="P133"><text:span text:style-name="T133_1">Manutenção</text:span><text:span text:style-name="T133_2"><text:s/></text:span><text:span text:style-name="T133_3">Mensal</text:span><text:span text:style-name="T133_4"><text:s/></text:span><text:span text:style-name="T133_5">recomendada</text:span></text:p>
              </text:list-item>
            </text:list>
          </table:table-cell>
          <table:table-cell table:style-name="Cell14">
            <text:p text:style-name="P134"><text:span text:style-name="T134_1">R</text:span><text:span text:style-name="T134_2">$<text:s/>300,00</text:span></text:p>
          </table:table-cell>
        </table:table-row>
        <table:table-row table:style-name="Row8">
          <table:table-cell table:style-name="Cell15">
            <text:p text:style-name="P135"><text:span text:style-name="T135_1"><office:annotation><dc:creator/><text:p text:style-name="P136"><text:span text:style-name="T136_1">Fique</text:span><text:span text:style-name="T136_2"><text:s/></text:span><text:span text:style-name="T136_3">atento</text:span><text:span text:style-name="T136_4"><text:s/></text:span><text:span text:style-name="T136_5">a</text:span><text:span text:style-name="T136_6"><text:s/></text:span><text:span text:style-name="T136_7">este</text:span><text:span text:style-name="T136_8"><text:s/></text:span><text:span text:style-name="T136_9">ponto</text:span><text:span text:style-name="T136_10">.</text:span></text:p></office:annotation></text:span><text:span text:style-name="T136_11">A</text:span><text:span text:style-name="T136_12"><text:s/></text:span><text:span text:style-name="T136_13">manutenção</text:span><text:span text:style-name="T136_14"><text:s/></text:span><text:span text:style-name="T136_15">mensal</text:span><text:span text:style-name="T136_16"><text:s/></text:span><text:span text:style-name="T136_17">já</text:span><text:span text:style-name="T136_18"><text:s/></text:span><text:span text:style-name="T136_19">inclui</text:span><text:span text:style-name="T136_20"><text:s/></text:span><text:span text:style-name="T136_21">a</text:span><text:span text:style-name="T136_22"><text:s/></text:span><text:span text:style-name="T136_23">hospedagem</text:span><text:span text:style-name="T136_24"><text:s/></text:span><text:span text:style-name="T136_25">do</text:span><text:span text:style-name="T136_26"><text:s/></text:span><text:span text:style-name="T136_27">site</text:span><text:span text:style-name="T136_28">,<text:s/></text:span><text:span text:style-name="T136_29">mas</text:span><text:span text:style-name="T136_30"><text:s/></text:span><text:span text:style-name="T136_31">não</text:span><text:span text:style-name="T136_32"><text:s/></text:span><text:span text:style-name="T136_33">o</text:span><text:span text:style-name="T136_34"><text:s/></text:span><text:span text:style-name="T136_35">registro</text:span><text:span text:style-name="T136_36"><text:s/>.</text:span><text:span text:style-name="T136_37">com</text:span><text:span text:style-name="T136_38">.</text:span><text:span text:style-name="T136_39">br</text:span><text:span text:style-name="T136_40"><text:s/></text:span><text:span text:style-name="T136_41">do</text:span><text:span text:style-name="T136_42"><text:s/></text:span><text:span text:style-name="T136_43">domínio</text:span><text:span text:style-name="T136_44">.</text:span></text:p>
          </table:table-cell>
          <table:table-cell table:style-name="Cell16">
            <text:p text:style-name="P137"/>
          </table:table-cell>
        </table:table-row>
        <table:table-row table:style-name="Row9">
          <table:table-cell table:style-name="Cell17">
            <text:list text:style-name="LS9" xml:id="list30" text:continue-list="list29">
              <text:list-item>
                <text:p text:style-name="P138"><text:span text:style-name="T138_1"><text:s/></text:span><text:span text:style-name="T138_2">Desenvolvimento</text:span><text:span text:style-name="T138_3"><text:s/></text:span><text:span text:style-name="T138_4">do</text:span><text:span text:style-name="T138_5"><text:s/></text:span><text:span text:style-name="T138_6">projeto</text:span><text:span text:style-name="T138_7"><text:s/></text:span><text:span text:style-name="T138_8">de</text:span><text:span text:style-name="T138_9"><text:s/></text:span><text:span text:style-name="T138_10">Site</text:span><text:span text:style-name="T138_11"><text:s/></text:span><text:span text:style-name="T138_12">Empresarial</text:span></text:p>
              </text:list-item>
            </text:list>
          </table:table-cell>
          <table:table-cell table:style-name="Cell18">
            <text:p text:style-name="P139"><text:span text:style-name="T139_1">R</text:span><text:span text:style-name="T139_2">$<text:s/>2.472,00</text:span></text:p>
          </table:table-cell>
        </table:table-row>
        <table:table-row table:style-name="Row10">
          <table:table-cell table:style-name="Cell19">
            <text:p text:style-name="P140"/>
            <text:p text:style-name="P141"><text:span text:style-name="T141_1">Descrição</text:span><text:span text:style-name="T141_2"><text:s/></text:span><text:span text:style-name="T141_3">das</text:span><text:span text:style-name="T141_4"><text:s/></text:span><text:span text:style-name="T141_5">Tarefas</text:span><text:span text:style-name="T141_6"><text:s/></text:span><text:span text:style-name="T141_7">de</text:span><text:span text:style-name="T141_8"><text:s/>(</text:span><text:span text:style-name="T141_9">B</text:span><text:span text:style-name="T141_10">):<text:line-break/><text:line-break/></text:span></text:p>
          </table:table-cell>
          <table:table-cell table:style-name="Cell20">
            <text:list text:style-name="LS10" xml:id="list31">
              <text:list-item>
                <text:p text:style-name="P142"><text:span text:style-name="T142_1">Elaboração</text:span><text:span text:style-name="T142_2"><text:s/></text:span><text:span text:style-name="T142_3">do</text:span><text:span text:style-name="T142_4"><text:s/></text:span><text:span text:style-name="T142_5">Projeto</text:span><text:span text:style-name="T142_6"><text:s/>(</text:span><text:span text:style-name="T142_7">R</text:span><text:span text:style-name="T142_8">$<text:s/>600,00)</text:span></text:p>
              </text:list-item>
              <text:list-item>
                <text:p text:style-name="P143"><text:span text:style-name="T143_1">Desenvolvimento</text:span><text:span text:style-name="T143_2"><text:s/></text:span><text:span text:style-name="T143_3">de</text:span><text:span text:style-name="T143_4"><text:s/></text:span><text:span text:style-name="T143_5">Layout</text:span><text:span text:style-name="T143_6"><text:s/></text:span><text:span text:style-name="T143_7">Programado</text:span><text:span text:style-name="T143_8"><text:s/>(</text:span><text:span text:style-name="T143_9">R</text:span><text:span text:style-name="T143_10">$<text:s/>1.200,00)</text:span></text:p>
              </text:list-item>
              <text:list-item>
                <text:p text:style-name="P144"><text:span text:style-name="T144_1">Implantação</text:span><text:span text:style-name="T144_2"><text:s/></text:span><text:span text:style-name="T144_3">de</text:span><text:span text:style-name="T144_4"><text:s/></text:span><text:span text:style-name="T144_5">Gerenciador</text:span><text:span text:style-name="T144_6"><text:s/></text:span><text:span text:style-name="T144_7">de</text:span><text:span text:style-name="T144_8"><text:s/></text:span><text:span text:style-name="T144_9">Conteúdo</text:span><text:span text:style-name="T144_10"><text:s/>(</text:span><text:span text:style-name="T144_11">R</text:span><text:span text:style-name="T144_12">$<text:s/>672,00)<text:line-break/></text:span></text:p>
              </text:list-item>
            </text:list>
          </table:table-cell>
        </table:table-row>
      </table:table>
      <text:p text:style-name="P145"/>
      <text:list text:style-name="LS8" xml:id="list34" text:continue-list="list28">
        <text:list-item>
          <text:p text:style-name="P146"><text:span text:style-name="T146_1">Observações</text:span><text:span text:style-name="T146_2"><text:s/></text:span><text:span text:style-name="T146_3">Finais</text:span></text:p>
        </text:list-item>
      </text:list>
      <text:p text:style-name="P147"/>
      <text:list text:style-name="LS11" xml:id="list35">
        <text:list-item>
          <text:p text:style-name="P148"><text:span text:style-name="T148_1">Os</text:span><text:span text:style-name="T148_2"><text:s/></text:span><text:span text:style-name="T148_3">valor</text:span><text:span text:style-name="T148_4"><text:s/></text:span><text:span text:style-name="T148_5">final</text:span><text:span text:style-name="T148_6"><text:s/></text:span><text:span text:style-name="T148_7">do</text:span><text:span text:style-name="T148_8"><text:s/></text:span><text:span text:style-name="T148_9">projeto</text:span><text:span text:style-name="T148_10"><text:s/></text:span><text:span text:style-name="T148_11">do</text:span><text:span text:style-name="T148_12"><text:s/></text:span><text:span text:style-name="T148_13">Site</text:span><text:span text:style-name="T148_14"><text:s/>(</text:span><text:span text:style-name="T148_15">B</text:span><text:span text:style-name="T148_16">)<text:s/></text:span><text:span text:style-name="T148_17">é</text:span><text:span text:style-name="T148_18"><text:s/></text:span><text:span text:style-name="T148_19">dividido</text:span><text:span text:style-name="T148_20"><text:s/></text:span><text:span text:style-name="T148_21">em</text:span><text:span text:style-name="T148_22"><text:s/>3<text:s/></text:span><text:span text:style-name="T148_23">parcelas</text:span><text:span text:style-name="T148_24"><text:s/></text:span><text:span text:style-name="T148_25">iguais</text:span><text:span text:style-name="T148_26"><text:s/></text:span><text:span text:style-name="T148_27">que</text:span><text:span text:style-name="T148_28"><text:s/></text:span><text:span text:style-name="T148_29">serão</text:span><text:span text:style-name="T148_30"><text:s/></text:span><text:span text:style-name="T148_31">apresentadas</text:span><text:span text:style-name="T148_32"><text:s/></text:span><text:span text:style-name="T148_33">após</text:span><text:span text:style-name="T148_34"><text:s/></text:span><text:span text:style-name="T148_35">a</text:span><text:span text:style-name="T148_36"><text:s/></text:span><text:span text:style-name="T148_37">aprovação</text:span><text:span text:style-name="T148_38"><text:s/></text:span><text:span text:style-name="T148_39">do</text:span><text:span text:style-name="T148_40"><text:s/></text:span><text:span text:style-name="T148_41">orçamento</text:span><text:span text:style-name="T148_42">,<text:s/></text:span><text:span text:style-name="T148_43">onde</text:span><text:span text:style-name="T148_44">:</text:span></text:p>
          <text:list>
            <text:list-item>
              <text:p text:style-name="P149"><text:span text:style-name="T149_1"><text:s/></text:span><text:span text:style-name="T149_2">A</text:span><text:span text:style-name="T149_3"><text:s/></text:span><text:span text:style-name="T149_4">primeira</text:span><text:span text:style-name="T149_5"><text:s/></text:span><text:span text:style-name="T149_6">parcela</text:span><text:span text:style-name="T149_7"><text:s/></text:span><text:span text:style-name="T149_8">deverá</text:span><text:span text:style-name="T149_9"><text:s/></text:span><text:span text:style-name="T149_10">ser</text:span><text:span text:style-name="T149_11"><text:s/></text:span><text:span text:style-name="T149_12">paga</text:span><text:span text:style-name="T149_13"><text:s/></text:span><text:span text:style-name="T149_14">depois</text:span><text:span text:style-name="T149_15"><text:s/></text:span><text:span text:style-name="T149_16">da</text:span><text:span text:style-name="T149_17"><text:s/></text:span><text:span text:style-name="T149_18">aprovação</text:span><text:span text:style-name="T149_19"><text:s/></text:span><text:span text:style-name="T149_20">do</text:span><text:span text:style-name="T149_21"><text:s/></text:span><text:span text:style-name="T149_22">orçamento</text:span><text:span text:style-name="T149_23">;</text:span></text:p>
            </text:list-item>
            <text:list-item>
              <text:p text:style-name="P150"><text:span text:style-name="T150_1">A</text:span><text:span text:style-name="T150_2"><text:s/></text:span><text:span text:style-name="T150_3">segunda</text:span><text:span text:style-name="T150_4"><text:s/></text:span><text:span text:style-name="T150_5">parcela</text:span><text:span text:style-name="T150_6"><text:s/></text:span><text:span text:style-name="T150_7">terá</text:span><text:span text:style-name="T150_8"><text:s/></text:span><text:span text:style-name="T150_9">o</text:span><text:span text:style-name="T150_10"><text:s/></text:span><text:span text:style-name="T150_11">pagamento</text:span><text:span text:style-name="T150_12"><text:s/></text:span><text:span text:style-name="T150_13">para</text:span><text:span text:style-name="T150_14"><text:s/>25<text:s/></text:span><text:span text:style-name="T150_15">dias</text:span><text:span text:style-name="T150_16"><text:s/></text:span><text:span text:style-name="T150_17">após</text:span><text:span text:style-name="T150_18"><text:s/></text:span><text:span text:style-name="T150_19">a</text:span><text:span text:style-name="T150_20"><text:s/></text:span><text:span text:style-name="T150_21">aprovação</text:span><text:span text:style-name="T150_22"><text:s/></text:span><text:span text:style-name="T150_23">do</text:span><text:span text:style-name="T150_24"><text:s/></text:span><text:span text:style-name="T150_25">orçamento</text:span><text:span text:style-name="T150_26">;</text:span></text:p>
            </text:list-item>
            <text:list-item>
              <text:p text:style-name="P151"><text:span text:style-name="T151_1">A</text:span><text:span text:style-name="T151_2"><text:s/></text:span><text:span text:style-name="T151_3">terceira</text:span><text:span text:style-name="T151_4"><text:s/></text:span><text:span text:style-name="T151_5">parcela</text:span><text:span text:style-name="T151_6"><text:s/></text:span><text:span text:style-name="T151_7">deverá</text:span><text:span text:style-name="T151_8"><text:s/></text:span><text:span text:style-name="T151_9">ser</text:span><text:span text:style-name="T151_10"><text:s/></text:span><text:span text:style-name="T151_11">paga</text:span><text:span text:style-name="T151_12"><text:s/></text:span><text:span text:style-name="T151_13">após</text:span><text:span text:style-name="T151_14"><text:s/></text:span><text:span text:style-name="T151_15">o</text:span><text:span text:style-name="T151_16"><text:s/></text:span><text:span text:style-name="T151_17">site</text:span><text:span text:style-name="T151_18"><text:s/></text:span><text:span text:style-name="T151_19">entrar</text:span><text:span text:style-name="T151_20"><text:s/></text:span><text:span text:style-name="T151_21">online</text:span><text:span text:style-name="T151_22">.</text:span></text:p>
            </text:list-item>
          </text:list>
        </text:list-item>
        <text:list-item>
          <text:p text:style-name="P152"><text:span text:style-name="T152_1">O</text:span><text:span text:style-name="T152_2"><text:s/></text:span><text:span text:style-name="T152_3">prazo</text:span><text:span text:style-name="T152_4"><text:s/></text:span><text:span text:style-name="T152_5">para</text:span><text:span text:style-name="T152_6"><text:s/></text:span><text:span text:style-name="T152_7">a</text:span><text:span text:style-name="T152_8"><text:s/></text:span><text:span text:style-name="T152_9">entrega</text:span><text:span text:style-name="T152_10"><text:s/></text:span><text:span text:style-name="T152_11">da</text:span><text:span text:style-name="T152_12"><text:s/></text:span><text:span text:style-name="T152_13">primeira</text:span><text:span text:style-name="T152_14"><text:s/></text:span><text:span text:style-name="T152_15">etapa</text:span><text:span text:style-name="T152_16"><text:s/></text:span><text:span text:style-name="T152_17">do</text:span><text:span text:style-name="T152_18"><text:s/></text:span><text:span text:style-name="T152_19">projeto</text:span><text:span text:style-name="T152_20"><text:s/></text:span><text:span text:style-name="T152_21">começa</text:span><text:span text:style-name="T152_22"><text:s/></text:span><text:span text:style-name="T152_23">a</text:span><text:span text:style-name="T152_24"><text:s/></text:span><text:span text:style-name="T152_25">contar</text:span><text:span text:style-name="T152_26"><text:s/></text:span><text:span text:style-name="T152_27">a</text:span><text:span text:style-name="T152_28"><text:s/></text:span><text:span text:style-name="T152_29">partir</text:span><text:span text:style-name="T152_30"><text:s/></text:span><text:span text:style-name="T152_31">do</text:span><text:span text:style-name="T152_32"><text:s/></text:span><text:span text:style-name="T152_33">pagamento</text:span><text:span text:style-name="T152_34"><text:s/></text:span><text:span text:style-name="T152_35">da</text:span><text:span text:style-name="T152_36"><text:s/></text:span><text:span text:style-name="T152_37">primeira</text:span><text:span text:style-name="T152_38"><text:s/></text:span><text:span text:style-name="T152_39">parcela</text:span><text:span text:style-name="T152_40"><text:s/></text:span><text:span text:style-name="T152_41">e</text:span><text:span text:style-name="T152_42"><text:s/></text:span><text:span text:style-name="T152_43">as</text:span><text:span text:style-name="T152_44"><text:s/></text:span><text:span text:style-name="T152_45">etapas</text:span><text:span text:style-name="T152_46"><text:s/></text:span><text:span text:style-name="T152_47">seguintes</text:span><text:span text:style-name="T152_48"><text:s/></text:span><text:span text:style-name="T152_49">começam</text:span><text:span text:style-name="T152_50"><text:s/></text:span><text:span text:style-name="T152_51">quando</text:span><text:span text:style-name="T152_52"><text:s/></text:span><text:span text:style-name="T152_53">a</text:span><text:span text:style-name="T152_54"><text:s/></text:span><text:span text:style-name="T152_55">etapa</text:span><text:span text:style-name="T152_56"><text:s/></text:span><text:span text:style-name="T152_57">anterior</text:span><text:span text:style-name="T152_58"><text:s/></text:span><text:span text:style-name="T152_59">estiver</text:span><text:span text:style-name="T152_60"><text:s/></text:span><text:span text:style-name="T152_61">concluída</text:span><text:span text:style-name="T152_62">.</text:span></text:p>
        </text:list-item>
        <text:list-item>
          <text:p text:style-name="P153"><text:span text:style-name="T153_1">A</text:span><text:span text:style-name="T153_2"><text:s/></text:span><text:span text:style-name="T153_3">Manutenção</text:span><text:span text:style-name="T153_4"><text:s/></text:span><text:span text:style-name="T153_5">mensal</text:span><text:span text:style-name="T153_6"><text:s/></text:span><text:span text:style-name="T153_7">entra</text:span><text:span text:style-name="T153_8"><text:s/></text:span><text:span text:style-name="T153_9">em</text:span><text:span text:style-name="T153_10"><text:s/></text:span><text:span text:style-name="T153_11">vigor</text:span><text:span text:style-name="T153_12"><text:s/></text:span><text:span text:style-name="T153_13">quando</text:span><text:span text:style-name="T153_14"><text:s/></text:span><text:span text:style-name="T153_15">concluído</text:span><text:span text:style-name="T153_16"><text:s/></text:span><text:span text:style-name="T153_17">o</text:span><text:span text:style-name="T153_18"><text:s/></text:span><text:span text:style-name="T153_19">desenvolvimento</text:span><text:span text:style-name="T153_20"><text:s/></text:span><text:span text:style-name="T153_21">do</text:span><text:span text:style-name="T153_22"><text:s/></text:span><text:span text:style-name="T153_23">site</text:span><text:span text:style-name="T153_24"><text:s/></text:span><text:span text:style-name="T153_25">e</text:span><text:span text:style-name="T153_26"><text:s/></text:span><text:span text:style-name="T153_27">hospedagem</text:span><text:span text:style-name="T153_28"><text:s/></text:span><text:span text:style-name="T153_29">do</text:span><text:span text:style-name="T153_30"><text:s/></text:span><text:span text:style-name="T153_31">mesmo</text:span><text:span text:style-name="T153_32">.<text:s/></text:span><text:span text:style-name="T153_33">O</text:span><text:span text:style-name="T153_34"><text:s/></text:span><text:span text:style-name="T153_35">dia</text:span><text:span text:style-name="T153_36"><text:s/></text:span><text:span text:style-name="T153_37">do</text:span><text:span text:style-name="T153_38"><text:s/></text:span><text:span text:style-name="T153_39">vencimento</text:span><text:span text:style-name="T153_40"><text:s/></text:span><text:span text:style-name="T153_41">será</text:span><text:span text:style-name="T153_42"><text:s/></text:span><text:span text:style-name="T153_43">escolhido</text:span><text:span text:style-name="T153_44"><text:s/></text:span><text:span text:style-name="T153_45">pelo</text:span><text:span text:style-name="T153_46"><text:s/></text:span><text:span text:style-name="T153_47">cliente</text:span><text:span text:style-name="T153_48"><text:s/></text:span><text:span text:style-name="T153_49">e</text:span><text:span text:style-name="T153_50"><text:s/></text:span><text:span text:style-name="T153_51">informado</text:span><text:span text:style-name="T153_52"><text:s/></text:span><text:span text:style-name="T153_53">ao</text:span><text:span text:style-name="T153_54"><text:s/></text:span><text:span text:style-name="T153_55">e</text:span><text:span text:style-name="T153_56">-</text:span><text:span text:style-name="T153_57">mail</text:span><text:span text:style-name="T153_58"><text:s/></text:span><text:span text:style-name="T153_59"><text:a xlink:type="simple" xlink:href="mailto:contratado@email.com"><text:span text:style-name="T153_60">contratado</text:span></text:a></text:span><text:span text:style-name="T153_61"><text:a xlink:type="simple" xlink:href="mailto:contratado@email.com"><text:span text:style-name="T153_62">@</text:span></text:a></text:span><text:span text:style-name="T153_63"><text:a xlink:type="simple" xlink:href="mailto:contratado@email.com"><text:span text:style-name="T153_64">email</text:span></text:a></text:span><text:span text:style-name="T153_65"><text:a xlink:type="simple" xlink:href="mailto:contratado@email.com"><text:span text:style-name="T153_66">.</text:span></text:a></text:span><text:span text:style-name="T153_67"><text:a xlink:type="simple" xlink:href="mailto:contratado@email.com"><text:span text:style-name="T153_68">com</text:span></text:a></text:span><text:span text:style-name="T153_69">.</text:span></text:p>
        </text:list-item>
      </text:list>
      <text:p text:style-name="P154"><text:span text:style-name="T154_1"><office:annotation><dc:creator/><text:p text:style-name="P155"><text:span text:style-name="T155_1">Descreva</text:span><text:span text:style-name="T155_2"><text:s/></text:span><text:span text:style-name="T155_3">o</text:span><text:span text:style-name="T155_4"><text:s/></text:span><text:span text:style-name="T155_5">seu</text:span><text:span text:style-name="T155_6"><text:s/></text:span><text:span text:style-name="T155_7">método</text:span><text:span text:style-name="T155_8"><text:s/></text:span><text:span text:style-name="T155_9">de</text:span><text:span text:style-name="T155_10"><text:s/></text:span><text:span text:style-name="T155_11">cobrança</text:span><text:span text:style-name="T155_12">.</text:span></text:p></office:annotation></text:span><text:span text:style-name="T155_13">Serão</text:span><text:span text:style-name="T155_14"><text:s/></text:span><text:span text:style-name="T155_15">fornecidos</text:span><text:span text:style-name="T155_16"><text:s/></text:span><text:span text:style-name="T155_17">boletos</text:span><text:span text:style-name="T155_18"><text:s/></text:span><text:span text:style-name="T155_19">bancários</text:span><text:span text:style-name="T155_20"><text:s/></text:span><text:span text:style-name="T155_21">em</text:span><text:span text:style-name="T155_22"><text:s/></text:span><text:span text:style-name="T155_23">PDF</text:span><text:span text:style-name="T155_24"><text:s/></text:span><text:span text:style-name="T155_25">para</text:span><text:span text:style-name="T155_26"><text:s/></text:span><text:span text:style-name="T155_27">o</text:span><text:span text:style-name="T155_28"><text:s/></text:span><text:span text:style-name="T155_29">pagamento</text:span><text:span text:style-name="T155_30"><text:s/></text:span><text:span text:style-name="T155_31">de</text:span><text:span text:style-name="T155_32"><text:s/></text:span><text:span text:style-name="T155_33">manutenção</text:span><text:span text:style-name="T155_34"><text:s/></text:span><text:span text:style-name="T155_35">mensal</text:span><text:span text:style-name="T155_36">.<text:s/></text:span><text:span text:style-name="T155_37">E</text:span><text:span text:style-name="T155_38"><text:s/></text:span><text:span text:style-name="T155_39">se</text:span><text:span text:style-name="T155_40"><text:s/></text:span><text:span text:style-name="T155_41">desejar</text:span><text:span text:style-name="T155_42">,<text:s/></text:span><text:span text:style-name="T155_43">para</text:span><text:span text:style-name="T155_44"><text:s/></text:span><text:span text:style-name="T155_45">o</text:span><text:span text:style-name="T155_46"><text:s/></text:span><text:span text:style-name="T155_47">pagamento</text:span><text:span text:style-name="T155_48"><text:s/></text:span><text:span text:style-name="T155_49">das</text:span><text:span text:style-name="T155_50"><text:s/></text:span><text:span text:style-name="T155_51">parcelas</text:span><text:span text:style-name="T155_52"><text:s/></text:span><text:span text:style-name="T155_53">do</text:span><text:span text:style-name="T155_54"><text:s/></text:span><text:span text:style-name="T155_55">valor</text:span><text:span text:style-name="T155_56"><text:s/></text:span><text:span text:style-name="T155_57">total</text:span><text:span text:style-name="T155_58"><text:s/></text:span><text:span text:style-name="T155_59">do</text:span><text:span text:style-name="T155_60"><text:s/></text:span><text:span text:style-name="T155_61">projeto</text:span><text:span text:style-name="T155_62">.</text:span></text:p>
      <text:list text:style-name="LS11" xml:id="list41" text:continue-list="list35">
        <text:list-item>
          <text:p text:style-name="P156"><text:span text:style-name="T156_1">Havendo</text:span><text:span text:style-name="T156_2"><text:s/></text:span><text:span text:style-name="T156_3">mudanças</text:span><text:span text:style-name="T156_4"><text:s/></text:span><text:span text:style-name="T156_5">no</text:span><text:span text:style-name="T156_6"><text:s/></text:span><text:span text:style-name="T156_7">escopo</text:span><text:span text:style-name="T156_8"><text:s/></text:span><text:span text:style-name="T156_9">do</text:span><text:span text:style-name="T156_10"><text:s/></text:span><text:span text:style-name="T156_11">projeto</text:span><text:span text:style-name="T156_12"><text:s/></text:span><text:span text:style-name="T156_13">ou</text:span><text:span text:style-name="T156_14"><text:s/></text:span><text:span text:style-name="T156_15">adição</text:span><text:span text:style-name="T156_16"><text:s/></text:span><text:span text:style-name="T156_17">de</text:span><text:span text:style-name="T156_18"><text:s/></text:span><text:span text:style-name="T156_19">novos</text:span><text:span text:style-name="T156_20"><text:s/></text:span><text:span text:style-name="T156_21">itens</text:span><text:span text:style-name="T156_22"><text:s/></text:span><text:span text:style-name="T156_23">por</text:span><text:span text:style-name="T156_24"><text:s/></text:span><text:span text:style-name="T156_25">solicitação</text:span><text:span text:style-name="T156_26"><text:s/></text:span><text:span text:style-name="T156_27">do</text:span><text:span text:style-name="T156_28"><text:s/></text:span><text:span text:style-name="T156_29">cliente</text:span><text:span text:style-name="T156_30"><text:s/></text:span><text:span text:style-name="T156_31">após</text:span><text:span text:style-name="T156_32"><text:s/></text:span><text:span text:style-name="T156_33">a</text:span><text:span text:style-name="T156_34"><text:s/></text:span><text:span text:style-name="T156_35">assinatura</text:span><text:span text:style-name="T156_36"><text:s/></text:span><text:span text:style-name="T156_37">do</text:span><text:span text:style-name="T156_38"><text:s/></text:span><text:span text:style-name="T156_39">contrato</text:span><text:span text:style-name="T156_40">,<text:s/></text:span><text:span text:style-name="T156_41">será</text:span><text:span text:style-name="T156_42"><text:s/></text:span><text:span text:style-name="T156_43">necessário</text:span><text:span text:style-name="T156_44"><text:s/></text:span><text:span text:style-name="T156_45">recalcular</text:span><text:span text:style-name="T156_46"><text:s/></text:span><text:span text:style-name="T156_47">o</text:span><text:span text:style-name="T156_48"><text:s/></text:span><text:span text:style-name="T156_49">prazo</text:span><text:span text:style-name="T156_50"><text:s/></text:span><text:span text:style-name="T156_51">e</text:span><text:span text:style-name="T156_52"><text:s/></text:span><text:span text:style-name="T156_53">talvez</text:span><text:span text:style-name="T156_54"><text:s/></text:span><text:span text:style-name="T156_55">o</text:span><text:span text:style-name="T156_56"><text:s/></text:span><text:span text:style-name="T156_57">orçamento</text:span><text:span text:style-name="T156_58">.<text:s/></text:span></text:p>
        </text:list-item>
        <text:list-item>
          <text:p text:style-name="P157"><text:span text:style-name="T157_1">Sendo</text:span><text:span text:style-name="T157_2"><text:s/></text:span><text:span text:style-name="T157_3">necessária</text:span><text:span text:style-name="T157_4"><text:s/></text:span><text:span text:style-name="T157_5">digitalização</text:span><text:span text:style-name="T157_6"><text:s/></text:span><text:span text:style-name="T157_7">de</text:span><text:span text:style-name="T157_8"><text:s/></text:span><text:span text:style-name="T157_9">imagens</text:span><text:span text:style-name="T157_10"><text:s/></text:span><text:span text:style-name="T157_11">em</text:span><text:span text:style-name="T157_12"><text:s/></text:span><text:span text:style-name="T157_13">grandes</text:span><text:span text:style-name="T157_14"><text:s/></text:span><text:span text:style-name="T157_15">formatos</text:span><text:span text:style-name="T157_16"><text:s/>(</text:span><text:span text:style-name="T157_17">maiores</text:span><text:span text:style-name="T157_18"><text:s/></text:span><text:span text:style-name="T157_19">que</text:span><text:span text:style-name="T157_20"><text:s/></text:span><text:span text:style-name="T157_21">ofício</text:span><text:span text:style-name="T157_22"><text:s/></text:span><text:span text:style-name="T157_23">ou</text:span><text:span text:style-name="T157_24"><text:s/></text:span><text:span text:style-name="T157_25">não</text:span><text:span text:style-name="T157_26">),<text:s/></text:span><text:span text:style-name="T157_27">produção</text:span><text:span text:style-name="T157_28"><text:s/></text:span><text:span text:style-name="T157_29">de</text:span><text:span text:style-name="T157_30"><text:s/></text:span><text:span text:style-name="T157_31">conteúdo</text:span><text:span text:style-name="T157_32">,<text:s/></text:span><text:span text:style-name="T157_33">conversão</text:span><text:span text:style-name="T157_34"><text:s/></text:span><text:span text:style-name="T157_35">de</text:span><text:span text:style-name="T157_36"><text:s/></text:span><text:span text:style-name="T157_37">arquivos</text:span><text:span text:style-name="T157_38">,<text:s/></text:span><text:span text:style-name="T157_39">digitação</text:span><text:span text:style-name="T157_40"><text:s/></text:span><text:span text:style-name="T157_41">de</text:span><text:span text:style-name="T157_42"><text:s/></text:span><text:span text:style-name="T157_43">textos</text:span><text:span text:style-name="T157_44"><text:s/></text:span><text:span text:style-name="T157_45">e</text:span><text:span text:style-name="T157_46">/</text:span><text:span text:style-name="T157_47">ou</text:span><text:span text:style-name="T157_48"><text:s/></text:span><text:span text:style-name="T157_49">outros</text:span><text:span text:style-name="T157_50"><text:s/></text:span><text:span text:style-name="T157_51">serviços</text:span><text:span text:style-name="T157_52"><text:s/></text:span><text:span text:style-name="T157_53">não</text:span><text:span text:style-name="T157_54"><text:s/></text:span><text:span text:style-name="T157_55">previstos</text:span><text:span text:style-name="T157_56"><text:s/></text:span><text:span text:style-name="T157_57">nesta</text:span><text:span text:style-name="T157_58"><text:s/></text:span><text:span text:style-name="T157_59">proposta</text:span><text:span text:style-name="T157_60">,<text:s/></text:span><text:span text:style-name="T157_61">serão</text:span><text:span text:style-name="T157_62"><text:s/></text:span><text:span text:style-name="T157_63">cobrados</text:span><text:span text:style-name="T157_64"><text:s/></text:span><text:span text:style-name="T157_65">à</text:span><text:span text:style-name="T157_66"><text:s/></text:span><text:span text:style-name="T157_67">parte</text:span><text:span text:style-name="T157_68">,<text:s/></text:span><text:span text:style-name="T157_69">mediante</text:span><text:span text:style-name="T157_70"><text:s/></text:span><text:span text:style-name="T157_71">prévia</text:span><text:span text:style-name="T157_72"><text:s/></text:span><text:span text:style-name="T157_73">autorização</text:span><text:span text:style-name="T157_74"><text:s/></text:span><text:span text:style-name="T157_75">do</text:span><text:span text:style-name="T157_76"><text:s/></text:span><text:span text:style-name="T157_77">cliente</text:span><text:span text:style-name="T157_78">,<text:s/></text:span><text:span text:style-name="T157_79">como</text:span><text:span text:style-name="T157_80"><text:s/></text:span><text:span text:style-name="T157_81">serviços</text:span><text:span text:style-name="T157_82"><text:s/></text:span><text:span text:style-name="T157_83">complementares</text:span><text:span text:style-name="T157_84">;<text:s/></text:span></text:p>
        </text:list-item>
        <text:list-item>
          <text:p text:style-name="P158"><text:span text:style-name="T158_1">Esta</text:span><text:span text:style-name="T158_2"><text:s/></text:span><text:span text:style-name="T158_3">proposta</text:span><text:span text:style-name="T158_4"><text:s/></text:span><text:span text:style-name="T158_5">é</text:span><text:span text:style-name="T158_6"><text:s/></text:span><text:span text:style-name="T158_7">válida</text:span><text:span text:style-name="T158_8"><text:s/></text:span><text:span text:style-name="T158_9">por</text:span><text:span text:style-name="T158_10"><text:s/>30<text:s/>(</text:span><text:span text:style-name="T158_11">trinta</text:span><text:span text:style-name="T158_12">)<text:s/></text:span><text:span text:style-name="T158_13">dias</text:span><text:span text:style-name="T158_14">.</text:span></text:p>
        </text:list-item>
        <text:list-item>
          <text:p text:style-name="P159"><text:span text:style-name="T159_1">Após</text:span><text:span text:style-name="T159_2"><text:s/></text:span><text:span text:style-name="T159_3">a</text:span><text:span text:style-name="T159_4"><text:s/></text:span><text:span text:style-name="T159_5">aprovação</text:span><text:span text:style-name="T159_6"><text:s/></text:span><text:span text:style-name="T159_7">desta</text:span><text:span text:style-name="T159_8"><text:s/></text:span><text:span text:style-name="T159_9">proposta</text:span><text:span text:style-name="T159_10">,<text:s/></text:span><text:span text:style-name="T159_11">será</text:span><text:span text:style-name="T159_12"><text:s/></text:span><text:span text:style-name="T159_13">entregue</text:span><text:span text:style-name="T159_14"><text:s/></text:span><text:span text:style-name="T159_15">o</text:span><text:span text:style-name="T159_16"><text:s/></text:span><text:span text:style-name="T159_17">contrato</text:span><text:span text:style-name="T159_18">.</text:span></text:p>
        </text:list-item>
      </text:list>
      <text:p text:style-name="P160"/>
      <text:list text:style-name="LS8" xml:id="list45" text:continue-list="list28">
        <text:list-item>
          <text:p text:style-name="P161"><text:span text:style-name="T161_1">Contato</text:span></text:p>
        </text:list-item>
      </text:list>
      <text:p text:style-name="P162"/>
      <text:p text:style-name="P163"><text:span text:style-name="T163_1">A</text:span><text:span text:style-name="T163_2"><text:s/></text:span><text:span text:style-name="T163_3">Nome</text:span><text:span text:style-name="T163_4"><text:s/></text:span><text:span text:style-name="T163_5">da</text:span><text:span text:style-name="T163_6"><text:s/></text:span><text:span text:style-name="T163_7">Sua</text:span><text:span text:style-name="T163_8"><text:s/></text:span><text:span text:style-name="T163_9">Empresa</text:span><text:span text:style-name="T163_10">,<text:s/></text:span><text:span text:style-name="T163_11"><office:annotation><dc:creator/><text:p text:style-name="P164"><text:span text:style-name="T164_1">isso</text:span><text:span text:style-name="T164_2"><text:s/></text:span><text:span text:style-name="T164_3">faz</text:span><text:span text:style-name="T164_4"><text:s/></text:span><text:span text:style-name="T164_5">sentido</text:span><text:span text:style-name="T164_6">?</text:span></text:p></office:annotation></text:span><text:span text:style-name="T164_7">desentendida</text:span><text:span text:style-name="T164_8"><text:s/></text:span><text:span text:style-name="T164_9">de</text:span><text:span text:style-name="T164_10"><text:s/></text:span><text:span text:style-name="T164_11">erros</text:span><text:span text:style-name="T164_12"><text:s/></text:span><text:span text:style-name="T164_13">nesta</text:span><text:span text:style-name="T164_14"><text:s/></text:span><text:span text:style-name="T164_15">proposta</text:span><text:span text:style-name="T164_16">,</text:span><text:span text:style-name="T164_17"><text:s/></text:span><text:span text:style-name="T164_18">está</text:span><text:span text:style-name="T164_19"><text:s/></text:span><text:span text:style-name="T164_20">à</text:span><text:span text:style-name="T164_21"><text:s/></text:span><text:span text:style-name="T164_22">disposição</text:span><text:span text:style-name="T164_23"><text:s/></text:span><text:span text:style-name="T164_24">para</text:span><text:span text:style-name="T164_25"><text:s/></text:span><text:span text:style-name="T164_26">maiores</text:span><text:span text:style-name="T164_27"><text:s/></text:span><text:span text:style-name="T164_28">esclarecimentos</text:span><text:span text:style-name="T164_29"><text:s/></text:span><text:span text:style-name="T164_30">através</text:span><text:span text:style-name="T164_31"><text:s/></text:span><text:span text:style-name="T164_32">dos</text:span><text:span text:style-name="T164_33"><text:s/></text:span><text:span text:style-name="T164_34">seguintes</text:span><text:span text:style-name="T164_35"><text:s/></text:span><text:span text:style-name="T164_36">canais</text:span><text:span text:style-name="T164_37"><text:s/></text:span><text:span text:style-name="T164_38">de</text:span><text:span text:style-name="T164_39"><text:s/></text:span><text:span text:style-name="T164_40">comunicação</text:span><text:span text:style-name="T164_41"><text:s/></text:span><text:span text:style-name="T164_42">das</text:span><text:span text:style-name="T164_43"><text:s/></text:span><text:span text:style-name="T164_44">08:00</text:span><text:span text:style-name="T164_45">hs</text:span><text:span text:style-name="T164_46"><text:s/></text:span><text:span text:style-name="T164_47">às</text:span><text:span text:style-name="T164_48"><text:s/>18:00</text:span><text:span text:style-name="T164_49">hs</text:span><text:span text:style-name="T164_50">,<text:s/></text:span><text:span text:style-name="T164_51">de</text:span><text:span text:style-name="T164_52"><text:s/></text:span><text:span text:style-name="T164_53">segunda</text:span><text:span text:style-name="T164_54"><text:s/></text:span><text:span text:style-name="T164_55">à</text:span><text:span text:style-name="T164_56"><text:s/></text:span><text:span text:style-name="T164_57">sexta</text:span><text:span text:style-name="T164_58">:<text:s/></text:span></text:p>
      <text:p text:style-name="P165"><text:span text:style-name="T165_1">Nome</text:span><text:span text:style-name="T165_2"><text:s/></text:span><text:span text:style-name="T165_3">do</text:span><text:span text:style-name="T165_4"><text:s/></text:span><text:span text:style-name="T165_5">Contato</text:span><text:span text:style-name="T165_6"><text:s/>–<text:s/></text:span><text:span text:style-name="T165_7">Função</text:span><text:span text:style-name="T165_8"><text:s/></text:span><text:span text:style-name="T165_9">do</text:span><text:span text:style-name="T165_10"><text:s/></text:span><text:span text:style-name="T165_11">Contato</text:span></text:p>
      <text:p text:style-name="P166"><text:span text:style-name="T166_1">Telefones</text:span><text:span text:style-name="T166_2">:<text:s/></text:span><text:span text:style-name="T166_3">(</text:span><text:span text:style-name="T166_4">DDD</text:span><text:span text:style-name="T166_5">)<text:s/>98888.7777<text:s/>(</text:span><text:span text:style-name="T166_6">OPERADORA</text:span><text:span text:style-name="T166_7">)<text:s/>-<text:s/>(</text:span><text:span text:style-name="T166_8">DDD</text:span><text:span text:style-name="T166_9">)<text:s/>98888.7777<text:s/>(</text:span><text:span text:style-name="T166_10">FIXO</text:span><text:span text:style-name="T166_11">)<text:s/></text:span></text:p>
      <text:p text:style-name="P167"><text:span text:style-name="T167_1">E</text:span><text:span text:style-name="T167_2">-</text:span><text:span text:style-name="T167_3">mails</text:span><text:span text:style-name="T167_4">:<text:s/></text:span><text:span text:style-name="T167_5">pessoa</text:span><text:span text:style-name="T167_6">@</text:span><text:span text:style-name="T167_7">empresa</text:span><text:span text:style-name="T167_8">.</text:span><text:span text:style-name="T167_9">com</text:span><text:span text:style-name="T167_10"><text:s/>/<text:s/></text:span><text:span text:style-name="T167_11">contatogeral</text:span><text:span text:style-name="T167_12">@</text:span><text:span text:style-name="T167_13">empresa</text:span><text:span text:style-name="T167_14">.</text:span><text:span text:style-name="T167_15">com</text:span></text:p>
      <text:p text:style-name="P168"><text:span text:style-name="T168_1">Site</text:span><text:span text:style-name="T168_2">:<text:s/></text:span><text:span text:style-name="T168_3">seusite</text:span><text:span text:style-name="T168_4">.</text:span><text:span text:style-name="T168_5">com</text:span><text:span text:style-name="T168_6">.</text:span><text:span text:style-name="T168_7">br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Roboto" svg:font-family="Robot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6.35cm" text:min-label-distance="2.85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10.16cm" text:min-label-distance="2.85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3.97cm" text:min-label-distance="2.85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a" text:style-name="List4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6.35cm" text:min-label-distance="2.85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10.16cm" text:min-label-distance="2.85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3.97cm" text:min-label-distance="2.858cm" fo:text-align="end"/>
        <style:text-properties style:text-underline-style="none"/>
      </text:list-level-style-number>
    </text:list-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</text:list-level-style-number>
    </text:list-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</text:list-level-style-number>
    </text:list-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</text:list-level-style-number>
    </text:list-style>
    <text:list-style style:name="LS8">
      <text:list-level-style-number style:num-format="1" text:start-value="6" text:style-name="List8Level0" style:num-suffix="." text:level="1">
        <style:list-level-properties text:space-before="0.635cm" text:min-label-width="0cm" fo:text-align="start"/>
      </text:list-level-style-number>
      <text:list-level-style-number style:num-format="a" text:style-name="List8Level1" style:num-suffix="." text:level="2">
        <style:list-level-properties text:space-before="1.905cm" text:min-label-width="0cm" fo:text-align="start"/>
      </text:list-level-style-number>
      <text:list-level-style-number style:num-format="i" text:style-name="List8Level2" style:num-suffix="." text:level="3">
        <style:list-level-properties text:min-label-width="3.175cm" text:min-label-distance="-0.318cm" fo:text-align="end"/>
      </text:list-level-style-number>
      <text:list-level-style-number style:num-format="1" text:style-name="List8Level3" style:num-suffix="." text:level="4">
        <style:list-level-properties text:space-before="4.445cm" text:min-label-width="0cm" fo:text-align="start"/>
      </text:list-level-style-number>
      <text:list-level-style-number style:num-format="a" text:style-name="List8Level4" style:num-suffix="." text:level="5">
        <style:list-level-properties text:space-before="5.715cm" text:min-label-width="0cm" fo:text-align="start"/>
      </text:list-level-style-number>
      <text:list-level-style-number style:num-format="i" text:style-name="List8Level5" style:num-suffix="." text:level="6">
        <style:list-level-properties text:min-label-width="6.985cm" text:min-label-distance="-0.318cm" fo:text-align="end"/>
      </text:list-level-style-number>
      <text:list-level-style-number style:num-format="1" text:style-name="List8Level6" style:num-suffix="." text:level="7">
        <style:list-level-properties text:space-before="8.255cm" text:min-label-width="0cm" fo:text-align="start"/>
      </text:list-level-style-number>
      <text:list-level-style-number style:num-format="a" text:style-name="List8Level7" style:num-suffix="." text:level="8">
        <style:list-level-properties text:space-before="9.525cm" text:min-label-width="0cm" fo:text-align="start"/>
      </text:list-level-style-number>
      <text:list-level-style-number style:num-format="i" text:style-name="List8Level8" style:num-suffix="." text:level="9">
        <style:list-level-properties text:min-label-width="10.795cm" text:min-label-distance="-0.318cm" fo:text-align="end"/>
      </text:list-level-style-number>
    </text:list-style>
    <text:list-style style:name="LS9">
      <text:list-level-style-number style:num-format="A" text:style-name="List9Level0" style:num-suffix=")" style:num-prefix="(" text:level="1">
        <style:list-level-properties text:space-before="0.635cm" text:min-label-width="0.635cm" fo:text-align="start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</text:list-level-style-number>
    </text:list-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</text:list-level-style-number>
    </text:list-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1.002cm" fo:padding-left="0cm" fo:margin-left="3cm" fo:padding-right="0cm" fo:margin-right="3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